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zepustowość" table:style-name="ta1">
        <table:shapes>
          <draw:frame draw:z-index="0" draw:style-name="gr1" draw:text-style-name="P1" svg:width="18.028cm" svg:height="10.072cm" svg:x="20.5cm" svg:y="11.697cm">
            <draw:object draw:notify-on-update-of-ranges="Przepustowość.A35:Przepustowość.A43 Przepustowość.B35:Przepustowość.B43 Przepustowość.B24:Przepustowość.B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.986cm" svg:height="10.152cm" svg:x="20.529cm" svg:y="0.552cm">
            <draw:object draw:notify-on-update-of-ranges="Przepustowość.A13:Przepustowość.A21 Przepustowość.B13:Przepustowość.B21 Przepustowość.B2:Przepustowość.B1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32.143cm" svg:height="19.263cm" svg:x="0.688cm" svg:y="23.063cm">
            <draw:object draw:notify-on-update-of-ranges="Przepustowość.A13:Przepustowość.A21 Przepustowość.B13:Przepustowość.B21 Przepustowość.B2:Przepustowość.B10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2.143cm" svg:height="20.454cm" svg:x="0.661cm" svg:y="43.141cm">
            <draw:object draw:notify-on-update-of-ranges="Przepustowość.A35:Przepustowość.A43 Przepustowość.B35:Przepustowość.B43 Przepustowość.B24:Przepustowość.B3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office:value-type="string">
            <text:p>W /dev/netdev_null</text:p>
          </table:table-cell>
          <table:table-cell table:style-name="ce2" office:value-type="string">
            <text:p>Średnia</text:p>
          </table:table-cell>
          <table:table-cell table:style-name="ce1" office:value-type="string">
            <text:p>Test 1</text:p>
          </table:table-cell>
          <table:table-cell table:style-name="ce1" office:value-type="string">
            <text:p>Test 2</text:p>
          </table:table-cell>
          <table:table-cell table:style-name="ce1" office:value-type="string">
            <text:p>Test 3</text:p>
          </table:table-cell>
          <table:table-cell table:style-name="ce1" office:value-type="string">
            <text:p>Test 4</text:p>
          </table:table-cell>
          <table:table-cell table:style-name="ce1" office:value-type="string">
            <text:p>Test 5</text:p>
          </table:table-cell>
        </table:table-row>
        <table:table-row table:style-name="ro1">
          <table:table-cell office:value-type="string">
            <text:p>1KB</text:p>
          </table:table-cell>
          <table:table-cell table:style-name="ce3" table:formula="of:=AVERAGE([.C2:.G2])" office:value-type="float" office:value="1.4">
            <text:p>1.4</text:p>
          </table:table-cell>
          <table:table-cell table:style-name="ce3" office:value-type="float" office:value="1.4">
            <text:p>1.4</text:p>
          </table:table-cell>
          <table:table-cell table:number-columns-repeated="4" office:value-type="float" office:value="1.4">
            <text:p>1.4</text:p>
          </table:table-cell>
        </table:table-row>
        <table:table-row table:style-name="ro1">
          <table:table-cell office:value-type="string">
            <text:p>2KB</text:p>
          </table:table-cell>
          <table:table-cell table:style-name="ce3" table:formula="of:=AVERAGE([.C3:.G3])" office:value-type="float" office:value="3.14">
            <text:p>3.14</text:p>
          </table:table-cell>
          <table:table-cell table:style-name="ce3" office:value-type="float" office:value="3.2">
            <text:p>3.2</text:p>
          </table:table-cell>
          <table:table-cell table:number-columns-repeated="3" office:value-type="float" office:value="3.1">
            <text:p>3.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4Kb</text:p>
          </table:table-cell>
          <table:table-cell table:style-name="ce3" table:formula="of:=AVERAGE([.C4:.G4])" office:value-type="float" office:value="5.7">
            <text:p>5.7</text:p>
          </table:table-cell>
          <table:table-cell table:style-name="ce3" office:value-type="float" office:value="5.7">
            <text:p>5.7</text:p>
          </table:table-cell>
          <table:table-cell table:number-columns-repeated="4" office:value-type="float" office:value="5.7">
            <text:p>5.7</text:p>
          </table:table-cell>
        </table:table-row>
        <table:table-row table:style-name="ro1">
          <table:table-cell office:value-type="string">
            <text:p>8KB</text:p>
          </table:table-cell>
          <table:table-cell table:style-name="ce3" table:formula="of:=AVERAGE([.C5:.G5])" office:value-type="float" office:value="9.32">
            <text:p>9.32</text:p>
          </table:table-cell>
          <table:table-cell table:style-name="ce3" office:value-type="float" office:value="9.2">
            <text:p>9.2</text:p>
          </table:table-cell>
          <table:table-cell office:value-type="float" office:value="8.9">
            <text:p>8.9</text:p>
          </table:table-cell>
          <table:table-cell office:value-type="float" office:value="9.2">
            <text:p>9.2</text:p>
          </table:table-cell>
          <table:table-cell office:value-type="float" office:value="9.8">
            <text:p>9.8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string">
            <text:p>16KB</text:p>
          </table:table-cell>
          <table:table-cell table:style-name="ce3" table:formula="of:=AVERAGE([.C6:.G6])" office:value-type="float" office:value="15.42">
            <text:p>15.42</text:p>
          </table:table-cell>
          <table:table-cell table:style-name="ce3" office:value-type="float" office:value="15.4">
            <text:p>15.4</text:p>
          </table:table-cell>
          <table:table-cell office:value-type="float" office:value="15.5">
            <text:p>15.5</text:p>
          </table:table-cell>
          <table:table-cell office:value-type="float" office:value="15.3">
            <text:p>15.3</text:p>
          </table:table-cell>
          <table:table-cell office:value-type="float" office:value="15.4">
            <text:p>15.4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string">
            <text:p>32KB</text:p>
          </table:table-cell>
          <table:table-cell table:style-name="ce3" table:formula="of:=AVERAGE([.C7:.G7])" office:value-type="float" office:value="21.44">
            <text:p>21.44</text:p>
          </table:table-cell>
          <table:table-cell table:style-name="ce3" office:value-type="float" office:value="21.3">
            <text:p>21.3</text:p>
          </table:table-cell>
          <table:table-cell office:value-type="float" office:value="21.2">
            <text:p>21.2</text:p>
          </table:table-cell>
          <table:table-cell office:value-type="float" office:value="21.6">
            <text:p>21.6</text:p>
          </table:table-cell>
          <table:table-cell office:value-type="float" office:value="21.7">
            <text:p>21.7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string">
            <text:p>64Kb</text:p>
          </table:table-cell>
          <table:table-cell table:style-name="ce3" table:formula="of:=AVERAGE([.C8:.G8])" office:value-type="float" office:value="26.9">
            <text:p>26.9</text:p>
          </table:table-cell>
          <table:table-cell table:style-name="ce3" office:value-type="float" office:value="27.1">
            <text:p>27.1</text:p>
          </table:table-cell>
          <table:table-cell office:value-type="float" office:value="26.3">
            <text:p>26.3</text:p>
          </table:table-cell>
          <table:table-cell office:value-type="float" office:value="27.2">
            <text:p>27.2</text:p>
          </table:table-cell>
          <table:table-cell office:value-type="float" office:value="26.8">
            <text:p>26.8</text:p>
          </table:table-cell>
          <table:table-cell office:value-type="float" office:value="27.1">
            <text:p>27.1</text:p>
          </table:table-cell>
        </table:table-row>
        <table:table-row table:style-name="ro1">
          <table:table-cell office:value-type="string">
            <text:p>128KB</text:p>
          </table:table-cell>
          <table:table-cell table:style-name="ce3" table:formula="of:=AVERAGE([.C9:.G9])" office:value-type="float" office:value="31.3">
            <text:p>31.3</text:p>
          </table:table-cell>
          <table:table-cell table:style-name="ce3" office:value-type="float" office:value="31.7">
            <text:p>31.7</text:p>
          </table:table-cell>
          <table:table-cell office:value-type="float" office:value="31.7">
            <text:p>31.7</text:p>
          </table:table-cell>
          <table:table-cell office:value-type="float" office:value="30.9">
            <text:p>30.9</text:p>
          </table:table-cell>
          <table:table-cell table:number-columns-repeated="2" office:value-type="float" office:value="31.1">
            <text:p>31.1</text:p>
          </table:table-cell>
        </table:table-row>
        <table:table-row table:style-name="ro1">
          <table:table-cell office:value-type="string">
            <text:p>200KB</text:p>
          </table:table-cell>
          <table:table-cell table:style-name="ce3" table:formula="of:=AVERAGE([.C10:.G10])" office:value-type="float" office:value="31.64">
            <text:p>31.64</text:p>
          </table:table-cell>
          <table:table-cell office:value-type="float" office:value="32">
            <text:p>32</text:p>
          </table:table-cell>
          <table:table-cell office:value-type="float" office:value="31.2">
            <text:p>31.2</text:p>
          </table:table-cell>
          <table:table-cell office:value-type="float" office:value="31.1">
            <text:p>31.1</text:p>
          </table:table-cell>
          <table:table-cell office:value-type="float" office:value="32">
            <text:p>32</text:p>
          </table:table-cell>
          <table:table-cell office:value-type="float" office:value="31.9">
            <text:p>31.9</text:p>
          </table:table-cell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>
          <table:table-cell office:value-type="string">
            <text:p>R /dev/netdev_zero</text:p>
          </table:table-cell>
          <table:table-cell table:style-name="ce2" office:value-type="string">
            <text:p>Średnia</text:p>
          </table:table-cell>
          <table:table-cell table:style-name="ce1" office:value-type="string">
            <text:p>Test 1</text:p>
          </table:table-cell>
          <table:table-cell table:style-name="ce1" office:value-type="string">
            <text:p>Test 2</text:p>
          </table:table-cell>
          <table:table-cell table:style-name="ce1" office:value-type="string">
            <text:p>Test 3</text:p>
          </table:table-cell>
          <table:table-cell table:style-name="ce1" office:value-type="string">
            <text:p>Test 4</text:p>
          </table:table-cell>
          <table:table-cell table:style-name="ce1" office:value-type="string">
            <text:p>Test 5</text:p>
          </table:table-cell>
        </table:table-row>
        <table:table-row table:style-name="ro1">
          <table:table-cell office:value-type="string">
            <text:p>1KB</text:p>
          </table:table-cell>
          <table:table-cell table:style-name="ce3" table:formula="of:=AVERAGE([.C13:.G13])" office:value-type="float" office:value="1.42">
            <text:p>1.42</text:p>
          </table:table-cell>
          <table:table-cell table:number-columns-repeated="3" table:style-name="ce3" office:value-type="float" office:value="1.4">
            <text:p>1.4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4">
            <text:p>1.4</text:p>
          </table:table-cell>
        </table:table-row>
        <table:table-row table:style-name="ro1">
          <table:table-cell office:value-type="string">
            <text:p>2KB</text:p>
          </table:table-cell>
          <table:table-cell table:style-name="ce3" table:formula="of:=AVERAGE([.C14:.G14])" office:value-type="float" office:value="2.68">
            <text:p>2.68</text:p>
          </table:table-cell>
          <table:table-cell table:number-columns-repeated="3"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4Kb</text:p>
          </table:table-cell>
          <table:table-cell table:style-name="ce3" table:formula="of:=AVERAGE([.C15:.G15])" office:value-type="float" office:value="5.22">
            <text:p>5.22</text:p>
          </table:table-cell>
          <table:table-cell office:value-type="float" office:value="5.2">
            <text:p>5.2</text:p>
          </table:table-cell>
          <table:table-cell office:value-type="float" office:value="5.3">
            <text:p>5.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 office:value-type="string">
            <text:p>8KB</text:p>
          </table:table-cell>
          <table:table-cell table:style-name="ce3" table:formula="of:=AVERAGE([.C16:.G16])" office:value-type="float" office:value="9.82">
            <text:p>9.82</text:p>
          </table:table-cell>
          <table:table-cell office:value-type="float" office:value="9.6">
            <text:p>9.6</text:p>
          </table:table-cell>
          <table:table-cell office:value-type="float" office:value="9.8">
            <text:p>9.8</text:p>
          </table:table-cell>
          <table:table-cell office:value-type="float" office:value="10.1">
            <text:p>10.1</text:p>
          </table:table-cell>
          <table:table-cell office:value-type="float" office:value="9.9">
            <text:p>9.9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string">
            <text:p>16KB</text:p>
          </table:table-cell>
          <table:table-cell table:style-name="ce3" table:formula="of:=AVERAGE([.C17:.G17])" office:value-type="float" office:value="16.1">
            <text:p>16.1</text:p>
          </table:table-cell>
          <table:table-cell office:value-type="float" office:value="16">
            <text:p>16</text:p>
          </table:table-cell>
          <table:table-cell office:value-type="float" office:value="16.3">
            <text:p>16.3</text:p>
          </table:table-cell>
          <table:table-cell office:value-type="float" office:value="16.2">
            <text:p>16.2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32KB</text:p>
          </table:table-cell>
          <table:table-cell table:style-name="ce3" table:formula="of:=AVERAGE([.C18:.G18])" office:value-type="float" office:value="25.78">
            <text:p>25.78</text:p>
          </table:table-cell>
          <table:table-cell office:value-type="float" office:value="25.8">
            <text:p>25.8</text:p>
          </table:table-cell>
          <table:table-cell table:number-columns-repeated="2" office:value-type="float" office:value="25.7">
            <text:p>25.7</text:p>
          </table:table-cell>
          <table:table-cell office:value-type="float" office:value="25.9">
            <text:p>25.9</text:p>
          </table:table-cell>
          <table:table-cell office:value-type="float" office:value="25.8">
            <text:p>25.8</text:p>
          </table:table-cell>
        </table:table-row>
        <table:table-row table:style-name="ro1">
          <table:table-cell office:value-type="string">
            <text:p>64Kb</text:p>
          </table:table-cell>
          <table:table-cell table:style-name="ce3" table:formula="of:=AVERAGE([.C19:.G19])" office:value-type="float" office:value="36.62">
            <text:p>36.62</text:p>
          </table:table-cell>
          <table:table-cell office:value-type="float" office:value="36.5">
            <text:p>36.5</text:p>
          </table:table-cell>
          <table:table-cell office:value-type="float" office:value="36.7">
            <text:p>36.7</text:p>
          </table:table-cell>
          <table:table-cell office:value-type="float" office:value="36.5">
            <text:p>36.5</text:p>
          </table:table-cell>
          <table:table-cell office:value-type="float" office:value="36.8">
            <text:p>36.8</text:p>
          </table:table-cell>
          <table:table-cell office:value-type="float" office:value="36.6">
            <text:p>36.6</text:p>
          </table:table-cell>
        </table:table-row>
        <table:table-row table:style-name="ro1">
          <table:table-cell office:value-type="string">
            <text:p>128KB</text:p>
          </table:table-cell>
          <table:table-cell table:style-name="ce3" table:formula="of:=AVERAGE([.C20:.G20])" office:value-type="float" office:value="42.96">
            <text:p>42.96</text:p>
          </table:table-cell>
          <table:table-cell office:value-type="float" office:value="42.9">
            <text:p>42.9</text:p>
          </table:table-cell>
          <table:table-cell office:value-type="float" office:value="43">
            <text:p>43</text:p>
          </table:table-cell>
          <table:table-cell office:value-type="float" office:value="43.1">
            <text:p>43.1</text:p>
          </table:table-cell>
          <table:table-cell office:value-type="float" office:value="42.8">
            <text:p>42.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00KB</text:p>
          </table:table-cell>
          <table:table-cell table:style-name="ce3" table:formula="of:=AVERAGE([.C21:.G21])" office:value-type="float" office:value="45.5">
            <text:p>45.5</text:p>
          </table:table-cell>
          <table:table-cell office:value-type="float" office:value="45.7">
            <text:p>45.7</text:p>
          </table:table-cell>
          <table:table-cell office:value-type="float" office:value="45.1">
            <text:p>45.1</text:p>
          </table:table-cell>
          <table:table-cell office:value-type="float" office:value="45.6">
            <text:p>45.6</text:p>
          </table:table-cell>
          <table:table-cell office:value-type="float" office:value="45.5">
            <text:p>45.5</text:p>
          </table:table-cell>
          <table:table-cell office:value-type="float" office:value="45.6">
            <text:p>45.6</text:p>
          </table:table-cell>
        </table:table-row>
        <table:table-row table:style-name="ro2">
          <table:table-cell table:style-name="Default"/>
          <table:table-cell table:number-columns-repeated="6"/>
        </table:table-row>
        <table:table-row table:style-name="ro1">
          <table:table-cell office:value-type="string">
            <text:p>/dev/fb0</text:p>
          </table:table-cell>
          <table:table-cell table:style-name="ce2" office:value-type="string">
            <text:p>Średnia</text:p>
          </table:table-cell>
          <table:table-cell table:style-name="ce1" office:value-type="string">
            <text:p>Test 1</text:p>
          </table:table-cell>
          <table:table-cell table:style-name="ce1" office:value-type="string">
            <text:p>Test 2</text:p>
          </table:table-cell>
          <table:table-cell table:style-name="ce1" office:value-type="string">
            <text:p>Test 3</text:p>
          </table:table-cell>
          <table:table-cell table:style-name="ce1" office:value-type="string">
            <text:p>Test 4</text:p>
          </table:table-cell>
          <table:table-cell table:style-name="ce1" office:value-type="string">
            <text:p>Test 5</text:p>
          </table:table-cell>
        </table:table-row>
        <table:table-row table:style-name="ro1">
          <table:table-cell office:value-type="string">
            <text:p>1KB</text:p>
          </table:table-cell>
          <table:table-cell table:style-name="ce3" table:formula="of:=AVERAGE([.C24:.G24])" office:value-type="float" office:value="14.5">
            <text:p>14.5</text:p>
          </table:table-cell>
          <table:table-cell table:number-columns-repeated="5" table:style-name="ce3" office:value-type="float" office:value="14.5">
            <text:p>14.5</text:p>
          </table:table-cell>
        </table:table-row>
        <table:table-row table:style-name="ro1">
          <table:table-cell office:value-type="string">
            <text:p>2KB</text:p>
          </table:table-cell>
          <table:table-cell table:style-name="ce3" table:formula="of:=AVERAGE([.C25:.G25])" office:value-type="float" office:value="14.6">
            <text:p>14.6</text:p>
          </table:table-cell>
          <table:table-cell table:number-columns-repeated="5" table:style-name="ce3" office:value-type="float" office:value="14.6">
            <text:p>14.6</text:p>
          </table:table-cell>
        </table:table-row>
        <table:table-row table:style-name="ro1">
          <table:table-cell office:value-type="string">
            <text:p>4Kb</text:p>
          </table:table-cell>
          <table:table-cell table:style-name="ce3" table:formula="of:=AVERAGE([.C26:.G26])" office:value-type="float" office:value="14.5">
            <text:p>14.5</text:p>
          </table:table-cell>
          <table:table-cell table:number-columns-repeated="5" table:style-name="ce3" office:value-type="float" office:value="14.5">
            <text:p>14.5</text:p>
          </table:table-cell>
        </table:table-row>
        <table:table-row table:style-name="ro1">
          <table:table-cell office:value-type="string">
            <text:p>8KB</text:p>
          </table:table-cell>
          <table:table-cell table:style-name="ce3" table:formula="of:=AVERAGE([.C27:.G27])" office:value-type="float" office:value="14.5">
            <text:p>14.5</text:p>
          </table:table-cell>
          <table:table-cell table:number-columns-repeated="5" table:style-name="ce3" office:value-type="float" office:value="14.5">
            <text:p>14.5</text:p>
          </table:table-cell>
        </table:table-row>
        <table:table-row table:style-name="ro1">
          <table:table-cell office:value-type="string">
            <text:p>16KB</text:p>
          </table:table-cell>
          <table:table-cell table:style-name="ce3" table:formula="of:=AVERAGE([.C28:.G28])" office:value-type="float" office:value="14.5">
            <text:p>14.5</text:p>
          </table:table-cell>
          <table:table-cell table:number-columns-repeated="5" table:style-name="ce3" office:value-type="float" office:value="14.5">
            <text:p>14.5</text:p>
          </table:table-cell>
        </table:table-row>
        <table:table-row table:style-name="ro1">
          <table:table-cell office:value-type="string">
            <text:p>32KB</text:p>
          </table:table-cell>
          <table:table-cell table:style-name="ce3" table:formula="of:=AVERAGE([.C29:.G29])" office:value-type="float" office:value="14.6">
            <text:p>14.6</text:p>
          </table:table-cell>
          <table:table-cell table:number-columns-repeated="5" table:style-name="ce3" office:value-type="float" office:value="14.6">
            <text:p>14.6</text:p>
          </table:table-cell>
        </table:table-row>
        <table:table-row table:style-name="ro1">
          <table:table-cell office:value-type="string">
            <text:p>64Kb</text:p>
          </table:table-cell>
          <table:table-cell table:style-name="ce3" table:formula="of:=AVERAGE([.C30:.G30])" office:value-type="float" office:value="14.6">
            <text:p>14.6</text:p>
          </table:table-cell>
          <table:table-cell table:number-columns-repeated="5" table:style-name="ce3" office:value-type="float" office:value="14.6">
            <text:p>14.6</text:p>
          </table:table-cell>
        </table:table-row>
        <table:table-row table:style-name="ro1">
          <table:table-cell office:value-type="string">
            <text:p>128KB</text:p>
          </table:table-cell>
          <table:table-cell table:style-name="ce3" table:formula="of:=AVERAGE([.C31:.G31])" office:value-type="float" office:value="14.6">
            <text:p>14.6</text:p>
          </table:table-cell>
          <table:table-cell table:number-columns-repeated="5" table:style-name="ce3" office:value-type="float" office:value="14.6">
            <text:p>14.6</text:p>
          </table:table-cell>
        </table:table-row>
        <table:table-row table:style-name="ro1">
          <table:table-cell office:value-type="string">
            <text:p>200KB</text:p>
          </table:table-cell>
          <table:table-cell table:style-name="ce3" table:formula="of:=AVERAGE([.C32:.G32])" office:value-type="float" office:value="14.6">
            <text:p>14.6</text:p>
          </table:table-cell>
          <table:table-cell table:number-columns-repeated="5" table:style-name="ce3" office:value-type="float" office:value="14.6">
            <text:p>14.6</text:p>
          </table:table-cell>
        </table:table-row>
        <table:table-row table:style-name="ro2">
          <table:table-cell table:style-name="Default"/>
          <table:table-cell table:number-columns-repeated="6"/>
        </table:table-row>
        <table:table-row table:style-name="ro1">
          <table:table-cell office:value-type="string">
            <text:p>/dev/netdev_fb0</text:p>
          </table:table-cell>
          <table:table-cell table:style-name="ce2" office:value-type="string">
            <text:p>Średnia</text:p>
          </table:table-cell>
          <table:table-cell table:style-name="ce1" office:value-type="string">
            <text:p>Test 1</text:p>
          </table:table-cell>
          <table:table-cell table:style-name="ce1" office:value-type="string">
            <text:p>Test 2</text:p>
          </table:table-cell>
          <table:table-cell table:style-name="ce1" office:value-type="string">
            <text:p>Test 3</text:p>
          </table:table-cell>
          <table:table-cell table:style-name="ce1" office:value-type="string">
            <text:p>Test 4</text:p>
          </table:table-cell>
          <table:table-cell table:style-name="ce1" office:value-type="string">
            <text:p>Test 5</text:p>
          </table:table-cell>
        </table:table-row>
        <table:table-row table:style-name="ro1">
          <table:table-cell office:value-type="string">
            <text:p>1KB</text:p>
          </table:table-cell>
          <table:table-cell table:style-name="ce3" table:formula="of:=AVERAGE([.C35:.G35])" office:value-type="float" office:value="1.2">
            <text:p>1.2</text:p>
          </table:table-cell>
          <table:table-cell table:number-columns-repeated="5" office:value-type="float" office:value="1.2">
            <text:p>1.2</text:p>
          </table:table-cell>
        </table:table-row>
        <table:table-row table:style-name="ro1">
          <table:table-cell office:value-type="string">
            <text:p>2KB</text:p>
          </table:table-cell>
          <table:table-cell table:style-name="ce3" table:formula="of:=AVERAGE([.C36:.G36])" office:value-type="float" office:value="2">
            <text:p>2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4Kb</text:p>
          </table:table-cell>
          <table:table-cell table:style-name="ce3" table:formula="of:=AVERAGE([.C37:.G37])" office:value-type="float" office:value="3.5">
            <text:p>3.5</text:p>
          </table:table-cell>
          <table:table-cell table:number-columns-repeated="5" office:value-type="float" office:value="3.5">
            <text:p>3.5</text:p>
          </table:table-cell>
        </table:table-row>
        <table:table-row table:style-name="ro1">
          <table:table-cell office:value-type="string">
            <text:p>8KB</text:p>
          </table:table-cell>
          <table:table-cell table:style-name="ce3" table:formula="of:=AVERAGE([.C38:.G38])" office:value-type="float" office:value="5.3">
            <text:p>5.3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string">
            <text:p>16KB</text:p>
          </table:table-cell>
          <table:table-cell table:style-name="ce3" table:formula="of:=AVERAGE([.C39:.G39])" office:value-type="float" office:value="7.24">
            <text:p>7.24</text:p>
          </table:table-cell>
          <table:table-cell office:value-type="float" office:value="6.8">
            <text:p>6.8</text:p>
          </table:table-cell>
          <table:table-cell table:number-columns-repeated="2" office:value-type="float" office:value="7.4">
            <text:p>7.4</text:p>
          </table:table-cell>
          <table:table-cell table:number-columns-repeated="2" office:value-type="float" office:value="7.3">
            <text:p>7.3</text:p>
          </table:table-cell>
        </table:table-row>
        <table:table-row table:style-name="ro1">
          <table:table-cell office:value-type="string">
            <text:p>32KB</text:p>
          </table:table-cell>
          <table:table-cell table:style-name="ce3" table:formula="of:=AVERAGE([.C40:.G40])" office:value-type="float" office:value="9.22">
            <text:p>9.22</text:p>
          </table:table-cell>
          <table:table-cell office:value-type="float" office:value="9.1">
            <text:p>9.1</text:p>
          </table:table-cell>
          <table:table-cell office:value-type="float" office:value="9.2">
            <text:p>9.2</text:p>
          </table:table-cell>
          <table:table-cell table:number-columns-repeated="2" office:value-type="float" office:value="9.3">
            <text:p>9.3</text:p>
          </table:table-cell>
          <table:table-cell office:value-type="float" office:value="9.2">
            <text:p>9.2</text:p>
          </table:table-cell>
        </table:table-row>
        <table:table-row table:style-name="ro1">
          <table:table-cell office:value-type="string">
            <text:p>64Kb</text:p>
          </table:table-cell>
          <table:table-cell table:style-name="ce3" table:formula="of:=AVERAGE([.C41:.G41])" office:value-type="float" office:value="10.62">
            <text:p>10.62</text:p>
          </table:table-cell>
          <table:table-cell office:value-type="float" office:value="10.3">
            <text:p>10.3</text:p>
          </table:table-cell>
          <table:table-cell office:value-type="float" office:value="10.4">
            <text:p>10.4</text:p>
          </table:table-cell>
          <table:table-cell office:value-type="float" office:value="10.2">
            <text:p>10.2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28KB</text:p>
          </table:table-cell>
          <table:table-cell table:style-name="ce3" table:formula="of:=AVERAGE([.C42:.G42])" office:value-type="float" office:value="11">
            <text:p>11</text:p>
          </table:table-cell>
          <table:table-cell table:number-columns-repeated="2"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string">
            <text:p>200KB</text:p>
          </table:table-cell>
          <table:table-cell table:style-name="ce3" table:formula="of:=AVERAGE([.C43:.G43])" office:value-type="float" office:value="11.56">
            <text:p>11.56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9">
            <text:p>11.9</text:p>
          </table:table-cell>
          <table:table-cell table:number-columns-repeated="2" office:value-type="float" office:value="11.8">
            <text:p>11.8</text:p>
          </table:table-cell>
        </table:table-row>
        <table:table-row table:style-name="ro2" table:number-rows-repeated="22"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2"/>
          <table:table-cell table:style-name="ce1" table:number-columns-repeated="5"/>
        </table:table-row>
        <table:table-row table:style-name="ro1" table:number-rows-repeated="8">
          <table:table-cell/>
          <table:table-cell table:style-name="ce3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table:style-name="ce2"/>
          <table:table-cell table:style-name="ce1" table:number-columns-repeated="5"/>
        </table:table-row>
        <table:table-row table:style-name="ro1" table:number-rows-repeated="9">
          <table:table-cell/>
          <table:table-cell table:style-name="ce3"/>
          <table:table-cell table:number-columns-repeated="5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późnienia" table:style-name="ta1">
        <table:shapes>
          <draw:frame draw:z-index="0" draw:style-name="gr1" draw:text-style-name="P1" svg:width="21.272cm" svg:height="19.399cm" svg:x="29.677cm" svg:y="0.469cm">
            <draw:object draw:notify-on-update-of-ranges="Opóźnienia.A2:Opóźnienia.A12 Opóźnienia.B30:Opóźnienia.B40 Opóźnienia.B16:Opóźnienia.B26 Opóźnienia.B2:Opóźnienia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25cm" svg:height="19.241cm" svg:x="29.562cm" svg:y="20.414cm">
            <draw:object draw:notify-on-update-of-ranges="Opóźnienia.A44:Opóźnienia.A54 Opóźnienia.B72:Opóźnienia.B82 Opóźnienia.B58:Opóźnienia.B68 Opóźnienia.B44:Opóźnienia.B5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7.396cm" svg:height="13.112cm" svg:x="0cm" svg:y="40.373cm">
            <draw:object draw:notify-on-update-of-ranges="Opóźnienia.A30:Opóźnienia.A40 Opóźnienia.B72:Opóźnienia.B82 Opóźnienia.B30:Opóźnienia.B4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7.396cm" svg:height="13.115cm" svg:x="17.386cm" svg:y="40.37cm">
            <draw:object draw:notify-on-update-of-ranges="Opóźnienia.A16:Opóźnienia.A26 Opóźnienia.B58:Opóźnienia.B68 Opóźnienia.B16:Opóźnienia.B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7.396cm" svg:height="13.115cm" svg:x="34.788cm" svg:y="40.37cm">
            <draw:object draw:notify-on-update-of-ranges="Opóźnienia.A30:Opóźnienia.A40 Opóźnienia.B44:Opóźnienia.B54 Opóźnienia.B2:Opóźnienia.B1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32.14cm" svg:height="22.042cm" svg:x="6.853cm" svg:y="54.093cm">
            <draw:object draw:notify-on-update-of-ranges="Opóźnienia.A114:Opóźnienia.A124 Opóźnienia.B142:Opóźnienia.B152 Opóźnienia.B128:Opóźnienia.B138 Opóźnienia.B114:Opóźnienia.B1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32.077cm" svg:height="20.824cm" svg:x="7.024cm" svg:y="78.002cm">
            <draw:object draw:notify-on-update-of-ranges="Opóźnienia.A167:Opóźnienia.A177 Opóźnienia.B181:Opóźnienia.B191 Opóźnienia.B167:Opóźnienia.B177 Opóźnienia.B195:Opóźnienia.B20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3"/>
        <table:table-column table:style-name="co2" table:number-columns-repeated="18" table:default-cell-style-name="Default"/>
        <table:table-row table:style-name="ro3">
          <table:table-cell table:style-name="ce4" office:value-type="string">
            <text:p>urandom</text:p>
          </table:table-cell>
          <table:table-cell table:style-name="ce4" office:value-type="string">
            <text:p>Average</text:p>
          </table:table-cell>
          <table:table-cell table:number-columns-repeated="18"/>
        </table:table-row>
        <table:table-row table:style-name="ro1">
          <table:table-cell office:value-type="string">
            <text:p>Open</text:p>
          </table:table-cell>
          <table:table-cell table:formula="of:=ROUNDDOWN(AVERAGE([.C2:.M2]);3)" office:value-type="float" office:value="735870.9">
            <text:p>735870.9</text:p>
          </table:table-cell>
          <table:table-cell office:value-type="float" office:value="875653">
            <text:p>875653</text:p>
          </table:table-cell>
          <table:table-cell office:value-type="float" office:value="659928">
            <text:p>659928</text:p>
          </table:table-cell>
          <table:table-cell office:value-type="float" office:value="856341">
            <text:p>856341</text:p>
          </table:table-cell>
          <table:table-cell office:value-type="float" office:value="769380">
            <text:p>769380</text:p>
          </table:table-cell>
          <table:table-cell office:value-type="float" office:value="724438">
            <text:p>724438</text:p>
          </table:table-cell>
          <table:table-cell office:value-type="float" office:value="688249">
            <text:p>688249</text:p>
          </table:table-cell>
          <table:table-cell office:value-type="float" office:value="679473">
            <text:p>679473</text:p>
          </table:table-cell>
          <table:table-cell office:value-type="float" office:value="748854">
            <text:p>748854</text:p>
          </table:table-cell>
          <table:table-cell office:value-type="float" office:value="684873">
            <text:p>684873</text:p>
          </table:table-cell>
          <table:table-cell office:value-type="float" office:value="671520">
            <text:p>671520</text:p>
          </table:table-cell>
          <table:table-cell table:number-columns-repeated="8"/>
        </table:table-row>
        <table:table-row table:style-name="ro4">
          <table:table-cell office:value-type="string">
            <text:p>Read 1KB</text:p>
          </table:table-cell>
          <table:table-cell table:formula="of:=ROUNDDOWN(AVERAGE([.C3:.M3]);3)" office:value-type="float" office:value="888551.7">
            <text:p>888551.7</text:p>
          </table:table-cell>
          <table:table-cell office:value-type="float" office:value="1032739">
            <text:p>1032739</text:p>
          </table:table-cell>
          <table:table-cell office:value-type="float" office:value="809692">
            <text:p>809692</text:p>
          </table:table-cell>
          <table:table-cell office:value-type="float" office:value="1160357">
            <text:p>1160357</text:p>
          </table:table-cell>
          <table:table-cell office:value-type="float" office:value="861658">
            <text:p>861658</text:p>
          </table:table-cell>
          <table:table-cell office:value-type="float" office:value="929485">
            <text:p>929485</text:p>
          </table:table-cell>
          <table:table-cell office:value-type="float" office:value="1048413">
            <text:p>1048413</text:p>
          </table:table-cell>
          <table:table-cell office:value-type="float" office:value="694552">
            <text:p>694552</text:p>
          </table:table-cell>
          <table:table-cell office:value-type="float" office:value="767150">
            <text:p>767150</text:p>
          </table:table-cell>
          <table:table-cell office:value-type="float" office:value="775621">
            <text:p>775621</text:p>
          </table:table-cell>
          <table:table-cell office:value-type="float" office:value="805850">
            <text:p>805850</text:p>
          </table:table-cell>
          <table:table-cell table:number-columns-repeated="8"/>
        </table:table-row>
        <table:table-row table:style-name="ro4">
          <table:table-cell office:value-type="string">
            <text:p>Read 2KB</text:p>
          </table:table-cell>
          <table:table-cell table:formula="of:=ROUNDDOWN(AVERAGE([.C4:.M4]);3)" office:value-type="float" office:value="1059440.4">
            <text:p>1059440.4</text:p>
          </table:table-cell>
          <table:table-cell office:value-type="float" office:value="1282093">
            <text:p>1282093</text:p>
          </table:table-cell>
          <table:table-cell office:value-type="float" office:value="1001115">
            <text:p>1001115</text:p>
          </table:table-cell>
          <table:table-cell office:value-type="float" office:value="1398343">
            <text:p>1398343</text:p>
          </table:table-cell>
          <table:table-cell office:value-type="float" office:value="898341">
            <text:p>898341</text:p>
          </table:table-cell>
          <table:table-cell office:value-type="float" office:value="1337580">
            <text:p>1337580</text:p>
          </table:table-cell>
          <table:table-cell office:value-type="float" office:value="1221859">
            <text:p>1221859</text:p>
          </table:table-cell>
          <table:table-cell office:value-type="float" office:value="954732">
            <text:p>954732</text:p>
          </table:table-cell>
          <table:table-cell office:value-type="float" office:value="901659">
            <text:p>901659</text:p>
          </table:table-cell>
          <table:table-cell office:value-type="float" office:value="814541">
            <text:p>814541</text:p>
          </table:table-cell>
          <table:table-cell office:value-type="float" office:value="784141">
            <text:p>784141</text:p>
          </table:table-cell>
          <table:table-cell table:number-columns-repeated="8"/>
        </table:table-row>
        <table:table-row table:style-name="ro4">
          <table:table-cell office:value-type="string">
            <text:p>Read 4KB</text:p>
          </table:table-cell>
          <table:table-cell table:formula="of:=ROUNDDOWN(AVERAGE([.C5:.M5]);3)" office:value-type="float" office:value="1465540">
            <text:p>1465540</text:p>
          </table:table-cell>
          <table:table-cell office:value-type="float" office:value="1982658">
            <text:p>1982658</text:p>
          </table:table-cell>
          <table:table-cell office:value-type="float" office:value="1872183">
            <text:p>1872183</text:p>
          </table:table-cell>
          <table:table-cell office:value-type="float" office:value="1890494">
            <text:p>1890494</text:p>
          </table:table-cell>
          <table:table-cell office:value-type="float" office:value="1741168">
            <text:p>1741168</text:p>
          </table:table-cell>
          <table:table-cell office:value-type="float" office:value="1788659">
            <text:p>1788659</text:p>
          </table:table-cell>
          <table:table-cell office:value-type="float" office:value="839717">
            <text:p>839717</text:p>
          </table:table-cell>
          <table:table-cell office:value-type="float" office:value="1678409">
            <text:p>1678409</text:p>
          </table:table-cell>
          <table:table-cell office:value-type="float" office:value="901961">
            <text:p>901961</text:p>
          </table:table-cell>
          <table:table-cell office:value-type="float" office:value="877056">
            <text:p>877056</text:p>
          </table:table-cell>
          <table:table-cell office:value-type="float" office:value="1083095">
            <text:p>1083095</text:p>
          </table:table-cell>
          <table:table-cell table:number-columns-repeated="8"/>
        </table:table-row>
        <table:table-row table:style-name="ro4">
          <table:table-cell office:value-type="string">
            <text:p>Read 8KB</text:p>
          </table:table-cell>
          <table:table-cell table:formula="of:=ROUNDDOWN(AVERAGE([.C6:.M6]);3)" office:value-type="float" office:value="2085668.9">
            <text:p>2085668.9</text:p>
          </table:table-cell>
          <table:table-cell office:value-type="float" office:value="2892915">
            <text:p>2892915</text:p>
          </table:table-cell>
          <table:table-cell office:value-type="float" office:value="1138182">
            <text:p>1138182</text:p>
          </table:table-cell>
          <table:table-cell office:value-type="float" office:value="2888847">
            <text:p>2888847</text:p>
          </table:table-cell>
          <table:table-cell office:value-type="float" office:value="2807983">
            <text:p>2807983</text:p>
          </table:table-cell>
          <table:table-cell office:value-type="float" office:value="2817671">
            <text:p>2817671</text:p>
          </table:table-cell>
          <table:table-cell office:value-type="float" office:value="2929289">
            <text:p>2929289</text:p>
          </table:table-cell>
          <table:table-cell office:value-type="float" office:value="1508718">
            <text:p>1508718</text:p>
          </table:table-cell>
          <table:table-cell office:value-type="float" office:value="1273634">
            <text:p>1273634</text:p>
          </table:table-cell>
          <table:table-cell office:value-type="float" office:value="1246817">
            <text:p>1246817</text:p>
          </table:table-cell>
          <table:table-cell office:value-type="float" office:value="1352633">
            <text:p>1352633</text:p>
          </table:table-cell>
          <table:table-cell table:number-columns-repeated="8"/>
        </table:table-row>
        <table:table-row table:style-name="ro4">
          <table:table-cell office:value-type="string">
            <text:p>Read 16KB</text:p>
          </table:table-cell>
          <table:table-cell table:formula="of:=ROUNDDOWN(AVERAGE([.C7:.M7]);3)" office:value-type="float" office:value="3452751.6">
            <text:p>3452751.6</text:p>
          </table:table-cell>
          <table:table-cell office:value-type="float" office:value="5055785">
            <text:p>5055785</text:p>
          </table:table-cell>
          <table:table-cell office:value-type="float" office:value="1858791">
            <text:p>1858791</text:p>
          </table:table-cell>
          <table:table-cell office:value-type="float" office:value="4802245">
            <text:p>4802245</text:p>
          </table:table-cell>
          <table:table-cell office:value-type="float" office:value="5041084">
            <text:p>5041084</text:p>
          </table:table-cell>
          <table:table-cell office:value-type="float" office:value="4868963">
            <text:p>4868963</text:p>
          </table:table-cell>
          <table:table-cell office:value-type="float" office:value="1811170">
            <text:p>1811170</text:p>
          </table:table-cell>
          <table:table-cell office:value-type="float" office:value="2262336">
            <text:p>2262336</text:p>
          </table:table-cell>
          <table:table-cell office:value-type="float" office:value="1867581">
            <text:p>1867581</text:p>
          </table:table-cell>
          <table:table-cell office:value-type="float" office:value="1800025">
            <text:p>1800025</text:p>
          </table:table-cell>
          <table:table-cell office:value-type="float" office:value="5159536">
            <text:p>5159536</text:p>
          </table:table-cell>
          <table:table-cell table:number-columns-repeated="8"/>
        </table:table-row>
        <table:table-row table:style-name="ro4">
          <table:table-cell office:value-type="string">
            <text:p>Read 32KB</text:p>
          </table:table-cell>
          <table:table-cell table:formula="of:=ROUNDDOWN(AVERAGE([.C8:.M8]);3)" office:value-type="float" office:value="5837711.4">
            <text:p>5837711.4</text:p>
          </table:table-cell>
          <table:table-cell office:value-type="float" office:value="9227435">
            <text:p>9227435</text:p>
          </table:table-cell>
          <table:table-cell office:value-type="float" office:value="3159137">
            <text:p>3159137</text:p>
          </table:table-cell>
          <table:table-cell office:value-type="float" office:value="9116969">
            <text:p>9116969</text:p>
          </table:table-cell>
          <table:table-cell office:value-type="float" office:value="9299547">
            <text:p>9299547</text:p>
          </table:table-cell>
          <table:table-cell office:value-type="float" office:value="8865742">
            <text:p>8865742</text:p>
          </table:table-cell>
          <table:table-cell office:value-type="float" office:value="3012987">
            <text:p>3012987</text:p>
          </table:table-cell>
          <table:table-cell office:value-type="float" office:value="3806382">
            <text:p>3806382</text:p>
          </table:table-cell>
          <table:table-cell office:value-type="float" office:value="3528471">
            <text:p>3528471</text:p>
          </table:table-cell>
          <table:table-cell office:value-type="float" office:value="5242601">
            <text:p>5242601</text:p>
          </table:table-cell>
          <table:table-cell office:value-type="float" office:value="3117843">
            <text:p>3117843</text:p>
          </table:table-cell>
          <table:table-cell table:number-columns-repeated="8"/>
        </table:table-row>
        <table:table-row table:style-name="ro4">
          <table:table-cell office:value-type="string">
            <text:p>Read 64KB</text:p>
          </table:table-cell>
          <table:table-cell table:formula="of:=ROUNDDOWN(AVERAGE([.C9:.M9]);3)" office:value-type="float" office:value="9685248.5">
            <text:p>9685248.5</text:p>
          </table:table-cell>
          <table:table-cell office:value-type="float" office:value="17664660">
            <text:p>17664660</text:p>
          </table:table-cell>
          <table:table-cell office:value-type="float" office:value="5544569">
            <text:p>5544569</text:p>
          </table:table-cell>
          <table:table-cell office:value-type="float" office:value="17508294">
            <text:p>17508294</text:p>
          </table:table-cell>
          <table:table-cell office:value-type="float" office:value="5576488">
            <text:p>5576488</text:p>
          </table:table-cell>
          <table:table-cell office:value-type="float" office:value="7194219">
            <text:p>7194219</text:p>
          </table:table-cell>
          <table:table-cell office:value-type="float" office:value="18082393">
            <text:p>18082393</text:p>
          </table:table-cell>
          <table:table-cell office:value-type="float" office:value="7068218">
            <text:p>7068218</text:p>
          </table:table-cell>
          <table:table-cell office:value-type="float" office:value="5425347">
            <text:p>5425347</text:p>
          </table:table-cell>
          <table:table-cell office:value-type="float" office:value="7229512">
            <text:p>7229512</text:p>
          </table:table-cell>
          <table:table-cell office:value-type="float" office:value="5558785">
            <text:p>5558785</text:p>
          </table:table-cell>
          <table:table-cell table:number-columns-repeated="8"/>
        </table:table-row>
        <table:table-row table:style-name="ro4">
          <table:table-cell office:value-type="string">
            <text:p>Read 128KB</text:p>
          </table:table-cell>
          <table:table-cell table:formula="of:=ROUNDDOWN(AVERAGE([.C10:.M10]);3)" office:value-type="float" office:value="14872651.8">
            <text:p>14872651.8</text:p>
          </table:table-cell>
          <table:table-cell office:value-type="float" office:value="28550739">
            <text:p>28550739</text:p>
          </table:table-cell>
          <table:table-cell office:value-type="float" office:value="10507531">
            <text:p>10507531</text:p>
          </table:table-cell>
          <table:table-cell office:value-type="float" office:value="26740061">
            <text:p>26740061</text:p>
          </table:table-cell>
          <table:table-cell office:value-type="float" office:value="10632103">
            <text:p>10632103</text:p>
          </table:table-cell>
          <table:table-cell office:value-type="float" office:value="13957706">
            <text:p>13957706</text:p>
          </table:table-cell>
          <table:table-cell table:number-columns-repeated="2" office:value-type="float" office:value="12033086">
            <text:p>12033086</text:p>
          </table:table-cell>
          <table:table-cell office:value-type="float" office:value="10194009">
            <text:p>10194009</text:p>
          </table:table-cell>
          <table:table-cell office:value-type="float" office:value="13397230">
            <text:p>13397230</text:p>
          </table:table-cell>
          <table:table-cell office:value-type="float" office:value="10680967">
            <text:p>10680967</text:p>
          </table:table-cell>
          <table:table-cell table:number-columns-repeated="8"/>
        </table:table-row>
        <table:table-row table:style-name="ro4">
          <table:table-cell office:value-type="string">
            <text:p>Read 200KB</text:p>
          </table:table-cell>
          <table:table-cell table:formula="of:=ROUNDDOWN(AVERAGE([.C11:.M11]);3)" office:value-type="float" office:value="23192165.4">
            <text:p>23192165.4</text:p>
          </table:table-cell>
          <table:table-cell office:value-type="float" office:value="28407160">
            <text:p>28407160</text:p>
          </table:table-cell>
          <table:table-cell office:value-type="float" office:value="52169799">
            <text:p>52169799</text:p>
          </table:table-cell>
          <table:table-cell office:value-type="float" office:value="15602529">
            <text:p>15602529</text:p>
          </table:table-cell>
          <table:table-cell office:value-type="float" office:value="16116888">
            <text:p>16116888</text:p>
          </table:table-cell>
          <table:table-cell office:value-type="float" office:value="15957706">
            <text:p>15957706</text:p>
          </table:table-cell>
          <table:table-cell office:value-type="float" office:value="18180566">
            <text:p>18180566</text:p>
          </table:table-cell>
          <table:table-cell office:value-type="float" office:value="15629908">
            <text:p>15629908</text:p>
          </table:table-cell>
          <table:table-cell office:value-type="float" office:value="22473064">
            <text:p>22473064</text:p>
          </table:table-cell>
          <table:table-cell office:value-type="float" office:value="19166889">
            <text:p>19166889</text:p>
          </table:table-cell>
          <table:table-cell office:value-type="float" office:value="28217145">
            <text:p>28217145</text:p>
          </table:table-cell>
          <table:table-cell table:number-columns-repeated="8"/>
        </table:table-row>
        <table:table-row table:style-name="ro4">
          <table:table-cell office:value-type="string">
            <text:p>Close</text:p>
          </table:table-cell>
          <table:table-cell table:formula="of:=ROUNDDOWN(AVERAGE([.C12:.M12]);3)" office:value-type="float" office:value="761866.6">
            <text:p>761866.6</text:p>
          </table:table-cell>
          <table:table-cell office:value-type="float" office:value="606720">
            <text:p>606720</text:p>
          </table:table-cell>
          <table:table-cell office:value-type="float" office:value="636063">
            <text:p>636063</text:p>
          </table:table-cell>
          <table:table-cell office:value-type="float" office:value="730112">
            <text:p>730112</text:p>
          </table:table-cell>
          <table:table-cell office:value-type="float" office:value="744425">
            <text:p>744425</text:p>
          </table:table-cell>
          <table:table-cell office:value-type="float" office:value="991738">
            <text:p>991738</text:p>
          </table:table-cell>
          <table:table-cell office:value-type="float" office:value="712803">
            <text:p>712803</text:p>
          </table:table-cell>
          <table:table-cell office:value-type="float" office:value="694336">
            <text:p>694336</text:p>
          </table:table-cell>
          <table:table-cell office:value-type="float" office:value="916103">
            <text:p>916103</text:p>
          </table:table-cell>
          <table:table-cell office:value-type="float" office:value="712851">
            <text:p>712851</text:p>
          </table:table-cell>
          <table:table-cell office:value-type="float" office:value="873515">
            <text:p>873515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9"/>
        </table:table-row>
        <table:table-row table:style-name="ro2">
          <table:table-cell table:style-name="ce4"/>
          <table:table-cell table:number-columns-repeated="19"/>
        </table:table-row>
        <table:table-row table:style-name="ro2">
          <table:table-cell table:style-name="ce4" office:value-type="string">
            <text:p>fb0</text:p>
          </table:table-cell>
          <table:table-cell table:number-columns-repeated="19"/>
        </table:table-row>
        <table:table-row table:style-name="ro1">
          <table:table-cell office:value-type="string">
            <text:p>Open</text:p>
          </table:table-cell>
          <table:table-cell table:formula="of:=ROUNDDOWN(AVERAGE([.C16:.M16]);3)" office:value-type="float" office:value="737491.2">
            <text:p>737491.2</text:p>
          </table:table-cell>
          <table:table-cell office:value-type="float" office:value="800919">
            <text:p>800919</text:p>
          </table:table-cell>
          <table:table-cell office:value-type="float" office:value="774861">
            <text:p>774861</text:p>
          </table:table-cell>
          <table:table-cell office:value-type="float" office:value="753671">
            <text:p>753671</text:p>
          </table:table-cell>
          <table:table-cell office:value-type="float" office:value="655760">
            <text:p>655760</text:p>
          </table:table-cell>
          <table:table-cell office:value-type="float" office:value="755223">
            <text:p>755223</text:p>
          </table:table-cell>
          <table:table-cell office:value-type="float" office:value="722373">
            <text:p>722373</text:p>
          </table:table-cell>
          <table:table-cell office:value-type="float" office:value="717879">
            <text:p>717879</text:p>
          </table:table-cell>
          <table:table-cell office:value-type="float" office:value="753244">
            <text:p>753244</text:p>
          </table:table-cell>
          <table:table-cell office:value-type="float" office:value="713436">
            <text:p>713436</text:p>
          </table:table-cell>
          <table:table-cell office:value-type="float" office:value="727546">
            <text:p>727546</text:p>
          </table:table-cell>
          <table:table-cell table:number-columns-repeated="8"/>
        </table:table-row>
        <table:table-row table:style-name="ro4">
          <table:table-cell office:value-type="string">
            <text:p>Read 1KB</text:p>
          </table:table-cell>
          <table:table-cell table:formula="of:=ROUNDDOWN(AVERAGE([.C17:.M17]);3)" office:value-type="float" office:value="800290.6">
            <text:p>800290.6</text:p>
          </table:table-cell>
          <table:table-cell office:value-type="float" office:value="935806">
            <text:p>935806</text:p>
          </table:table-cell>
          <table:table-cell office:value-type="float" office:value="733442">
            <text:p>733442</text:p>
          </table:table-cell>
          <table:table-cell office:value-type="float" office:value="859630">
            <text:p>859630</text:p>
          </table:table-cell>
          <table:table-cell office:value-type="float" office:value="684268">
            <text:p>684268</text:p>
          </table:table-cell>
          <table:table-cell office:value-type="float" office:value="860104">
            <text:p>860104</text:p>
          </table:table-cell>
          <table:table-cell office:value-type="float" office:value="855290">
            <text:p>855290</text:p>
          </table:table-cell>
          <table:table-cell office:value-type="float" office:value="853293">
            <text:p>853293</text:p>
          </table:table-cell>
          <table:table-cell office:value-type="float" office:value="699255">
            <text:p>699255</text:p>
          </table:table-cell>
          <table:table-cell office:value-type="float" office:value="743311">
            <text:p>743311</text:p>
          </table:table-cell>
          <table:table-cell office:value-type="float" office:value="778507">
            <text:p>778507</text:p>
          </table:table-cell>
          <table:table-cell table:number-columns-repeated="8"/>
        </table:table-row>
        <table:table-row table:style-name="ro4">
          <table:table-cell office:value-type="string">
            <text:p>Read 2KB</text:p>
          </table:table-cell>
          <table:table-cell table:formula="of:=ROUNDDOWN(AVERAGE([.C18:.M18]);3)" office:value-type="float" office:value="916578.1">
            <text:p>916578.1</text:p>
          </table:table-cell>
          <table:table-cell office:value-type="float" office:value="849754">
            <text:p>849754</text:p>
          </table:table-cell>
          <table:table-cell office:value-type="float" office:value="983753">
            <text:p>983753</text:p>
          </table:table-cell>
          <table:table-cell office:value-type="float" office:value="821188">
            <text:p>821188</text:p>
          </table:table-cell>
          <table:table-cell office:value-type="float" office:value="831371">
            <text:p>831371</text:p>
          </table:table-cell>
          <table:table-cell office:value-type="float" office:value="952007">
            <text:p>952007</text:p>
          </table:table-cell>
          <table:table-cell office:value-type="float" office:value="929047">
            <text:p>929047</text:p>
          </table:table-cell>
          <table:table-cell office:value-type="float" office:value="1001059">
            <text:p>1001059</text:p>
          </table:table-cell>
          <table:table-cell office:value-type="float" office:value="887190">
            <text:p>887190</text:p>
          </table:table-cell>
          <table:table-cell office:value-type="float" office:value="934125">
            <text:p>934125</text:p>
          </table:table-cell>
          <table:table-cell office:value-type="float" office:value="976287">
            <text:p>976287</text:p>
          </table:table-cell>
          <table:table-cell table:number-columns-repeated="8"/>
        </table:table-row>
        <table:table-row table:style-name="ro4">
          <table:table-cell office:value-type="string">
            <text:p>Read 4KB</text:p>
          </table:table-cell>
          <table:table-cell table:formula="of:=ROUNDDOWN(AVERAGE([.C19:.M19]);3)" office:value-type="float" office:value="1085740.7">
            <text:p>1085740.7</text:p>
          </table:table-cell>
          <table:table-cell office:value-type="float" office:value="1066745">
            <text:p>1066745</text:p>
          </table:table-cell>
          <table:table-cell office:value-type="float" office:value="1138506">
            <text:p>1138506</text:p>
          </table:table-cell>
          <table:table-cell office:value-type="float" office:value="1078764">
            <text:p>1078764</text:p>
          </table:table-cell>
          <table:table-cell office:value-type="float" office:value="1057314">
            <text:p>1057314</text:p>
          </table:table-cell>
          <table:table-cell office:value-type="float" office:value="1001667">
            <text:p>1001667</text:p>
          </table:table-cell>
          <table:table-cell office:value-type="float" office:value="1116624">
            <text:p>1116624</text:p>
          </table:table-cell>
          <table:table-cell office:value-type="float" office:value="1216822">
            <text:p>1216822</text:p>
          </table:table-cell>
          <table:table-cell office:value-type="float" office:value="1054234">
            <text:p>1054234</text:p>
          </table:table-cell>
          <table:table-cell office:value-type="float" office:value="1040051">
            <text:p>1040051</text:p>
          </table:table-cell>
          <table:table-cell office:value-type="float" office:value="1086680">
            <text:p>1086680</text:p>
          </table:table-cell>
          <table:table-cell table:number-columns-repeated="8"/>
        </table:table-row>
        <table:table-row table:style-name="ro4">
          <table:table-cell office:value-type="string">
            <text:p>Read 8KB</text:p>
          </table:table-cell>
          <table:table-cell table:formula="of:=ROUNDDOWN(AVERAGE([.C20:.M20]);3)" office:value-type="float" office:value="1482865.2">
            <text:p>1482865.2</text:p>
          </table:table-cell>
          <table:table-cell office:value-type="float" office:value="1569453">
            <text:p>1569453</text:p>
          </table:table-cell>
          <table:table-cell office:value-type="float" office:value="1538443">
            <text:p>1538443</text:p>
          </table:table-cell>
          <table:table-cell office:value-type="float" office:value="1456983">
            <text:p>1456983</text:p>
          </table:table-cell>
          <table:table-cell office:value-type="float" office:value="1446183">
            <text:p>1446183</text:p>
          </table:table-cell>
          <table:table-cell office:value-type="float" office:value="1510203">
            <text:p>1510203</text:p>
          </table:table-cell>
          <table:table-cell office:value-type="float" office:value="1516800">
            <text:p>1516800</text:p>
          </table:table-cell>
          <table:table-cell office:value-type="float" office:value="1403281">
            <text:p>1403281</text:p>
          </table:table-cell>
          <table:table-cell office:value-type="float" office:value="1429157">
            <text:p>1429157</text:p>
          </table:table-cell>
          <table:table-cell office:value-type="float" office:value="1362762">
            <text:p>1362762</text:p>
          </table:table-cell>
          <table:table-cell office:value-type="float" office:value="1595387">
            <text:p>1595387</text:p>
          </table:table-cell>
          <table:table-cell table:number-columns-repeated="8"/>
        </table:table-row>
        <table:table-row table:style-name="ro4">
          <table:table-cell office:value-type="string">
            <text:p>Read 16KB</text:p>
          </table:table-cell>
          <table:table-cell table:formula="of:=ROUNDDOWN(AVERAGE([.C21:.M21]);3)" office:value-type="float" office:value="2287839.7">
            <text:p>2287839.7</text:p>
          </table:table-cell>
          <table:table-cell office:value-type="float" office:value="2530344">
            <text:p>2530344</text:p>
          </table:table-cell>
          <table:table-cell office:value-type="float" office:value="2299087">
            <text:p>2299087</text:p>
          </table:table-cell>
          <table:table-cell office:value-type="float" office:value="2089692">
            <text:p>2089692</text:p>
          </table:table-cell>
          <table:table-cell office:value-type="float" office:value="2528969">
            <text:p>2528969</text:p>
          </table:table-cell>
          <table:table-cell office:value-type="float" office:value="2368500">
            <text:p>2368500</text:p>
          </table:table-cell>
          <table:table-cell office:value-type="float" office:value="2253661">
            <text:p>2253661</text:p>
          </table:table-cell>
          <table:table-cell office:value-type="float" office:value="2205320">
            <text:p>2205320</text:p>
          </table:table-cell>
          <table:table-cell office:value-type="float" office:value="2120067">
            <text:p>2120067</text:p>
          </table:table-cell>
          <table:table-cell office:value-type="float" office:value="2189386">
            <text:p>2189386</text:p>
          </table:table-cell>
          <table:table-cell office:value-type="float" office:value="2293371">
            <text:p>2293371</text:p>
          </table:table-cell>
          <table:table-cell table:number-columns-repeated="8"/>
        </table:table-row>
        <table:table-row table:style-name="ro4">
          <table:table-cell office:value-type="string">
            <text:p>Read 32KB</text:p>
          </table:table-cell>
          <table:table-cell table:formula="of:=ROUNDDOWN(AVERAGE([.C22:.M22]);3)" office:value-type="float" office:value="3848349">
            <text:p>3848349</text:p>
          </table:table-cell>
          <table:table-cell office:value-type="float" office:value="4022481">
            <text:p>4022481</text:p>
          </table:table-cell>
          <table:table-cell office:value-type="float" office:value="3774508">
            <text:p>3774508</text:p>
          </table:table-cell>
          <table:table-cell office:value-type="float" office:value="3651460">
            <text:p>3651460</text:p>
          </table:table-cell>
          <table:table-cell office:value-type="float" office:value="4016523">
            <text:p>4016523</text:p>
          </table:table-cell>
          <table:table-cell office:value-type="float" office:value="3840793">
            <text:p>3840793</text:p>
          </table:table-cell>
          <table:table-cell office:value-type="float" office:value="3826609">
            <text:p>3826609</text:p>
          </table:table-cell>
          <table:table-cell office:value-type="float" office:value="3893490">
            <text:p>3893490</text:p>
          </table:table-cell>
          <table:table-cell office:value-type="float" office:value="3907020">
            <text:p>3907020</text:p>
          </table:table-cell>
          <table:table-cell office:value-type="float" office:value="3633667">
            <text:p>3633667</text:p>
          </table:table-cell>
          <table:table-cell office:value-type="float" office:value="3916939">
            <text:p>3916939</text:p>
          </table:table-cell>
          <table:table-cell table:number-columns-repeated="8"/>
        </table:table-row>
        <table:table-row table:style-name="ro4">
          <table:table-cell office:value-type="string">
            <text:p>Read 64KB</text:p>
          </table:table-cell>
          <table:table-cell table:formula="of:=ROUNDDOWN(AVERAGE([.C23:.M23]);3)" office:value-type="float" office:value="6970813.7">
            <text:p>6970813.7</text:p>
          </table:table-cell>
          <table:table-cell office:value-type="float" office:value="7122136">
            <text:p>7122136</text:p>
          </table:table-cell>
          <table:table-cell office:value-type="float" office:value="7057754">
            <text:p>7057754</text:p>
          </table:table-cell>
          <table:table-cell office:value-type="float" office:value="6778976">
            <text:p>6778976</text:p>
          </table:table-cell>
          <table:table-cell office:value-type="float" office:value="7184195">
            <text:p>7184195</text:p>
          </table:table-cell>
          <table:table-cell office:value-type="float" office:value="6794625">
            <text:p>6794625</text:p>
          </table:table-cell>
          <table:table-cell office:value-type="float" office:value="7062582">
            <text:p>7062582</text:p>
          </table:table-cell>
          <table:table-cell office:value-type="float" office:value="7013194">
            <text:p>7013194</text:p>
          </table:table-cell>
          <table:table-cell office:value-type="float" office:value="7146887">
            <text:p>7146887</text:p>
          </table:table-cell>
          <table:table-cell office:value-type="float" office:value="6644720">
            <text:p>6644720</text:p>
          </table:table-cell>
          <table:table-cell office:value-type="float" office:value="6903068">
            <text:p>6903068</text:p>
          </table:table-cell>
          <table:table-cell table:number-columns-repeated="8"/>
        </table:table-row>
        <table:table-row table:style-name="ro4">
          <table:table-cell office:value-type="string">
            <text:p>Read 128KB</text:p>
          </table:table-cell>
          <table:table-cell table:formula="of:=ROUNDDOWN(AVERAGE([.C24:.M24]);3)" office:value-type="float" office:value="12819061.6">
            <text:p>12819061.6</text:p>
          </table:table-cell>
          <table:table-cell office:value-type="float" office:value="18697424">
            <text:p>18697424</text:p>
          </table:table-cell>
          <table:table-cell office:value-type="float" office:value="12411510">
            <text:p>12411510</text:p>
          </table:table-cell>
          <table:table-cell office:value-type="float" office:value="12068836">
            <text:p>12068836</text:p>
          </table:table-cell>
          <table:table-cell office:value-type="float" office:value="12126319">
            <text:p>12126319</text:p>
          </table:table-cell>
          <table:table-cell office:value-type="float" office:value="11798466">
            <text:p>11798466</text:p>
          </table:table-cell>
          <table:table-cell office:value-type="float" office:value="12491033">
            <text:p>12491033</text:p>
          </table:table-cell>
          <table:table-cell office:value-type="float" office:value="12255752">
            <text:p>12255752</text:p>
          </table:table-cell>
          <table:table-cell office:value-type="float" office:value="11885453">
            <text:p>11885453</text:p>
          </table:table-cell>
          <table:table-cell office:value-type="float" office:value="12272838">
            <text:p>12272838</text:p>
          </table:table-cell>
          <table:table-cell office:value-type="float" office:value="12182985">
            <text:p>12182985</text:p>
          </table:table-cell>
          <table:table-cell table:number-columns-repeated="8"/>
        </table:table-row>
        <table:table-row table:style-name="ro4">
          <table:table-cell office:value-type="string">
            <text:p>Read 200KB</text:p>
          </table:table-cell>
          <table:table-cell table:formula="of:=ROUNDDOWN(AVERAGE([.C25:.M25]);3)" office:value-type="float" office:value="17901664.6">
            <text:p>17901664.6</text:p>
          </table:table-cell>
          <table:table-cell office:value-type="float" office:value="18640736">
            <text:p>18640736</text:p>
          </table:table-cell>
          <table:table-cell office:value-type="float" office:value="18200004">
            <text:p>18200004</text:p>
          </table:table-cell>
          <table:table-cell office:value-type="float" office:value="17469366">
            <text:p>17469366</text:p>
          </table:table-cell>
          <table:table-cell office:value-type="float" office:value="17826234">
            <text:p>17826234</text:p>
          </table:table-cell>
          <table:table-cell office:value-type="float" office:value="17887086">
            <text:p>17887086</text:p>
          </table:table-cell>
          <table:table-cell office:value-type="float" office:value="17393367">
            <text:p>17393367</text:p>
          </table:table-cell>
          <table:table-cell office:value-type="float" office:value="18173862">
            <text:p>18173862</text:p>
          </table:table-cell>
          <table:table-cell office:value-type="float" office:value="17456309">
            <text:p>17456309</text:p>
          </table:table-cell>
          <table:table-cell office:value-type="float" office:value="17350192">
            <text:p>17350192</text:p>
          </table:table-cell>
          <table:table-cell office:value-type="float" office:value="18619490">
            <text:p>18619490</text:p>
          </table:table-cell>
          <table:table-cell table:number-columns-repeated="8"/>
        </table:table-row>
        <table:table-row table:style-name="ro4">
          <table:table-cell office:value-type="string">
            <text:p>Close</text:p>
          </table:table-cell>
          <table:table-cell table:formula="of:=ROUNDDOWN(AVERAGE([.C26:.M26]);3)" office:value-type="float" office:value="767652.2">
            <text:p>767652.2</text:p>
          </table:table-cell>
          <table:table-cell office:value-type="float" office:value="735674">
            <text:p>735674</text:p>
          </table:table-cell>
          <table:table-cell office:value-type="float" office:value="892730">
            <text:p>892730</text:p>
          </table:table-cell>
          <table:table-cell office:value-type="float" office:value="748477">
            <text:p>748477</text:p>
          </table:table-cell>
          <table:table-cell office:value-type="float" office:value="869126">
            <text:p>869126</text:p>
          </table:table-cell>
          <table:table-cell office:value-type="float" office:value="725451">
            <text:p>725451</text:p>
          </table:table-cell>
          <table:table-cell office:value-type="float" office:value="1012058">
            <text:p>1012058</text:p>
          </table:table-cell>
          <table:table-cell office:value-type="float" office:value="624015">
            <text:p>624015</text:p>
          </table:table-cell>
          <table:table-cell office:value-type="float" office:value="600049">
            <text:p>600049</text:p>
          </table:table-cell>
          <table:table-cell office:value-type="float" office:value="781040">
            <text:p>781040</text:p>
          </table:table-cell>
          <table:table-cell office:value-type="float" office:value="687902">
            <text:p>687902</text:p>
          </table:table-cell>
          <table:table-cell table:number-columns-repeated="8"/>
        </table:table-row>
        <table:table-row table:style-name="ro2" table:number-rows-repeated="2">
          <table:table-cell table:style-name="Default"/>
          <table:table-cell table:number-columns-repeated="19"/>
        </table:table-row>
        <table:table-row table:style-name="ro2">
          <table:table-cell table:style-name="ce4" office:value-type="string">
            <text:p>zero</text:p>
          </table:table-cell>
          <table:table-cell table:number-columns-repeated="19"/>
        </table:table-row>
        <table:table-row table:style-name="ro1">
          <table:table-cell office:value-type="string">
            <text:p>Open</text:p>
          </table:table-cell>
          <table:table-cell table:formula="of:=ROUNDDOWN(AVERAGE([.C30:.M30]);3)" office:value-type="float" office:value="736660.4">
            <text:p>736660.4</text:p>
          </table:table-cell>
          <table:table-cell office:value-type="float" office:value="793734">
            <text:p>793734</text:p>
          </table:table-cell>
          <table:table-cell office:value-type="float" office:value="722634">
            <text:p>722634</text:p>
          </table:table-cell>
          <table:table-cell office:value-type="float" office:value="757114">
            <text:p>757114</text:p>
          </table:table-cell>
          <table:table-cell office:value-type="float" office:value="707787">
            <text:p>707787</text:p>
          </table:table-cell>
          <table:table-cell office:value-type="float" office:value="743375">
            <text:p>743375</text:p>
          </table:table-cell>
          <table:table-cell office:value-type="float" office:value="718824">
            <text:p>718824</text:p>
          </table:table-cell>
          <table:table-cell office:value-type="float" office:value="754177">
            <text:p>754177</text:p>
          </table:table-cell>
          <table:table-cell office:value-type="float" office:value="763866">
            <text:p>763866</text:p>
          </table:table-cell>
          <table:table-cell office:value-type="float" office:value="746774">
            <text:p>746774</text:p>
          </table:table-cell>
          <table:table-cell office:value-type="float" office:value="658319">
            <text:p>658319</text:p>
          </table:table-cell>
          <table:table-cell table:number-columns-repeated="8"/>
        </table:table-row>
        <table:table-row table:style-name="ro4">
          <table:table-cell office:value-type="string">
            <text:p>Read 1KB</text:p>
          </table:table-cell>
          <table:table-cell table:formula="of:=ROUNDDOWN(AVERAGE([.C31:.M31]);3)" office:value-type="float" office:value="671303.3">
            <text:p>671303.3</text:p>
          </table:table-cell>
          <table:table-cell office:value-type="float" office:value="665223">
            <text:p>665223</text:p>
          </table:table-cell>
          <table:table-cell office:value-type="float" office:value="752774">
            <text:p>752774</text:p>
          </table:table-cell>
          <table:table-cell office:value-type="float" office:value="678140">
            <text:p>678140</text:p>
          </table:table-cell>
          <table:table-cell office:value-type="float" office:value="673346">
            <text:p>673346</text:p>
          </table:table-cell>
          <table:table-cell office:value-type="float" office:value="629837">
            <text:p>629837</text:p>
          </table:table-cell>
          <table:table-cell office:value-type="float" office:value="652394">
            <text:p>652394</text:p>
          </table:table-cell>
          <table:table-cell office:value-type="float" office:value="695509">
            <text:p>695509</text:p>
          </table:table-cell>
          <table:table-cell office:value-type="float" office:value="677078">
            <text:p>677078</text:p>
          </table:table-cell>
          <table:table-cell office:value-type="float" office:value="696664">
            <text:p>696664</text:p>
          </table:table-cell>
          <table:table-cell office:value-type="float" office:value="592068">
            <text:p>592068</text:p>
          </table:table-cell>
          <table:table-cell table:number-columns-repeated="8"/>
        </table:table-row>
        <table:table-row table:style-name="ro4">
          <table:table-cell office:value-type="string">
            <text:p>Read 2KB</text:p>
          </table:table-cell>
          <table:table-cell table:formula="of:=ROUNDDOWN(AVERAGE([.C32:.M32]);3)" office:value-type="float" office:value="744828.4">
            <text:p>744828.4</text:p>
          </table:table-cell>
          <table:table-cell office:value-type="float" office:value="767053">
            <text:p>767053</text:p>
          </table:table-cell>
          <table:table-cell office:value-type="float" office:value="803009">
            <text:p>803009</text:p>
          </table:table-cell>
          <table:table-cell office:value-type="float" office:value="804709">
            <text:p>804709</text:p>
          </table:table-cell>
          <table:table-cell office:value-type="float" office:value="799798">
            <text:p>799798</text:p>
          </table:table-cell>
          <table:table-cell office:value-type="float" office:value="673536">
            <text:p>673536</text:p>
          </table:table-cell>
          <table:table-cell office:value-type="float" office:value="627504">
            <text:p>627504</text:p>
          </table:table-cell>
          <table:table-cell office:value-type="float" office:value="672486">
            <text:p>672486</text:p>
          </table:table-cell>
          <table:table-cell office:value-type="float" office:value="870488">
            <text:p>870488</text:p>
          </table:table-cell>
          <table:table-cell office:value-type="float" office:value="657889">
            <text:p>657889</text:p>
          </table:table-cell>
          <table:table-cell office:value-type="float" office:value="771812">
            <text:p>771812</text:p>
          </table:table-cell>
          <table:table-cell table:number-columns-repeated="8"/>
        </table:table-row>
        <table:table-row table:style-name="ro4">
          <table:table-cell office:value-type="string">
            <text:p>Read 4KB</text:p>
          </table:table-cell>
          <table:table-cell table:formula="of:=ROUNDDOWN(AVERAGE([.C33:.M33]);3)" office:value-type="float" office:value="757041.8">
            <text:p>757041.8</text:p>
          </table:table-cell>
          <table:table-cell office:value-type="float" office:value="724181">
            <text:p>724181</text:p>
          </table:table-cell>
          <table:table-cell office:value-type="float" office:value="803262">
            <text:p>803262</text:p>
          </table:table-cell>
          <table:table-cell office:value-type="float" office:value="958103">
            <text:p>958103</text:p>
          </table:table-cell>
          <table:table-cell office:value-type="float" office:value="795880">
            <text:p>795880</text:p>
          </table:table-cell>
          <table:table-cell office:value-type="float" office:value="690544">
            <text:p>690544</text:p>
          </table:table-cell>
          <table:table-cell office:value-type="float" office:value="672529">
            <text:p>672529</text:p>
          </table:table-cell>
          <table:table-cell office:value-type="float" office:value="728302">
            <text:p>728302</text:p>
          </table:table-cell>
          <table:table-cell office:value-type="float" office:value="847120">
            <text:p>847120</text:p>
          </table:table-cell>
          <table:table-cell office:value-type="float" office:value="689723">
            <text:p>689723</text:p>
          </table:table-cell>
          <table:table-cell office:value-type="float" office:value="660774">
            <text:p>660774</text:p>
          </table:table-cell>
          <table:table-cell table:number-columns-repeated="8"/>
        </table:table-row>
        <table:table-row table:style-name="ro4">
          <table:table-cell office:value-type="string">
            <text:p>Read 8KB</text:p>
          </table:table-cell>
          <table:table-cell table:formula="of:=ROUNDDOWN(AVERAGE([.C34:.M34]);3)" office:value-type="float" office:value="801715.3">
            <text:p>801715.3</text:p>
          </table:table-cell>
          <table:table-cell office:value-type="float" office:value="772255">
            <text:p>772255</text:p>
          </table:table-cell>
          <table:table-cell office:value-type="float" office:value="962717">
            <text:p>962717</text:p>
          </table:table-cell>
          <table:table-cell office:value-type="float" office:value="878491">
            <text:p>878491</text:p>
          </table:table-cell>
          <table:table-cell office:value-type="float" office:value="861539">
            <text:p>861539</text:p>
          </table:table-cell>
          <table:table-cell office:value-type="float" office:value="765516">
            <text:p>765516</text:p>
          </table:table-cell>
          <table:table-cell office:value-type="float" office:value="702753">
            <text:p>702753</text:p>
          </table:table-cell>
          <table:table-cell office:value-type="float" office:value="819913">
            <text:p>819913</text:p>
          </table:table-cell>
          <table:table-cell office:value-type="float" office:value="736110">
            <text:p>736110</text:p>
          </table:table-cell>
          <table:table-cell office:value-type="float" office:value="767935">
            <text:p>767935</text:p>
          </table:table-cell>
          <table:table-cell office:value-type="float" office:value="749924">
            <text:p>749924</text:p>
          </table:table-cell>
          <table:table-cell table:number-columns-repeated="8"/>
        </table:table-row>
        <table:table-row table:style-name="ro4">
          <table:table-cell office:value-type="string">
            <text:p>Read 16KB</text:p>
          </table:table-cell>
          <table:table-cell table:formula="of:=ROUNDDOWN(AVERAGE([.C35:.M35]);3)" office:value-type="float" office:value="841669.2">
            <text:p>841669.2</text:p>
          </table:table-cell>
          <table:table-cell office:value-type="float" office:value="1040882">
            <text:p>1040882</text:p>
          </table:table-cell>
          <table:table-cell office:value-type="float" office:value="837770">
            <text:p>837770</text:p>
          </table:table-cell>
          <table:table-cell office:value-type="float" office:value="843696">
            <text:p>843696</text:p>
          </table:table-cell>
          <table:table-cell office:value-type="float" office:value="876298">
            <text:p>876298</text:p>
          </table:table-cell>
          <table:table-cell office:value-type="float" office:value="733931">
            <text:p>733931</text:p>
          </table:table-cell>
          <table:table-cell office:value-type="float" office:value="697379">
            <text:p>697379</text:p>
          </table:table-cell>
          <table:table-cell office:value-type="float" office:value="828280">
            <text:p>828280</text:p>
          </table:table-cell>
          <table:table-cell office:value-type="float" office:value="851439">
            <text:p>851439</text:p>
          </table:table-cell>
          <table:table-cell office:value-type="float" office:value="906176">
            <text:p>906176</text:p>
          </table:table-cell>
          <table:table-cell office:value-type="float" office:value="800841">
            <text:p>800841</text:p>
          </table:table-cell>
          <table:table-cell table:number-columns-repeated="8"/>
        </table:table-row>
        <table:table-row table:style-name="ro4">
          <table:table-cell office:value-type="string">
            <text:p>Read 32KB</text:p>
          </table:table-cell>
          <table:table-cell table:formula="of:=ROUNDDOWN(AVERAGE([.C36:.M36]);3)" office:value-type="float" office:value="1163251.1">
            <text:p>1163251.1</text:p>
          </table:table-cell>
          <table:table-cell office:value-type="float" office:value="1214353">
            <text:p>1214353</text:p>
          </table:table-cell>
          <table:table-cell office:value-type="float" office:value="1144648">
            <text:p>1144648</text:p>
          </table:table-cell>
          <table:table-cell office:value-type="float" office:value="1182019">
            <text:p>1182019</text:p>
          </table:table-cell>
          <table:table-cell office:value-type="float" office:value="1194569">
            <text:p>1194569</text:p>
          </table:table-cell>
          <table:table-cell office:value-type="float" office:value="1097354">
            <text:p>1097354</text:p>
          </table:table-cell>
          <table:table-cell office:value-type="float" office:value="1005379">
            <text:p>1005379</text:p>
          </table:table-cell>
          <table:table-cell office:value-type="float" office:value="1235106">
            <text:p>1235106</text:p>
          </table:table-cell>
          <table:table-cell office:value-type="float" office:value="1204441">
            <text:p>1204441</text:p>
          </table:table-cell>
          <table:table-cell office:value-type="float" office:value="1230727">
            <text:p>1230727</text:p>
          </table:table-cell>
          <table:table-cell office:value-type="float" office:value="1123915">
            <text:p>1123915</text:p>
          </table:table-cell>
          <table:table-cell table:number-columns-repeated="8"/>
        </table:table-row>
        <table:table-row table:style-name="ro4">
          <table:table-cell office:value-type="string">
            <text:p>Read 64KB</text:p>
          </table:table-cell>
          <table:table-cell table:formula="of:=ROUNDDOWN(AVERAGE([.C37:.M37]);3)" office:value-type="float" office:value="1705944.9">
            <text:p>1705944.9</text:p>
          </table:table-cell>
          <table:table-cell office:value-type="float" office:value="1747353">
            <text:p>1747353</text:p>
          </table:table-cell>
          <table:table-cell office:value-type="float" office:value="1743720">
            <text:p>1743720</text:p>
          </table:table-cell>
          <table:table-cell office:value-type="float" office:value="1576350">
            <text:p>1576350</text:p>
          </table:table-cell>
          <table:table-cell office:value-type="float" office:value="1683652">
            <text:p>1683652</text:p>
          </table:table-cell>
          <table:table-cell office:value-type="float" office:value="1627027">
            <text:p>1627027</text:p>
          </table:table-cell>
          <table:table-cell office:value-type="float" office:value="1595966">
            <text:p>1595966</text:p>
          </table:table-cell>
          <table:table-cell office:value-type="float" office:value="1936132">
            <text:p>1936132</text:p>
          </table:table-cell>
          <table:table-cell office:value-type="float" office:value="1803281">
            <text:p>1803281</text:p>
          </table:table-cell>
          <table:table-cell office:value-type="float" office:value="1710457">
            <text:p>1710457</text:p>
          </table:table-cell>
          <table:table-cell office:value-type="float" office:value="1635511">
            <text:p>1635511</text:p>
          </table:table-cell>
          <table:table-cell table:number-columns-repeated="8"/>
        </table:table-row>
        <table:table-row table:style-name="ro4">
          <table:table-cell office:value-type="string">
            <text:p>Read 128KB</text:p>
          </table:table-cell>
          <table:table-cell table:formula="of:=ROUNDDOWN(AVERAGE([.C38:.M38]);3)" office:value-type="float" office:value="3012603">
            <text:p>3012603</text:p>
          </table:table-cell>
          <table:table-cell office:value-type="float" office:value="3393556">
            <text:p>3393556</text:p>
          </table:table-cell>
          <table:table-cell office:value-type="float" office:value="2888990">
            <text:p>2888990</text:p>
          </table:table-cell>
          <table:table-cell office:value-type="float" office:value="2856310">
            <text:p>2856310</text:p>
          </table:table-cell>
          <table:table-cell office:value-type="float" office:value="3267873">
            <text:p>3267873</text:p>
          </table:table-cell>
          <table:table-cell office:value-type="float" office:value="2848006">
            <text:p>2848006</text:p>
          </table:table-cell>
          <table:table-cell office:value-type="float" office:value="2866292">
            <text:p>2866292</text:p>
          </table:table-cell>
          <table:table-cell office:value-type="float" office:value="2843860">
            <text:p>2843860</text:p>
          </table:table-cell>
          <table:table-cell office:value-type="float" office:value="3138712">
            <text:p>3138712</text:p>
          </table:table-cell>
          <table:table-cell office:value-type="float" office:value="3188417">
            <text:p>3188417</text:p>
          </table:table-cell>
          <table:table-cell office:value-type="float" office:value="2834014">
            <text:p>2834014</text:p>
          </table:table-cell>
          <table:table-cell table:number-columns-repeated="8"/>
        </table:table-row>
        <table:table-row table:style-name="ro4">
          <table:table-cell office:value-type="string">
            <text:p>Read 200KB</text:p>
          </table:table-cell>
          <table:table-cell table:formula="of:=ROUNDDOWN(AVERAGE([.C39:.M39]);3)" office:value-type="float" office:value="4096163.8">
            <text:p>4096163.8</text:p>
          </table:table-cell>
          <table:table-cell office:value-type="float" office:value="4259721">
            <text:p>4259721</text:p>
          </table:table-cell>
          <table:table-cell office:value-type="float" office:value="4360930">
            <text:p>4360930</text:p>
          </table:table-cell>
          <table:table-cell office:value-type="float" office:value="3929047">
            <text:p>3929047</text:p>
          </table:table-cell>
          <table:table-cell office:value-type="float" office:value="4440881">
            <text:p>4440881</text:p>
          </table:table-cell>
          <table:table-cell office:value-type="float" office:value="3956117">
            <text:p>3956117</text:p>
          </table:table-cell>
          <table:table-cell office:value-type="float" office:value="4047340">
            <text:p>4047340</text:p>
          </table:table-cell>
          <table:table-cell office:value-type="float" office:value="3873897">
            <text:p>3873897</text:p>
          </table:table-cell>
          <table:table-cell office:value-type="float" office:value="4240246">
            <text:p>4240246</text:p>
          </table:table-cell>
          <table:table-cell office:value-type="float" office:value="4276363">
            <text:p>4276363</text:p>
          </table:table-cell>
          <table:table-cell office:value-type="float" office:value="3577096">
            <text:p>3577096</text:p>
          </table:table-cell>
          <table:table-cell table:number-columns-repeated="8"/>
        </table:table-row>
        <table:table-row table:style-name="ro4">
          <table:table-cell office:value-type="string">
            <text:p>Close</text:p>
          </table:table-cell>
          <table:table-cell table:formula="of:=ROUNDDOWN(AVERAGE([.C40:.M40]);3)" office:value-type="float" office:value="670350.3">
            <text:p>670350.3</text:p>
          </table:table-cell>
          <table:table-cell office:value-type="float" office:value="628738">
            <text:p>628738</text:p>
          </table:table-cell>
          <table:table-cell office:value-type="float" office:value="732580">
            <text:p>732580</text:p>
          </table:table-cell>
          <table:table-cell office:value-type="float" office:value="608636">
            <text:p>608636</text:p>
          </table:table-cell>
          <table:table-cell office:value-type="float" office:value="698084">
            <text:p>698084</text:p>
          </table:table-cell>
          <table:table-cell office:value-type="float" office:value="643643">
            <text:p>643643</text:p>
          </table:table-cell>
          <table:table-cell office:value-type="float" office:value="550577">
            <text:p>550577</text:p>
          </table:table-cell>
          <table:table-cell office:value-type="float" office:value="697970">
            <text:p>697970</text:p>
          </table:table-cell>
          <table:table-cell office:value-type="float" office:value="904093">
            <text:p>904093</text:p>
          </table:table-cell>
          <table:table-cell office:value-type="float" office:value="669060">
            <text:p>669060</text:p>
          </table:table-cell>
          <table:table-cell office:value-type="float" office:value="570122">
            <text:p>570122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9"/>
        </table:table-row>
        <table:table-row table:style-name="ro2">
          <table:table-cell table:style-name="Default" office:value-type="string">
            <text:p>LOCAL</text:p>
          </table:table-cell>
          <table:table-cell table:number-columns-repeated="19"/>
        </table:table-row>
        <table:table-row table:style-name="ro3">
          <table:table-cell table:style-name="ce4" office:value-type="string">
            <text:p>urandom</text:p>
          </table:table-cell>
          <table:table-cell table:number-columns-repeated="19"/>
        </table:table-row>
        <table:table-row table:style-name="ro1">
          <table:table-cell office:value-type="string">
            <text:p>Open</text:p>
          </table:table-cell>
          <table:table-cell table:formula="of:=ROUNDDOWN(AVERAGE([.C44:.M44]);3)" office:value-type="float" office:value="10350.5">
            <text:p>10350.5</text:p>
          </table:table-cell>
          <table:table-cell office:value-type="float" office:value="13556">
            <text:p>13556</text:p>
          </table:table-cell>
          <table:table-cell office:value-type="float" office:value="12825">
            <text:p>12825</text:p>
          </table:table-cell>
          <table:table-cell office:value-type="float" office:value="9419">
            <text:p>9419</text:p>
          </table:table-cell>
          <table:table-cell office:value-type="float" office:value="7037">
            <text:p>7037</text:p>
          </table:table-cell>
          <table:table-cell office:value-type="float" office:value="13048">
            <text:p>13048</text:p>
          </table:table-cell>
          <table:table-cell office:value-type="float" office:value="12213">
            <text:p>12213</text:p>
          </table:table-cell>
          <table:table-cell office:value-type="float" office:value="8223">
            <text:p>8223</text:p>
          </table:table-cell>
          <table:table-cell office:value-type="float" office:value="13684">
            <text:p>13684</text:p>
          </table:table-cell>
          <table:table-cell office:value-type="float" office:value="6126">
            <text:p>6126</text:p>
          </table:table-cell>
          <table:table-cell office:value-type="float" office:value="7374">
            <text:p>7374</text:p>
          </table:table-cell>
          <table:table-cell table:number-columns-repeated="8"/>
        </table:table-row>
        <table:table-row table:style-name="ro4">
          <table:table-cell office:value-type="string">
            <text:p>Read 1KB</text:p>
          </table:table-cell>
          <table:table-cell table:formula="of:=ROUNDDOWN(AVERAGE([.C45:.M45]);3)" office:value-type="float" office:value="150012.6">
            <text:p>150012.6</text:p>
          </table:table-cell>
          <table:table-cell office:value-type="float" office:value="272739">
            <text:p>272739</text:p>
          </table:table-cell>
          <table:table-cell office:value-type="float" office:value="70019">
            <text:p>70019</text:p>
          </table:table-cell>
          <table:table-cell office:value-type="float" office:value="67855">
            <text:p>67855</text:p>
          </table:table-cell>
          <table:table-cell office:value-type="float" office:value="68071">
            <text:p>68071</text:p>
          </table:table-cell>
          <table:table-cell office:value-type="float" office:value="251842">
            <text:p>251842</text:p>
          </table:table-cell>
          <table:table-cell office:value-type="float" office:value="241396">
            <text:p>241396</text:p>
          </table:table-cell>
          <table:table-cell office:value-type="float" office:value="67656">
            <text:p>67656</text:p>
          </table:table-cell>
          <table:table-cell office:value-type="float" office:value="251606">
            <text:p>251606</text:p>
          </table:table-cell>
          <table:table-cell office:value-type="float" office:value="141057">
            <text:p>141057</text:p>
          </table:table-cell>
          <table:table-cell office:value-type="float" office:value="67885">
            <text:p>67885</text:p>
          </table:table-cell>
          <table:table-cell table:number-columns-repeated="8"/>
        </table:table-row>
        <table:table-row table:style-name="ro4">
          <table:table-cell office:value-type="string">
            <text:p>Read 2KB</text:p>
          </table:table-cell>
          <table:table-cell table:formula="of:=ROUNDDOWN(AVERAGE([.C46:.M46]);3)" office:value-type="float" office:value="292190.5">
            <text:p>292190.5</text:p>
          </table:table-cell>
          <table:table-cell office:value-type="float" office:value="492292">
            <text:p>492292</text:p>
          </table:table-cell>
          <table:table-cell office:value-type="float" office:value="498632">
            <text:p>498632</text:p>
          </table:table-cell>
          <table:table-cell office:value-type="float" office:value="120336">
            <text:p>120336</text:p>
          </table:table-cell>
          <table:table-cell office:value-type="float" office:value="115416">
            <text:p>115416</text:p>
          </table:table-cell>
          <table:table-cell office:value-type="float" office:value="542962">
            <text:p>542962</text:p>
          </table:table-cell>
          <table:table-cell office:value-type="float" office:value="172232">
            <text:p>172232</text:p>
          </table:table-cell>
          <table:table-cell office:value-type="float" office:value="126559">
            <text:p>126559</text:p>
          </table:table-cell>
          <table:table-cell office:value-type="float" office:value="491147">
            <text:p>491147</text:p>
          </table:table-cell>
          <table:table-cell office:value-type="float" office:value="246206">
            <text:p>246206</text:p>
          </table:table-cell>
          <table:table-cell office:value-type="float" office:value="116123">
            <text:p>116123</text:p>
          </table:table-cell>
          <table:table-cell table:number-columns-repeated="8"/>
        </table:table-row>
        <table:table-row table:style-name="ro4">
          <table:table-cell office:value-type="string">
            <text:p>Read 4KB</text:p>
          </table:table-cell>
          <table:table-cell table:formula="of:=ROUNDDOWN(AVERAGE([.C47:.M47]);3)" office:value-type="float" office:value="505679.5">
            <text:p>505679.5</text:p>
          </table:table-cell>
          <table:table-cell office:value-type="float" office:value="989698">
            <text:p>989698</text:p>
          </table:table-cell>
          <table:table-cell office:value-type="float" office:value="242596">
            <text:p>242596</text:p>
          </table:table-cell>
          <table:table-cell office:value-type="float" office:value="244941">
            <text:p>244941</text:p>
          </table:table-cell>
          <table:table-cell office:value-type="float" office:value="249544">
            <text:p>249544</text:p>
          </table:table-cell>
          <table:table-cell office:value-type="float" office:value="993362">
            <text:p>993362</text:p>
          </table:table-cell>
          <table:table-cell office:value-type="float" office:value="340828">
            <text:p>340828</text:p>
          </table:table-cell>
          <table:table-cell office:value-type="float" office:value="244841">
            <text:p>244841</text:p>
          </table:table-cell>
          <table:table-cell office:value-type="float" office:value="989154">
            <text:p>989154</text:p>
          </table:table-cell>
          <table:table-cell office:value-type="float" office:value="490077">
            <text:p>490077</text:p>
          </table:table-cell>
          <table:table-cell office:value-type="float" office:value="271754">
            <text:p>271754</text:p>
          </table:table-cell>
          <table:table-cell table:number-columns-repeated="8"/>
        </table:table-row>
        <table:table-row table:style-name="ro4">
          <table:table-cell office:value-type="string">
            <text:p>Read 8KB</text:p>
          </table:table-cell>
          <table:table-cell table:formula="of:=ROUNDDOWN(AVERAGE([.C48:.M48]);3)" office:value-type="float" office:value="1052189.8">
            <text:p>1052189.8</text:p>
          </table:table-cell>
          <table:table-cell office:value-type="float" office:value="2027201">
            <text:p>2027201</text:p>
          </table:table-cell>
          <table:table-cell office:value-type="float" office:value="971765">
            <text:p>971765</text:p>
          </table:table-cell>
          <table:table-cell office:value-type="float" office:value="471227">
            <text:p>471227</text:p>
          </table:table-cell>
          <table:table-cell office:value-type="float" office:value="473643">
            <text:p>473643</text:p>
          </table:table-cell>
          <table:table-cell office:value-type="float" office:value="2010761">
            <text:p>2010761</text:p>
          </table:table-cell>
          <table:table-cell office:value-type="float" office:value="638056">
            <text:p>638056</text:p>
          </table:table-cell>
          <table:table-cell office:value-type="float" office:value="471496">
            <text:p>471496</text:p>
          </table:table-cell>
          <table:table-cell office:value-type="float" office:value="1987716">
            <text:p>1987716</text:p>
          </table:table-cell>
          <table:table-cell office:value-type="float" office:value="990353">
            <text:p>990353</text:p>
          </table:table-cell>
          <table:table-cell office:value-type="float" office:value="479680">
            <text:p>479680</text:p>
          </table:table-cell>
          <table:table-cell table:number-columns-repeated="8"/>
        </table:table-row>
        <table:table-row table:style-name="ro4">
          <table:table-cell office:value-type="string">
            <text:p>Read 16KB</text:p>
          </table:table-cell>
          <table:table-cell table:formula="of:=ROUNDDOWN(AVERAGE([.C49:.M49]);3)" office:value-type="float" office:value="1973865.7">
            <text:p>1973865.7</text:p>
          </table:table-cell>
          <table:table-cell office:value-type="float" office:value="3991288">
            <text:p>3991288</text:p>
          </table:table-cell>
          <table:table-cell office:value-type="float" office:value="971828">
            <text:p>971828</text:p>
          </table:table-cell>
          <table:table-cell office:value-type="float" office:value="963728">
            <text:p>963728</text:p>
          </table:table-cell>
          <table:table-cell office:value-type="float" office:value="970315">
            <text:p>970315</text:p>
          </table:table-cell>
          <table:table-cell office:value-type="float" office:value="4020911">
            <text:p>4020911</text:p>
          </table:table-cell>
          <table:table-cell office:value-type="float" office:value="958444">
            <text:p>958444</text:p>
          </table:table-cell>
          <table:table-cell office:value-type="float" office:value="960813">
            <text:p>960813</text:p>
          </table:table-cell>
          <table:table-cell office:value-type="float" office:value="3955280">
            <text:p>3955280</text:p>
          </table:table-cell>
          <table:table-cell office:value-type="float" office:value="1985506">
            <text:p>1985506</text:p>
          </table:table-cell>
          <table:table-cell office:value-type="float" office:value="960544">
            <text:p>960544</text:p>
          </table:table-cell>
          <table:table-cell table:number-columns-repeated="8"/>
        </table:table-row>
        <table:table-row table:style-name="ro4">
          <table:table-cell office:value-type="string">
            <text:p>Read 32KB</text:p>
          </table:table-cell>
          <table:table-cell table:formula="of:=ROUNDDOWN(AVERAGE([.C50:.M50]);3)" office:value-type="float" office:value="4195171.6">
            <text:p>4195171.6</text:p>
          </table:table-cell>
          <table:table-cell office:value-type="float" office:value="7920043">
            <text:p>7920043</text:p>
          </table:table-cell>
          <table:table-cell office:value-type="float" office:value="1924559">
            <text:p>1924559</text:p>
          </table:table-cell>
          <table:table-cell office:value-type="float" office:value="1938694">
            <text:p>1938694</text:p>
          </table:table-cell>
          <table:table-cell office:value-type="float" office:value="4500464">
            <text:p>4500464</text:p>
          </table:table-cell>
          <table:table-cell office:value-type="float" office:value="7929902">
            <text:p>7929902</text:p>
          </table:table-cell>
          <table:table-cell office:value-type="float" office:value="1924927">
            <text:p>1924927</text:p>
          </table:table-cell>
          <table:table-cell office:value-type="float" office:value="1967861">
            <text:p>1967861</text:p>
          </table:table-cell>
          <table:table-cell office:value-type="float" office:value="7931497">
            <text:p>7931497</text:p>
          </table:table-cell>
          <table:table-cell office:value-type="float" office:value="3950674">
            <text:p>3950674</text:p>
          </table:table-cell>
          <table:table-cell office:value-type="float" office:value="1963095">
            <text:p>1963095</text:p>
          </table:table-cell>
          <table:table-cell table:number-columns-repeated="8"/>
        </table:table-row>
        <table:table-row table:style-name="ro4">
          <table:table-cell office:value-type="string">
            <text:p>Read 64KB</text:p>
          </table:table-cell>
          <table:table-cell table:formula="of:=ROUNDDOWN(AVERAGE([.C51:.M51]);3)" office:value-type="float" office:value="6358917.9">
            <text:p>6358917.9</text:p>
          </table:table-cell>
          <table:table-cell office:value-type="float" office:value="6436941">
            <text:p>6436941</text:p>
          </table:table-cell>
          <table:table-cell office:value-type="float" office:value="3852821">
            <text:p>3852821</text:p>
          </table:table-cell>
          <table:table-cell office:value-type="float" office:value="3850829">
            <text:p>3850829</text:p>
          </table:table-cell>
          <table:table-cell office:value-type="float" office:value="3845682">
            <text:p>3845682</text:p>
          </table:table-cell>
          <table:table-cell office:value-type="float" office:value="10337405">
            <text:p>10337405</text:p>
          </table:table-cell>
          <table:table-cell office:value-type="float" office:value="3830851">
            <text:p>3830851</text:p>
          </table:table-cell>
          <table:table-cell office:value-type="float" office:value="3855636">
            <text:p>3855636</text:p>
          </table:table-cell>
          <table:table-cell office:value-type="float" office:value="15824884">
            <text:p>15824884</text:p>
          </table:table-cell>
          <table:table-cell office:value-type="float" office:value="7891293">
            <text:p>7891293</text:p>
          </table:table-cell>
          <table:table-cell office:value-type="float" office:value="3862837">
            <text:p>3862837</text:p>
          </table:table-cell>
          <table:table-cell table:number-columns-repeated="8"/>
        </table:table-row>
        <table:table-row table:style-name="ro4">
          <table:table-cell office:value-type="string">
            <text:p>Read 128KB</text:p>
          </table:table-cell>
          <table:table-cell table:formula="of:=ROUNDDOWN(AVERAGE([.C52:.M52]);3)" office:value-type="float" office:value="9558942.6">
            <text:p>9558942.6</text:p>
          </table:table-cell>
          <table:table-cell office:value-type="float" office:value="7657839">
            <text:p>7657839</text:p>
          </table:table-cell>
          <table:table-cell office:value-type="float" office:value="7698117">
            <text:p>7698117</text:p>
          </table:table-cell>
          <table:table-cell office:value-type="float" office:value="7683986">
            <text:p>7683986</text:p>
          </table:table-cell>
          <table:table-cell office:value-type="float" office:value="7689524">
            <text:p>7689524</text:p>
          </table:table-cell>
          <table:table-cell office:value-type="float" office:value="7712003">
            <text:p>7712003</text:p>
          </table:table-cell>
          <table:table-cell office:value-type="float" office:value="7653006">
            <text:p>7653006</text:p>
          </table:table-cell>
          <table:table-cell office:value-type="float" office:value="7694367">
            <text:p>7694367</text:p>
          </table:table-cell>
          <table:table-cell office:value-type="float" office:value="22042121">
            <text:p>22042121</text:p>
          </table:table-cell>
          <table:table-cell office:value-type="float" office:value="12092056">
            <text:p>12092056</text:p>
          </table:table-cell>
          <table:table-cell office:value-type="float" office:value="7666407">
            <text:p>7666407</text:p>
          </table:table-cell>
          <table:table-cell table:number-columns-repeated="8"/>
        </table:table-row>
        <table:table-row table:style-name="ro4">
          <table:table-cell office:value-type="string">
            <text:p>Read 200KB</text:p>
          </table:table-cell>
          <table:table-cell table:formula="of:=ROUNDDOWN(AVERAGE([.C53:.M53]);3)" office:value-type="float" office:value="16774830">
            <text:p>16774830</text:p>
          </table:table-cell>
          <table:table-cell office:value-type="float" office:value="11977040">
            <text:p>11977040</text:p>
          </table:table-cell>
          <table:table-cell office:value-type="float" office:value="27312277">
            <text:p>27312277</text:p>
          </table:table-cell>
          <table:table-cell office:value-type="float" office:value="11958552">
            <text:p>11958552</text:p>
          </table:table-cell>
          <table:table-cell office:value-type="float" office:value="12038877">
            <text:p>12038877</text:p>
          </table:table-cell>
          <table:table-cell office:value-type="float" office:value="14101315">
            <text:p>14101315</text:p>
          </table:table-cell>
          <table:table-cell office:value-type="float" office:value="27288153">
            <text:p>27288153</text:p>
          </table:table-cell>
          <table:table-cell office:value-type="float" office:value="11964719">
            <text:p>11964719</text:p>
          </table:table-cell>
          <table:table-cell office:value-type="float" office:value="11920417">
            <text:p>11920417</text:p>
          </table:table-cell>
          <table:table-cell office:value-type="float" office:value="11920718">
            <text:p>11920718</text:p>
          </table:table-cell>
          <table:table-cell office:value-type="float" office:value="27266232">
            <text:p>27266232</text:p>
          </table:table-cell>
          <table:table-cell table:number-columns-repeated="8"/>
        </table:table-row>
        <table:table-row table:style-name="ro4">
          <table:table-cell office:value-type="string">
            <text:p>Close</text:p>
          </table:table-cell>
          <table:table-cell table:formula="of:=ROUNDDOWN(AVERAGE([.C54:.M54]);3)" office:value-type="float" office:value="1930.8">
            <text:p>1930.8</text:p>
          </table:table-cell>
          <table:table-cell office:value-type="float" office:value="1385">
            <text:p>1385</text:p>
          </table:table-cell>
          <table:table-cell office:value-type="float" office:value="2680">
            <text:p>2680</text:p>
          </table:table-cell>
          <table:table-cell office:value-type="float" office:value="1277">
            <text:p>1277</text:p>
          </table:table-cell>
          <table:table-cell office:value-type="float" office:value="3279">
            <text:p>3279</text:p>
          </table:table-cell>
          <table:table-cell office:value-type="float" office:value="1583">
            <text:p>1583</text:p>
          </table:table-cell>
          <table:table-cell office:value-type="float" office:value="2715">
            <text:p>2715</text:p>
          </table:table-cell>
          <table:table-cell office:value-type="float" office:value="2761">
            <text:p>2761</text:p>
          </table:table-cell>
          <table:table-cell office:value-type="float" office:value="1273">
            <text:p>1273</text:p>
          </table:table-cell>
          <table:table-cell office:value-type="float" office:value="1041">
            <text:p>1041</text:p>
          </table:table-cell>
          <table:table-cell office:value-type="float" office:value="1314">
            <text:p>1314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9"/>
        </table:table-row>
        <table:table-row table:style-name="ro2">
          <table:table-cell table:style-name="ce4"/>
          <table:table-cell table:number-columns-repeated="19"/>
        </table:table-row>
        <table:table-row table:style-name="ro2">
          <table:table-cell table:style-name="ce4" office:value-type="string">
            <text:p>fb0</text:p>
          </table:table-cell>
          <table:table-cell table:number-columns-repeated="19"/>
        </table:table-row>
        <table:table-row table:style-name="ro1">
          <table:table-cell office:value-type="string">
            <text:p>Open</text:p>
          </table:table-cell>
          <table:table-cell table:formula="of:=ROUNDDOWN(AVERAGE([.C58:.M58]);3)" office:value-type="float" office:value="14028.9">
            <text:p>14028.9</text:p>
          </table:table-cell>
          <table:table-cell office:value-type="float" office:value="15692">
            <text:p>15692</text:p>
          </table:table-cell>
          <table:table-cell office:value-type="float" office:value="13689">
            <text:p>13689</text:p>
          </table:table-cell>
          <table:table-cell office:value-type="float" office:value="14772">
            <text:p>14772</text:p>
          </table:table-cell>
          <table:table-cell office:value-type="float" office:value="14417">
            <text:p>14417</text:p>
          </table:table-cell>
          <table:table-cell office:value-type="float" office:value="15753">
            <text:p>15753</text:p>
          </table:table-cell>
          <table:table-cell office:value-type="float" office:value="6184">
            <text:p>6184</text:p>
          </table:table-cell>
          <table:table-cell office:value-type="float" office:value="22564">
            <text:p>22564</text:p>
          </table:table-cell>
          <table:table-cell office:value-type="float" office:value="8626">
            <text:p>8626</text:p>
          </table:table-cell>
          <table:table-cell office:value-type="float" office:value="13966">
            <text:p>13966</text:p>
          </table:table-cell>
          <table:table-cell office:value-type="float" office:value="14626">
            <text:p>14626</text:p>
          </table:table-cell>
          <table:table-cell table:number-columns-repeated="8"/>
        </table:table-row>
        <table:table-row table:style-name="ro4">
          <table:table-cell office:value-type="string">
            <text:p>Read 1KB</text:p>
          </table:table-cell>
          <table:table-cell table:formula="of:=ROUNDDOWN(AVERAGE([.C59:.M59]);3)" office:value-type="float" office:value="87784.4">
            <text:p>87784.4</text:p>
          </table:table-cell>
          <table:table-cell office:value-type="float" office:value="86685">
            <text:p>86685</text:p>
          </table:table-cell>
          <table:table-cell office:value-type="float" office:value="84524">
            <text:p>84524</text:p>
          </table:table-cell>
          <table:table-cell office:value-type="float" office:value="84821">
            <text:p>84821</text:p>
          </table:table-cell>
          <table:table-cell office:value-type="float" office:value="84929">
            <text:p>84929</text:p>
          </table:table-cell>
          <table:table-cell office:value-type="float" office:value="84908">
            <text:p>84908</text:p>
          </table:table-cell>
          <table:table-cell office:value-type="float" office:value="78793">
            <text:p>78793</text:p>
          </table:table-cell>
          <table:table-cell office:value-type="float" office:value="86415">
            <text:p>86415</text:p>
          </table:table-cell>
          <table:table-cell office:value-type="float" office:value="79696">
            <text:p>79696</text:p>
          </table:table-cell>
          <table:table-cell office:value-type="float" office:value="122259">
            <text:p>122259</text:p>
          </table:table-cell>
          <table:table-cell office:value-type="float" office:value="84814">
            <text:p>84814</text:p>
          </table:table-cell>
          <table:table-cell table:number-columns-repeated="8"/>
        </table:table-row>
        <table:table-row table:style-name="ro4">
          <table:table-cell office:value-type="string">
            <text:p>Read 2KB</text:p>
          </table:table-cell>
          <table:table-cell table:formula="of:=ROUNDDOWN(AVERAGE([.C60:.M60]);3)" office:value-type="float" office:value="208898.7">
            <text:p>208898.7</text:p>
          </table:table-cell>
          <table:table-cell office:value-type="float" office:value="162754">
            <text:p>162754</text:p>
          </table:table-cell>
          <table:table-cell office:value-type="float" office:value="177462">
            <text:p>177462</text:p>
          </table:table-cell>
          <table:table-cell office:value-type="float" office:value="197603">
            <text:p>197603</text:p>
          </table:table-cell>
          <table:table-cell office:value-type="float" office:value="167567">
            <text:p>167567</text:p>
          </table:table-cell>
          <table:table-cell office:value-type="float" office:value="166905">
            <text:p>166905</text:p>
          </table:table-cell>
          <table:table-cell office:value-type="float" office:value="152751">
            <text:p>152751</text:p>
          </table:table-cell>
          <table:table-cell office:value-type="float" office:value="586539">
            <text:p>586539</text:p>
          </table:table-cell>
          <table:table-cell office:value-type="float" office:value="155034">
            <text:p>155034</text:p>
          </table:table-cell>
          <table:table-cell office:value-type="float" office:value="161724">
            <text:p>161724</text:p>
          </table:table-cell>
          <table:table-cell office:value-type="float" office:value="160648">
            <text:p>160648</text:p>
          </table:table-cell>
          <table:table-cell table:number-columns-repeated="8"/>
        </table:table-row>
        <table:table-row table:style-name="ro4">
          <table:table-cell office:value-type="string">
            <text:p>Read 4KB</text:p>
          </table:table-cell>
          <table:table-cell table:formula="of:=ROUNDDOWN(AVERAGE([.C61:.M61]);3)" office:value-type="float" office:value="325663.8">
            <text:p>325663.8</text:p>
          </table:table-cell>
          <table:table-cell office:value-type="float" office:value="322371">
            <text:p>322371</text:p>
          </table:table-cell>
          <table:table-cell office:value-type="float" office:value="320849">
            <text:p>320849</text:p>
          </table:table-cell>
          <table:table-cell office:value-type="float" office:value="321878">
            <text:p>321878</text:p>
          </table:table-cell>
          <table:table-cell office:value-type="float" office:value="368097">
            <text:p>368097</text:p>
          </table:table-cell>
          <table:table-cell office:value-type="float" office:value="345167">
            <text:p>345167</text:p>
          </table:table-cell>
          <table:table-cell office:value-type="float" office:value="305550">
            <text:p>305550</text:p>
          </table:table-cell>
          <table:table-cell office:value-type="float" office:value="321692">
            <text:p>321692</text:p>
          </table:table-cell>
          <table:table-cell office:value-type="float" office:value="308613">
            <text:p>308613</text:p>
          </table:table-cell>
          <table:table-cell office:value-type="float" office:value="321938">
            <text:p>321938</text:p>
          </table:table-cell>
          <table:table-cell office:value-type="float" office:value="320483">
            <text:p>320483</text:p>
          </table:table-cell>
          <table:table-cell table:number-columns-repeated="8"/>
        </table:table-row>
        <table:table-row table:style-name="ro4">
          <table:table-cell office:value-type="string">
            <text:p>Read 8KB</text:p>
          </table:table-cell>
          <table:table-cell table:formula="of:=ROUNDDOWN(AVERAGE([.C62:.M62]);3)" office:value-type="float" office:value="666610.7">
            <text:p>666610.7</text:p>
          </table:table-cell>
          <table:table-cell office:value-type="float" office:value="661021">
            <text:p>661021</text:p>
          </table:table-cell>
          <table:table-cell office:value-type="float" office:value="652148">
            <text:p>652148</text:p>
          </table:table-cell>
          <table:table-cell office:value-type="float" office:value="663596">
            <text:p>663596</text:p>
          </table:table-cell>
          <table:table-cell office:value-type="float" office:value="622333">
            <text:p>622333</text:p>
          </table:table-cell>
          <table:table-cell office:value-type="float" office:value="826850">
            <text:p>826850</text:p>
          </table:table-cell>
          <table:table-cell office:value-type="float" office:value="629714">
            <text:p>629714</text:p>
          </table:table-cell>
          <table:table-cell office:value-type="float" office:value="658642">
            <text:p>658642</text:p>
          </table:table-cell>
          <table:table-cell office:value-type="float" office:value="636175">
            <text:p>636175</text:p>
          </table:table-cell>
          <table:table-cell office:value-type="float" office:value="659184">
            <text:p>659184</text:p>
          </table:table-cell>
          <table:table-cell office:value-type="float" office:value="656444">
            <text:p>656444</text:p>
          </table:table-cell>
          <table:table-cell table:number-columns-repeated="8"/>
        </table:table-row>
        <table:table-row table:style-name="ro4">
          <table:table-cell office:value-type="string">
            <text:p>Read 16KB</text:p>
          </table:table-cell>
          <table:table-cell table:formula="of:=ROUNDDOWN(AVERAGE([.C63:.M63]);3)" office:value-type="float" office:value="1300730.5">
            <text:p>1300730.5</text:p>
          </table:table-cell>
          <table:table-cell office:value-type="float" office:value="1315819">
            <text:p>1315819</text:p>
          </table:table-cell>
          <table:table-cell office:value-type="float" office:value="1343922">
            <text:p>1343922</text:p>
          </table:table-cell>
          <table:table-cell office:value-type="float" office:value="1310284">
            <text:p>1310284</text:p>
          </table:table-cell>
          <table:table-cell office:value-type="float" office:value="1276132">
            <text:p>1276132</text:p>
          </table:table-cell>
          <table:table-cell office:value-type="float" office:value="1308822">
            <text:p>1308822</text:p>
          </table:table-cell>
          <table:table-cell office:value-type="float" office:value="1233619">
            <text:p>1233619</text:p>
          </table:table-cell>
          <table:table-cell office:value-type="float" office:value="1303849">
            <text:p>1303849</text:p>
          </table:table-cell>
          <table:table-cell office:value-type="float" office:value="1248350">
            <text:p>1248350</text:p>
          </table:table-cell>
          <table:table-cell office:value-type="float" office:value="1303590">
            <text:p>1303590</text:p>
          </table:table-cell>
          <table:table-cell office:value-type="float" office:value="1362918">
            <text:p>1362918</text:p>
          </table:table-cell>
          <table:table-cell table:number-columns-repeated="8"/>
        </table:table-row>
        <table:table-row table:style-name="ro4">
          <table:table-cell office:value-type="string">
            <text:p>Read 32KB</text:p>
          </table:table-cell>
          <table:table-cell table:formula="of:=ROUNDDOWN(AVERAGE([.C64:.M64]);3)" office:value-type="float" office:value="3055669.9">
            <text:p>3055669.9</text:p>
          </table:table-cell>
          <table:table-cell office:value-type="float" office:value="3651654">
            <text:p>3651654</text:p>
          </table:table-cell>
          <table:table-cell office:value-type="float" office:value="2612460">
            <text:p>2612460</text:p>
          </table:table-cell>
          <table:table-cell office:value-type="float" office:value="2655170">
            <text:p>2655170</text:p>
          </table:table-cell>
          <table:table-cell office:value-type="float" office:value="2522009">
            <text:p>2522009</text:p>
          </table:table-cell>
          <table:table-cell office:value-type="float" office:value="2755062">
            <text:p>2755062</text:p>
          </table:table-cell>
          <table:table-cell office:value-type="float" office:value="2551737">
            <text:p>2551737</text:p>
          </table:table-cell>
          <table:table-cell office:value-type="float" office:value="2596820">
            <text:p>2596820</text:p>
          </table:table-cell>
          <table:table-cell office:value-type="float" office:value="2524065">
            <text:p>2524065</text:p>
          </table:table-cell>
          <table:table-cell office:value-type="float" office:value="5950283">
            <text:p>5950283</text:p>
          </table:table-cell>
          <table:table-cell office:value-type="float" office:value="2737439">
            <text:p>2737439</text:p>
          </table:table-cell>
          <table:table-cell table:number-columns-repeated="8"/>
        </table:table-row>
        <table:table-row table:style-name="ro4">
          <table:table-cell office:value-type="string">
            <text:p>Read 64KB</text:p>
          </table:table-cell>
          <table:table-cell table:formula="of:=ROUNDDOWN(AVERAGE([.C65:.M65]);3)" office:value-type="float" office:value="5197086.3">
            <text:p>5197086.3</text:p>
          </table:table-cell>
          <table:table-cell office:value-type="float" office:value="5290035">
            <text:p>5290035</text:p>
          </table:table-cell>
          <table:table-cell office:value-type="float" office:value="5309354">
            <text:p>5309354</text:p>
          </table:table-cell>
          <table:table-cell office:value-type="float" office:value="5242695">
            <text:p>5242695</text:p>
          </table:table-cell>
          <table:table-cell office:value-type="float" office:value="5031815">
            <text:p>5031815</text:p>
          </table:table-cell>
          <table:table-cell office:value-type="float" office:value="5218109">
            <text:p>5218109</text:p>
          </table:table-cell>
          <table:table-cell office:value-type="float" office:value="4997706">
            <text:p>4997706</text:p>
          </table:table-cell>
          <table:table-cell office:value-type="float" office:value="4999206">
            <text:p>4999206</text:p>
          </table:table-cell>
          <table:table-cell office:value-type="float" office:value="4952987">
            <text:p>4952987</text:p>
          </table:table-cell>
          <table:table-cell office:value-type="float" office:value="4966452">
            <text:p>4966452</text:p>
          </table:table-cell>
          <table:table-cell office:value-type="float" office:value="5962504">
            <text:p>5962504</text:p>
          </table:table-cell>
          <table:table-cell table:number-columns-repeated="8"/>
        </table:table-row>
        <table:table-row table:style-name="ro4">
          <table:table-cell office:value-type="string">
            <text:p>Read 128KB</text:p>
          </table:table-cell>
          <table:table-cell table:formula="of:=ROUNDDOWN(AVERAGE([.C66:.M66]);3)" office:value-type="float" office:value="9866029.9">
            <text:p>9866029.9</text:p>
          </table:table-cell>
          <table:table-cell office:value-type="float" office:value="9898944">
            <text:p>9898944</text:p>
          </table:table-cell>
          <table:table-cell office:value-type="float" office:value="10774234">
            <text:p>10774234</text:p>
          </table:table-cell>
          <table:table-cell office:value-type="float" office:value="9406554">
            <text:p>9406554</text:p>
          </table:table-cell>
          <table:table-cell office:value-type="float" office:value="10873244">
            <text:p>10873244</text:p>
          </table:table-cell>
          <table:table-cell office:value-type="float" office:value="9866790">
            <text:p>9866790</text:p>
          </table:table-cell>
          <table:table-cell office:value-type="float" office:value="9595355">
            <text:p>9595355</text:p>
          </table:table-cell>
          <table:table-cell office:value-type="float" office:value="9305734">
            <text:p>9305734</text:p>
          </table:table-cell>
          <table:table-cell office:value-type="float" office:value="9457772">
            <text:p>9457772</text:p>
          </table:table-cell>
          <table:table-cell office:value-type="float" office:value="9419529">
            <text:p>9419529</text:p>
          </table:table-cell>
          <table:table-cell office:value-type="float" office:value="10062143">
            <text:p>10062143</text:p>
          </table:table-cell>
          <table:table-cell table:number-columns-repeated="8"/>
        </table:table-row>
        <table:table-row table:style-name="ro4">
          <table:table-cell office:value-type="string">
            <text:p>Read 200KB</text:p>
          </table:table-cell>
          <table:table-cell table:formula="of:=ROUNDDOWN(AVERAGE([.C67:.M67]);3)" office:value-type="float" office:value="14263289.1">
            <text:p>14263289.1</text:p>
          </table:table-cell>
          <table:table-cell office:value-type="float" office:value="14541929">
            <text:p>14541929</text:p>
          </table:table-cell>
          <table:table-cell office:value-type="float" office:value="14299421">
            <text:p>14299421</text:p>
          </table:table-cell>
          <table:table-cell office:value-type="float" office:value="13660301">
            <text:p>13660301</text:p>
          </table:table-cell>
          <table:table-cell office:value-type="float" office:value="13531846">
            <text:p>13531846</text:p>
          </table:table-cell>
          <table:table-cell office:value-type="float" office:value="15527650">
            <text:p>15527650</text:p>
          </table:table-cell>
          <table:table-cell office:value-type="float" office:value="15508551">
            <text:p>15508551</text:p>
          </table:table-cell>
          <table:table-cell office:value-type="float" office:value="13582757">
            <text:p>13582757</text:p>
          </table:table-cell>
          <table:table-cell office:value-type="float" office:value="13584039">
            <text:p>13584039</text:p>
          </table:table-cell>
          <table:table-cell office:value-type="float" office:value="13590526">
            <text:p>13590526</text:p>
          </table:table-cell>
          <table:table-cell office:value-type="float" office:value="14805871">
            <text:p>14805871</text:p>
          </table:table-cell>
          <table:table-cell table:number-columns-repeated="8"/>
        </table:table-row>
        <table:table-row table:style-name="ro4">
          <table:table-cell office:value-type="string">
            <text:p>Close</text:p>
          </table:table-cell>
          <table:table-cell table:formula="of:=ROUNDDOWN(AVERAGE([.C68:.M68]);3)" office:value-type="float" office:value="7211.8">
            <text:p>7211.8</text:p>
          </table:table-cell>
          <table:table-cell office:value-type="float" office:value="11183">
            <text:p>11183</text:p>
          </table:table-cell>
          <table:table-cell office:value-type="float" office:value="11108">
            <text:p>11108</text:p>
          </table:table-cell>
          <table:table-cell office:value-type="float" office:value="7044">
            <text:p>7044</text:p>
          </table:table-cell>
          <table:table-cell office:value-type="float" office:value="6001">
            <text:p>6001</text:p>
          </table:table-cell>
          <table:table-cell office:value-type="float" office:value="13569">
            <text:p>13569</text:p>
          </table:table-cell>
          <table:table-cell office:value-type="float" office:value="4840">
            <text:p>4840</text:p>
          </table:table-cell>
          <table:table-cell office:value-type="float" office:value="5479">
            <text:p>5479</text:p>
          </table:table-cell>
          <table:table-cell office:value-type="float" office:value="2693">
            <text:p>2693</text:p>
          </table:table-cell>
          <table:table-cell office:value-type="float" office:value="4661">
            <text:p>4661</text:p>
          </table:table-cell>
          <table:table-cell office:value-type="float" office:value="5540">
            <text:p>5540</text:p>
          </table:table-cell>
          <table:table-cell table:number-columns-repeated="8"/>
        </table:table-row>
        <table:table-row table:style-name="ro2" table:number-rows-repeated="2">
          <table:table-cell table:style-name="Default"/>
          <table:table-cell table:number-columns-repeated="19"/>
        </table:table-row>
        <table:table-row table:style-name="ro2">
          <table:table-cell table:style-name="ce4" office:value-type="string">
            <text:p>zero</text:p>
          </table:table-cell>
          <table:table-cell table:number-columns-repeated="19"/>
        </table:table-row>
        <table:table-row table:style-name="ro1">
          <table:table-cell office:value-type="string">
            <text:p>Open</text:p>
          </table:table-cell>
          <table:table-cell table:formula="of:=ROUNDDOWN(AVERAGE([.C72:.M72]);3)" office:value-type="float" office:value="12176.2">
            <text:p>12176.2</text:p>
          </table:table-cell>
          <table:table-cell office:value-type="float" office:value="13313">
            <text:p>13313</text:p>
          </table:table-cell>
          <table:table-cell office:value-type="float" office:value="11234">
            <text:p>11234</text:p>
          </table:table-cell>
          <table:table-cell office:value-type="float" office:value="12094">
            <text:p>12094</text:p>
          </table:table-cell>
          <table:table-cell office:value-type="float" office:value="12180">
            <text:p>12180</text:p>
          </table:table-cell>
          <table:table-cell office:value-type="float" office:value="11962">
            <text:p>11962</text:p>
          </table:table-cell>
          <table:table-cell office:value-type="float" office:value="12723">
            <text:p>12723</text:p>
          </table:table-cell>
          <table:table-cell office:value-type="float" office:value="11403">
            <text:p>11403</text:p>
          </table:table-cell>
          <table:table-cell office:value-type="float" office:value="11762">
            <text:p>11762</text:p>
          </table:table-cell>
          <table:table-cell office:value-type="float" office:value="13292">
            <text:p>13292</text:p>
          </table:table-cell>
          <table:table-cell office:value-type="float" office:value="11799">
            <text:p>11799</text:p>
          </table:table-cell>
          <table:table-cell table:number-columns-repeated="8"/>
        </table:table-row>
        <table:table-row table:style-name="ro4">
          <table:table-cell office:value-type="string">
            <text:p>Read 1KB</text:p>
          </table:table-cell>
          <table:table-cell table:formula="of:=ROUNDDOWN(AVERAGE([.C73:.M73]);3)" office:value-type="float" office:value="3076.5">
            <text:p>3076.5</text:p>
          </table:table-cell>
          <table:table-cell office:value-type="float" office:value="3319">
            <text:p>3319</text:p>
          </table:table-cell>
          <table:table-cell office:value-type="float" office:value="3162">
            <text:p>3162</text:p>
          </table:table-cell>
          <table:table-cell office:value-type="float" office:value="3052">
            <text:p>3052</text:p>
          </table:table-cell>
          <table:table-cell office:value-type="float" office:value="3277">
            <text:p>3277</text:p>
          </table:table-cell>
          <table:table-cell table:number-columns-repeated="2" office:value-type="float" office:value="3093">
            <text:p>3093</text:p>
          </table:table-cell>
          <table:table-cell office:value-type="float" office:value="3062">
            <text:p>3062</text:p>
          </table:table-cell>
          <table:table-cell office:value-type="float" office:value="2917">
            <text:p>2917</text:p>
          </table:table-cell>
          <table:table-cell office:value-type="float" office:value="2927">
            <text:p>2927</text:p>
          </table:table-cell>
          <table:table-cell office:value-type="float" office:value="2863">
            <text:p>2863</text:p>
          </table:table-cell>
          <table:table-cell table:number-columns-repeated="8"/>
        </table:table-row>
        <table:table-row table:style-name="ro4">
          <table:table-cell office:value-type="string">
            <text:p>Read 2KB</text:p>
          </table:table-cell>
          <table:table-cell table:formula="of:=ROUNDDOWN(AVERAGE([.C74:.M74]);3)" office:value-type="float" office:value="1517.3">
            <text:p>1517.3</text:p>
          </table:table-cell>
          <table:table-cell office:value-type="float" office:value="1665">
            <text:p>1665</text:p>
          </table:table-cell>
          <table:table-cell office:value-type="float" office:value="1755">
            <text:p>1755</text:p>
          </table:table-cell>
          <table:table-cell office:value-type="float" office:value="1515">
            <text:p>1515</text:p>
          </table:table-cell>
          <table:table-cell office:value-type="float" office:value="1542">
            <text:p>1542</text:p>
          </table:table-cell>
          <table:table-cell office:value-type="float" office:value="1593">
            <text:p>1593</text:p>
          </table:table-cell>
          <table:table-cell office:value-type="float" office:value="1545">
            <text:p>1545</text:p>
          </table:table-cell>
          <table:table-cell office:value-type="float" office:value="1563">
            <text:p>1563</text:p>
          </table:table-cell>
          <table:table-cell office:value-type="float" office:value="1318">
            <text:p>1318</text:p>
          </table:table-cell>
          <table:table-cell office:value-type="float" office:value="1446">
            <text:p>1446</text:p>
          </table:table-cell>
          <table:table-cell office:value-type="float" office:value="1231">
            <text:p>1231</text:p>
          </table:table-cell>
          <table:table-cell table:number-columns-repeated="8"/>
        </table:table-row>
        <table:table-row table:style-name="ro4">
          <table:table-cell office:value-type="string">
            <text:p>Read 4KB</text:p>
          </table:table-cell>
          <table:table-cell table:formula="of:=ROUNDDOWN(AVERAGE([.C75:.M75]);3)" office:value-type="float" office:value="2254.5">
            <text:p>2254.5</text:p>
          </table:table-cell>
          <table:table-cell office:value-type="float" office:value="1980">
            <text:p>1980</text:p>
          </table:table-cell>
          <table:table-cell office:value-type="float" office:value="2043">
            <text:p>2043</text:p>
          </table:table-cell>
          <table:table-cell office:value-type="float" office:value="2474">
            <text:p>2474</text:p>
          </table:table-cell>
          <table:table-cell office:value-type="float" office:value="2434">
            <text:p>2434</text:p>
          </table:table-cell>
          <table:table-cell office:value-type="float" office:value="2108">
            <text:p>2108</text:p>
          </table:table-cell>
          <table:table-cell office:value-type="float" office:value="2460">
            <text:p>2460</text:p>
          </table:table-cell>
          <table:table-cell office:value-type="float" office:value="2417">
            <text:p>2417</text:p>
          </table:table-cell>
          <table:table-cell office:value-type="float" office:value="2485">
            <text:p>2485</text:p>
          </table:table-cell>
          <table:table-cell office:value-type="float" office:value="2289">
            <text:p>2289</text:p>
          </table:table-cell>
          <table:table-cell office:value-type="float" office:value="1855">
            <text:p>1855</text:p>
          </table:table-cell>
          <table:table-cell table:number-columns-repeated="8"/>
        </table:table-row>
        <table:table-row table:style-name="ro4">
          <table:table-cell office:value-type="string">
            <text:p>Read 8KB</text:p>
          </table:table-cell>
          <table:table-cell table:formula="of:=ROUNDDOWN(AVERAGE([.C76:.M76]);3)" office:value-type="float" office:value="8469.9">
            <text:p>8469.9</text:p>
          </table:table-cell>
          <table:table-cell office:value-type="float" office:value="9129">
            <text:p>9129</text:p>
          </table:table-cell>
          <table:table-cell office:value-type="float" office:value="8905">
            <text:p>8905</text:p>
          </table:table-cell>
          <table:table-cell office:value-type="float" office:value="8683">
            <text:p>8683</text:p>
          </table:table-cell>
          <table:table-cell office:value-type="float" office:value="8688">
            <text:p>8688</text:p>
          </table:table-cell>
          <table:table-cell office:value-type="float" office:value="8651">
            <text:p>8651</text:p>
          </table:table-cell>
          <table:table-cell office:value-type="float" office:value="6961">
            <text:p>6961</text:p>
          </table:table-cell>
          <table:table-cell office:value-type="float" office:value="8407">
            <text:p>8407</text:p>
          </table:table-cell>
          <table:table-cell office:value-type="float" office:value="8359">
            <text:p>8359</text:p>
          </table:table-cell>
          <table:table-cell office:value-type="float" office:value="8319">
            <text:p>8319</text:p>
          </table:table-cell>
          <table:table-cell office:value-type="float" office:value="8597">
            <text:p>8597</text:p>
          </table:table-cell>
          <table:table-cell table:number-columns-repeated="8"/>
        </table:table-row>
        <table:table-row table:style-name="ro4">
          <table:table-cell office:value-type="string">
            <text:p>Read 16KB</text:p>
          </table:table-cell>
          <table:table-cell table:formula="of:=ROUNDDOWN(AVERAGE([.C77:.M77]);3)" office:value-type="float" office:value="15364.7">
            <text:p>15364.7</text:p>
          </table:table-cell>
          <table:table-cell office:value-type="float" office:value="14562">
            <text:p>14562</text:p>
          </table:table-cell>
          <table:table-cell office:value-type="float" office:value="15767">
            <text:p>15767</text:p>
          </table:table-cell>
          <table:table-cell office:value-type="float" office:value="15566">
            <text:p>15566</text:p>
          </table:table-cell>
          <table:table-cell office:value-type="float" office:value="18219">
            <text:p>18219</text:p>
          </table:table-cell>
          <table:table-cell office:value-type="float" office:value="14214">
            <text:p>14214</text:p>
          </table:table-cell>
          <table:table-cell office:value-type="float" office:value="15852">
            <text:p>15852</text:p>
          </table:table-cell>
          <table:table-cell office:value-type="float" office:value="14118">
            <text:p>14118</text:p>
          </table:table-cell>
          <table:table-cell office:value-type="float" office:value="15629">
            <text:p>15629</text:p>
          </table:table-cell>
          <table:table-cell office:value-type="float" office:value="15757">
            <text:p>15757</text:p>
          </table:table-cell>
          <table:table-cell office:value-type="float" office:value="13963">
            <text:p>13963</text:p>
          </table:table-cell>
          <table:table-cell table:number-columns-repeated="8"/>
        </table:table-row>
        <table:table-row table:style-name="ro4">
          <table:table-cell office:value-type="string">
            <text:p>Read 32KB</text:p>
          </table:table-cell>
          <table:table-cell table:formula="of:=ROUNDDOWN(AVERAGE([.C78:.M78]);3)" office:value-type="float" office:value="29578.1">
            <text:p>29578.1</text:p>
          </table:table-cell>
          <table:table-cell office:value-type="float" office:value="31092">
            <text:p>31092</text:p>
          </table:table-cell>
          <table:table-cell office:value-type="float" office:value="29822">
            <text:p>29822</text:p>
          </table:table-cell>
          <table:table-cell office:value-type="float" office:value="28467">
            <text:p>28467</text:p>
          </table:table-cell>
          <table:table-cell office:value-type="float" office:value="29849">
            <text:p>29849</text:p>
          </table:table-cell>
          <table:table-cell office:value-type="float" office:value="30279">
            <text:p>30279</text:p>
          </table:table-cell>
          <table:table-cell office:value-type="float" office:value="29755">
            <text:p>29755</text:p>
          </table:table-cell>
          <table:table-cell office:value-type="float" office:value="29960">
            <text:p>29960</text:p>
          </table:table-cell>
          <table:table-cell office:value-type="float" office:value="28132">
            <text:p>28132</text:p>
          </table:table-cell>
          <table:table-cell office:value-type="float" office:value="30367">
            <text:p>30367</text:p>
          </table:table-cell>
          <table:table-cell office:value-type="float" office:value="28058">
            <text:p>28058</text:p>
          </table:table-cell>
          <table:table-cell table:number-columns-repeated="8"/>
        </table:table-row>
        <table:table-row table:style-name="ro4">
          <table:table-cell office:value-type="string">
            <text:p>Read 64KB</text:p>
          </table:table-cell>
          <table:table-cell table:formula="of:=ROUNDDOWN(AVERAGE([.C79:.M79]);3)" office:value-type="float" office:value="63189.7">
            <text:p>63189.7</text:p>
          </table:table-cell>
          <table:table-cell office:value-type="float" office:value="62709">
            <text:p>62709</text:p>
          </table:table-cell>
          <table:table-cell office:value-type="float" office:value="60612">
            <text:p>60612</text:p>
          </table:table-cell>
          <table:table-cell office:value-type="float" office:value="60360">
            <text:p>60360</text:p>
          </table:table-cell>
          <table:table-cell office:value-type="float" office:value="60288">
            <text:p>60288</text:p>
          </table:table-cell>
          <table:table-cell office:value-type="float" office:value="59530">
            <text:p>59530</text:p>
          </table:table-cell>
          <table:table-cell office:value-type="float" office:value="82110">
            <text:p>82110</text:p>
          </table:table-cell>
          <table:table-cell office:value-type="float" office:value="62470">
            <text:p>62470</text:p>
          </table:table-cell>
          <table:table-cell office:value-type="float" office:value="61418">
            <text:p>61418</text:p>
          </table:table-cell>
          <table:table-cell office:value-type="float" office:value="63847">
            <text:p>63847</text:p>
          </table:table-cell>
          <table:table-cell office:value-type="float" office:value="58553">
            <text:p>58553</text:p>
          </table:table-cell>
          <table:table-cell table:number-columns-repeated="8"/>
        </table:table-row>
        <table:table-row table:style-name="ro4">
          <table:table-cell office:value-type="string">
            <text:p>Read 128KB</text:p>
          </table:table-cell>
          <table:table-cell table:formula="of:=ROUNDDOWN(AVERAGE([.C80:.M80]);3)" office:value-type="float" office:value="118826.5">
            <text:p>118826.5</text:p>
          </table:table-cell>
          <table:table-cell office:value-type="float" office:value="121107">
            <text:p>121107</text:p>
          </table:table-cell>
          <table:table-cell office:value-type="float" office:value="112080">
            <text:p>112080</text:p>
          </table:table-cell>
          <table:table-cell office:value-type="float" office:value="120671">
            <text:p>120671</text:p>
          </table:table-cell>
          <table:table-cell office:value-type="float" office:value="117661">
            <text:p>117661</text:p>
          </table:table-cell>
          <table:table-cell office:value-type="float" office:value="117447">
            <text:p>117447</text:p>
          </table:table-cell>
          <table:table-cell office:value-type="float" office:value="118861">
            <text:p>118861</text:p>
          </table:table-cell>
          <table:table-cell office:value-type="float" office:value="113847">
            <text:p>113847</text:p>
          </table:table-cell>
          <table:table-cell office:value-type="float" office:value="119558">
            <text:p>119558</text:p>
          </table:table-cell>
          <table:table-cell office:value-type="float" office:value="126694">
            <text:p>126694</text:p>
          </table:table-cell>
          <table:table-cell office:value-type="float" office:value="120339">
            <text:p>120339</text:p>
          </table:table-cell>
          <table:table-cell table:number-columns-repeated="8"/>
        </table:table-row>
        <table:table-row table:style-name="ro4">
          <table:table-cell office:value-type="string">
            <text:p>Read 200KB</text:p>
          </table:table-cell>
          <table:table-cell table:formula="of:=ROUNDDOWN(AVERAGE([.C81:.M81]);3)" office:value-type="float" office:value="178351.7">
            <text:p>178351.7</text:p>
          </table:table-cell>
          <table:table-cell office:value-type="float" office:value="146641">
            <text:p>146641</text:p>
          </table:table-cell>
          <table:table-cell office:value-type="float" office:value="142808">
            <text:p>142808</text:p>
          </table:table-cell>
          <table:table-cell office:value-type="float" office:value="204362">
            <text:p>204362</text:p>
          </table:table-cell>
          <table:table-cell office:value-type="float" office:value="230644">
            <text:p>230644</text:p>
          </table:table-cell>
          <table:table-cell office:value-type="float" office:value="208599">
            <text:p>208599</text:p>
          </table:table-cell>
          <table:table-cell office:value-type="float" office:value="148694">
            <text:p>148694</text:p>
          </table:table-cell>
          <table:table-cell office:value-type="float" office:value="197138">
            <text:p>197138</text:p>
          </table:table-cell>
          <table:table-cell office:value-type="float" office:value="144473">
            <text:p>144473</text:p>
          </table:table-cell>
          <table:table-cell office:value-type="float" office:value="152329">
            <text:p>152329</text:p>
          </table:table-cell>
          <table:table-cell office:value-type="float" office:value="207829">
            <text:p>207829</text:p>
          </table:table-cell>
          <table:table-cell table:number-columns-repeated="8"/>
        </table:table-row>
        <table:table-row table:style-name="ro4">
          <table:table-cell office:value-type="string">
            <text:p>Close</text:p>
          </table:table-cell>
          <table:table-cell table:formula="of:=ROUNDDOWN(AVERAGE([.C82:.M82]);3)" office:value-type="float" office:value="4905">
            <text:p>4905</text:p>
          </table:table-cell>
          <table:table-cell office:value-type="float" office:value="4309">
            <text:p>4309</text:p>
          </table:table-cell>
          <table:table-cell office:value-type="float" office:value="4583">
            <text:p>4583</text:p>
          </table:table-cell>
          <table:table-cell office:value-type="float" office:value="4655">
            <text:p>4655</text:p>
          </table:table-cell>
          <table:table-cell office:value-type="float" office:value="8930">
            <text:p>8930</text:p>
          </table:table-cell>
          <table:table-cell office:value-type="float" office:value="4647">
            <text:p>4647</text:p>
          </table:table-cell>
          <table:table-cell office:value-type="float" office:value="4694">
            <text:p>4694</text:p>
          </table:table-cell>
          <table:table-cell office:value-type="float" office:value="4231">
            <text:p>4231</text:p>
          </table:table-cell>
          <table:table-cell office:value-type="float" office:value="4456">
            <text:p>4456</text:p>
          </table:table-cell>
          <table:table-cell office:value-type="float" office:value="4362">
            <text:p>4362</text:p>
          </table:table-cell>
          <table:table-cell office:value-type="float" office:value="4183">
            <text:p>4183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18"/>
        </table:table-row>
        <table:table-row table:style-name="ro5" table:number-rows-repeated="29">
          <table:table-cell table:style-name="Default" table:number-columns-repeated="2"/>
          <table:table-cell table:number-columns-repeated="18"/>
        </table:table-row>
        <table:table-row table:style-name="ro3">
          <table:table-cell table:style-name="ce4" office:value-type="string">
            <text:p>urandom</text:p>
          </table:table-cell>
          <table:table-cell table:style-name="ce4" office:value-type="string">
            <text:p>Average</text:p>
          </table:table-cell>
          <table:table-cell table:number-columns-repeated="18"/>
        </table:table-row>
        <table:table-row table:style-name="ro1">
          <table:table-cell office:value-type="string">
            <text:p>Open</text:p>
          </table:table-cell>
          <table:table-cell table:formula="of:=[.B2]-[.B44]" office:value-type="float" office:value="725520.4">
            <text:p>725520.4</text:p>
          </table:table-cell>
          <table:table-cell table:number-columns-repeated="16"/>
          <table:table-cell office:value-type="string">
            <text:p>AVERAGE:</text:p>
          </table:table-cell>
          <table:table-cell table:formula="of:=AVERAGE([.B114:.B115];[.B124];[.B128:.B129];[.B138];[.B142:.B143];[.B152])" office:value-type="float" office:value="719840.055555556">
            <text:p>719840.055555556</text:p>
          </table:table-cell>
        </table:table-row>
        <table:table-row table:style-name="ro4">
          <table:table-cell office:value-type="string">
            <text:p>Read 1KB</text:p>
          </table:table-cell>
          <table:table-cell table:formula="of:=[.B3]-[.B45]" office:value-type="float" office:value="738539.1">
            <text:p>738539.1</text:p>
          </table:table-cell>
          <table:table-cell table:number-columns-repeated="18"/>
        </table:table-row>
        <table:table-row table:style-name="ro4">
          <table:table-cell office:value-type="string">
            <text:p>Read 2KB</text:p>
          </table:table-cell>
          <table:table-cell table:formula="of:=[.B4]-[.B46]" office:value-type="float" office:value="767249.9">
            <text:p>767249.9</text:p>
          </table:table-cell>
          <table:table-cell table:number-columns-repeated="18"/>
        </table:table-row>
        <table:table-row table:style-name="ro4">
          <table:table-cell office:value-type="string">
            <text:p>Read 4KB</text:p>
          </table:table-cell>
          <table:table-cell table:formula="of:=[.B5]-[.B47]" office:value-type="float" office:value="959860.5">
            <text:p>959860.5</text:p>
          </table:table-cell>
          <table:table-cell table:number-columns-repeated="18"/>
        </table:table-row>
        <table:table-row table:style-name="ro4">
          <table:table-cell office:value-type="string">
            <text:p>Read 8KB</text:p>
          </table:table-cell>
          <table:table-cell table:formula="of:=[.B6]-[.B48]" office:value-type="float" office:value="1033479.1">
            <text:p>1033479.1</text:p>
          </table:table-cell>
          <table:table-cell table:number-columns-repeated="18"/>
        </table:table-row>
        <table:table-row table:style-name="ro4">
          <table:table-cell office:value-type="string">
            <text:p>Read 16KB</text:p>
          </table:table-cell>
          <table:table-cell table:formula="of:=[.B7]-[.B49]" office:value-type="float" office:value="1478885.9">
            <text:p>1478885.9</text:p>
          </table:table-cell>
          <table:table-cell table:number-columns-repeated="18"/>
        </table:table-row>
        <table:table-row table:style-name="ro4">
          <table:table-cell office:value-type="string">
            <text:p>Read 32KB</text:p>
          </table:table-cell>
          <table:table-cell table:formula="of:=[.B8]-[.B50]" office:value-type="float" office:value="1642539.8">
            <text:p>1642539.8</text:p>
          </table:table-cell>
          <table:table-cell table:number-columns-repeated="18"/>
        </table:table-row>
        <table:table-row table:style-name="ro4">
          <table:table-cell office:value-type="string">
            <text:p>Read 64KB</text:p>
          </table:table-cell>
          <table:table-cell table:formula="of:=[.B9]-[.B51]" office:value-type="float" office:value="3326330.6">
            <text:p>3326330.6</text:p>
          </table:table-cell>
          <table:table-cell table:number-columns-repeated="18"/>
        </table:table-row>
        <table:table-row table:style-name="ro4">
          <table:table-cell office:value-type="string">
            <text:p>Read 128KB</text:p>
          </table:table-cell>
          <table:table-cell table:formula="of:=[.B10]-[.B52]" office:value-type="float" office:value="5313709.2">
            <text:p>5313709.2</text:p>
          </table:table-cell>
          <table:table-cell table:number-columns-repeated="18"/>
        </table:table-row>
        <table:table-row table:style-name="ro4">
          <table:table-cell office:value-type="string">
            <text:p>Read 200KB</text:p>
          </table:table-cell>
          <table:table-cell table:formula="of:=[.B11]-[.B53]" office:value-type="float" office:value="6417335.4">
            <text:p>6417335.4</text:p>
          </table:table-cell>
          <table:table-cell table:number-columns-repeated="18"/>
        </table:table-row>
        <table:table-row table:style-name="ro4">
          <table:table-cell office:value-type="string">
            <text:p>Close</text:p>
          </table:table-cell>
          <table:table-cell table:formula="of:=[.B12]-[.B54]" office:value-type="float" office:value="759935.8">
            <text:p>759935.8</text:p>
          </table:table-cell>
          <table:table-cell table:number-columns-repeated="18"/>
        </table:table-row>
        <table:table-row table:style-name="ro2">
          <table:table-cell table:style-name="Default" table:number-columns-repeated="2"/>
          <table:table-cell table:number-columns-repeated="18"/>
        </table:table-row>
        <table:table-row table:style-name="ro2">
          <table:table-cell table:style-name="ce4" table:number-columns-repeated="2"/>
          <table:table-cell table:number-columns-repeated="18"/>
        </table:table-row>
        <table:table-row table:style-name="ro3">
          <table:table-cell table:style-name="ce4" office:value-type="string">
            <text:p>fb0</text:p>
          </table:table-cell>
          <table:table-cell table:style-name="ce4" office:value-type="string">
            <text:p>Average</text:p>
          </table:table-cell>
          <table:table-cell table:number-columns-repeated="18"/>
        </table:table-row>
        <table:table-row table:style-name="ro1">
          <table:table-cell office:value-type="string">
            <text:p>Open</text:p>
          </table:table-cell>
          <table:table-cell table:formula="of:=[.B16]-[.B58]" office:value-type="float" office:value="723462.3">
            <text:p>723462.3</text:p>
          </table:table-cell>
          <table:table-cell table:number-columns-repeated="18"/>
        </table:table-row>
        <table:table-row table:style-name="ro4">
          <table:table-cell office:value-type="string">
            <text:p>Read 1KB</text:p>
          </table:table-cell>
          <table:table-cell table:formula="of:=[.B17]-[.B59]" office:value-type="float" office:value="712506.2">
            <text:p>712506.2</text:p>
          </table:table-cell>
          <table:table-cell table:number-columns-repeated="18"/>
        </table:table-row>
        <table:table-row table:style-name="ro4">
          <table:table-cell office:value-type="string">
            <text:p>Read 2KB</text:p>
          </table:table-cell>
          <table:table-cell table:formula="of:=[.B18]-[.B60]" office:value-type="float" office:value="707679.4">
            <text:p>707679.4</text:p>
          </table:table-cell>
          <table:table-cell table:number-columns-repeated="18"/>
        </table:table-row>
        <table:table-row table:style-name="ro4">
          <table:table-cell office:value-type="string">
            <text:p>Read 4KB</text:p>
          </table:table-cell>
          <table:table-cell table:formula="of:=[.B19]-[.B61]" office:value-type="float" office:value="760076.9">
            <text:p>760076.9</text:p>
          </table:table-cell>
          <table:table-cell table:number-columns-repeated="18"/>
        </table:table-row>
        <table:table-row table:style-name="ro4">
          <table:table-cell office:value-type="string">
            <text:p>Read 8KB</text:p>
          </table:table-cell>
          <table:table-cell table:formula="of:=[.B20]-[.B62]" office:value-type="float" office:value="816254.5">
            <text:p>816254.5</text:p>
          </table:table-cell>
          <table:table-cell table:number-columns-repeated="18"/>
        </table:table-row>
        <table:table-row table:style-name="ro4">
          <table:table-cell office:value-type="string">
            <text:p>Read 16KB</text:p>
          </table:table-cell>
          <table:table-cell table:formula="of:=[.B21]-[.B63]" office:value-type="float" office:value="987109.2">
            <text:p>987109.2</text:p>
          </table:table-cell>
          <table:table-cell table:number-columns-repeated="18"/>
        </table:table-row>
        <table:table-row table:style-name="ro4">
          <table:table-cell office:value-type="string">
            <text:p>Read 32KB</text:p>
          </table:table-cell>
          <table:table-cell table:formula="of:=[.B22]-[.B64]" office:value-type="float" office:value="792679.1">
            <text:p>792679.1</text:p>
          </table:table-cell>
          <table:table-cell table:number-columns-repeated="18"/>
        </table:table-row>
        <table:table-row table:style-name="ro4">
          <table:table-cell office:value-type="string">
            <text:p>Read 64KB</text:p>
          </table:table-cell>
          <table:table-cell table:formula="of:=[.B23]-[.B65]" office:value-type="float" office:value="1773727.4">
            <text:p>1773727.4</text:p>
          </table:table-cell>
          <table:table-cell table:number-columns-repeated="18"/>
        </table:table-row>
        <table:table-row table:style-name="ro4">
          <table:table-cell office:value-type="string">
            <text:p>Read 128KB</text:p>
          </table:table-cell>
          <table:table-cell table:formula="of:=[.B24]-[.B66]" office:value-type="float" office:value="2953031.7">
            <text:p>2953031.7</text:p>
          </table:table-cell>
          <table:table-cell table:number-columns-repeated="18"/>
        </table:table-row>
        <table:table-row table:style-name="ro4">
          <table:table-cell office:value-type="string">
            <text:p>Read 200KB</text:p>
          </table:table-cell>
          <table:table-cell table:formula="of:=[.B25]-[.B67]" office:value-type="float" office:value="3638375.5">
            <text:p>3638375.5</text:p>
          </table:table-cell>
          <table:table-cell table:number-columns-repeated="18"/>
        </table:table-row>
        <table:table-row table:style-name="ro4">
          <table:table-cell office:value-type="string">
            <text:p>Close</text:p>
          </table:table-cell>
          <table:table-cell table:formula="of:=[.B26]-[.B68]" office:value-type="float" office:value="760440.4">
            <text:p>760440.4</text:p>
          </table:table-cell>
          <table:table-cell table:number-columns-repeated="18"/>
        </table:table-row>
        <table:table-row table:style-name="ro2" table:number-rows-repeated="2">
          <table:table-cell table:style-name="Default" table:number-columns-repeated="2"/>
          <table:table-cell table:number-columns-repeated="18"/>
        </table:table-row>
        <table:table-row table:style-name="ro3">
          <table:table-cell table:style-name="ce4" office:value-type="string">
            <text:p>zero</text:p>
          </table:table-cell>
          <table:table-cell table:style-name="ce4" office:value-type="string">
            <text:p>Average</text:p>
          </table:table-cell>
          <table:table-cell table:number-columns-repeated="18"/>
        </table:table-row>
        <table:table-row table:style-name="ro1">
          <table:table-cell office:value-type="string">
            <text:p>Open</text:p>
          </table:table-cell>
          <table:table-cell table:formula="of:=[.B30]-[.B72]" office:value-type="float" office:value="724484.2">
            <text:p>724484.2</text:p>
          </table:table-cell>
          <table:table-cell table:number-columns-repeated="18"/>
        </table:table-row>
        <table:table-row table:style-name="ro4">
          <table:table-cell office:value-type="string">
            <text:p>Read 1KB</text:p>
          </table:table-cell>
          <table:table-cell table:formula="of:=[.B31]-[.B73]" office:value-type="float" office:value="668226.8">
            <text:p>668226.8</text:p>
          </table:table-cell>
          <table:table-cell table:number-columns-repeated="18"/>
        </table:table-row>
        <table:table-row table:style-name="ro4">
          <table:table-cell office:value-type="string">
            <text:p>Read 2KB</text:p>
          </table:table-cell>
          <table:table-cell table:formula="of:=[.B32]-[.B74]" office:value-type="float" office:value="743311.1">
            <text:p>743311.1</text:p>
          </table:table-cell>
          <table:table-cell table:number-columns-repeated="18"/>
        </table:table-row>
        <table:table-row table:style-name="ro4">
          <table:table-cell office:value-type="string">
            <text:p>Read 4KB</text:p>
          </table:table-cell>
          <table:table-cell table:formula="of:=[.B33]-[.B75]" office:value-type="float" office:value="754787.3">
            <text:p>754787.3</text:p>
          </table:table-cell>
          <table:table-cell table:number-columns-repeated="18"/>
        </table:table-row>
        <table:table-row table:style-name="ro4">
          <table:table-cell office:value-type="string">
            <text:p>Read 8KB</text:p>
          </table:table-cell>
          <table:table-cell table:formula="of:=[.B34]-[.B76]" office:value-type="float" office:value="793245.4">
            <text:p>793245.4</text:p>
          </table:table-cell>
          <table:table-cell table:number-columns-repeated="18"/>
        </table:table-row>
        <table:table-row table:style-name="ro4">
          <table:table-cell office:value-type="string">
            <text:p>Read 16KB</text:p>
          </table:table-cell>
          <table:table-cell table:formula="of:=[.B35]-[.B77]" office:value-type="float" office:value="826304.5">
            <text:p>826304.5</text:p>
          </table:table-cell>
          <table:table-cell table:number-columns-repeated="18"/>
        </table:table-row>
        <table:table-row table:style-name="ro4">
          <table:table-cell office:value-type="string">
            <text:p>Read 32KB</text:p>
          </table:table-cell>
          <table:table-cell table:formula="of:=[.B36]-[.B78]" office:value-type="float" office:value="1133673">
            <text:p>1133673</text:p>
          </table:table-cell>
          <table:table-cell table:number-columns-repeated="18"/>
        </table:table-row>
        <table:table-row table:style-name="ro4">
          <table:table-cell office:value-type="string">
            <text:p>Read 64KB</text:p>
          </table:table-cell>
          <table:table-cell table:formula="of:=[.B37]-[.B79]" office:value-type="float" office:value="1642755.2">
            <text:p>1642755.2</text:p>
          </table:table-cell>
          <table:table-cell table:number-columns-repeated="18"/>
        </table:table-row>
        <table:table-row table:style-name="ro4">
          <table:table-cell office:value-type="string">
            <text:p>Read 128KB</text:p>
          </table:table-cell>
          <table:table-cell table:formula="of:=[.B38]-[.B80]" office:value-type="float" office:value="2893776.5">
            <text:p>2893776.5</text:p>
          </table:table-cell>
          <table:table-cell table:number-columns-repeated="18"/>
        </table:table-row>
        <table:table-row table:style-name="ro4">
          <table:table-cell office:value-type="string">
            <text:p>Read 200KB</text:p>
          </table:table-cell>
          <table:table-cell table:formula="of:=[.B39]-[.B81]" office:value-type="float" office:value="3917812.1">
            <text:p>3917812.1</text:p>
          </table:table-cell>
          <table:table-cell table:number-columns-repeated="18"/>
        </table:table-row>
        <table:table-row table:style-name="ro4">
          <table:table-cell office:value-type="string">
            <text:p>Close</text:p>
          </table:table-cell>
          <table:table-cell table:formula="of:=[.B40]-[.B82]" office:value-type="float" office:value="665445.3">
            <text:p>665445.3</text:p>
          </table:table-cell>
          <table:table-cell table:number-columns-repeated="18"/>
        </table:table-row>
        <table:table-row table:style-name="ro5" table:number-rows-repeated="2">
          <table:table-cell table:style-name="Default" table:number-columns-repeated="2"/>
          <table:table-cell table:number-columns-repeated="18"/>
        </table:table-row>
        <table:table-row table:style-name="ro2" table:number-rows-repeated="11">
          <table:table-cell table:style-name="Default" table:number-columns-repeated="2"/>
          <table:table-cell table:number-columns-repeated="18"/>
        </table:table-row>
        <table:table-row table:style-name="ro3">
          <table:table-cell table:style-name="ce4" office:value-type="string">
            <text:p>urandom</text:p>
          </table:table-cell>
          <table:table-cell table:style-name="ce4" office:value-type="string">
            <text:p>Average</text:p>
          </table:table-cell>
          <table:table-cell table:number-columns-repeated="18"/>
        </table:table-row>
        <table:table-row table:style-name="ro1">
          <table:table-cell office:value-type="string">
            <text:p>Open</text:p>
          </table:table-cell>
          <table:table-cell table:formula="of:=ROUNDDOWN(([.B2]/([.B44]/100))/100; 1)" office:value-type="float" office:value="71">
            <text:p>71</text:p>
          </table:table-cell>
          <table:table-cell table:number-columns-repeated="18"/>
        </table:table-row>
        <table:table-row table:style-name="ro4">
          <table:table-cell office:value-type="string">
            <text:p>Read 1KB</text:p>
          </table:table-cell>
          <table:table-cell table:formula="of:=ROUNDDOWN(([.B3]/([.B45]/100))/100; 1)" office:value-type="float" office:value="5.9">
            <text:p>5.9</text:p>
          </table:table-cell>
          <table:table-cell table:number-columns-repeated="18"/>
        </table:table-row>
        <table:table-row table:style-name="ro4">
          <table:table-cell office:value-type="string">
            <text:p>Read 2KB</text:p>
          </table:table-cell>
          <table:table-cell table:formula="of:=ROUNDDOWN(([.B4]/([.B46]/100))/100; 1)" office:value-type="float" office:value="3.6">
            <text:p>3.6</text:p>
          </table:table-cell>
          <table:table-cell table:number-columns-repeated="18"/>
        </table:table-row>
        <table:table-row table:style-name="ro4">
          <table:table-cell office:value-type="string">
            <text:p>Read 4KB</text:p>
          </table:table-cell>
          <table:table-cell table:formula="of:=ROUNDDOWN(([.B5]/([.B47]/100))/100; 1)" office:value-type="float" office:value="2.8">
            <text:p>2.8</text:p>
          </table:table-cell>
          <table:table-cell table:number-columns-repeated="18"/>
        </table:table-row>
        <table:table-row table:style-name="ro4">
          <table:table-cell office:value-type="string">
            <text:p>Read 8KB</text:p>
          </table:table-cell>
          <table:table-cell table:formula="of:=ROUNDDOWN(([.B6]/([.B48]/100))/100; 1)" office:value-type="float" office:value="1.9">
            <text:p>1.9</text:p>
          </table:table-cell>
          <table:table-cell table:number-columns-repeated="18"/>
        </table:table-row>
        <table:table-row table:style-name="ro4">
          <table:table-cell office:value-type="string">
            <text:p>Read 16KB</text:p>
          </table:table-cell>
          <table:table-cell table:formula="of:=ROUNDDOWN(([.B7]/([.B49]/100))/100; 1)" office:value-type="float" office:value="1.7">
            <text:p>1.7</text:p>
          </table:table-cell>
          <table:table-cell table:number-columns-repeated="18"/>
        </table:table-row>
        <table:table-row table:style-name="ro4">
          <table:table-cell office:value-type="string">
            <text:p>Read 32KB</text:p>
          </table:table-cell>
          <table:table-cell table:formula="of:=ROUNDDOWN(([.B8]/([.B50]/100))/100; 1)" office:value-type="float" office:value="1.3">
            <text:p>1.3</text:p>
          </table:table-cell>
          <table:table-cell table:number-columns-repeated="18"/>
        </table:table-row>
        <table:table-row table:style-name="ro4">
          <table:table-cell office:value-type="string">
            <text:p>Read 64KB</text:p>
          </table:table-cell>
          <table:table-cell table:formula="of:=ROUNDDOWN(([.B9]/([.B51]/100))/100; 1)" office:value-type="float" office:value="1.5">
            <text:p>1.5</text:p>
          </table:table-cell>
          <table:table-cell table:number-columns-repeated="18"/>
        </table:table-row>
        <table:table-row table:style-name="ro4">
          <table:table-cell office:value-type="string">
            <text:p>Read 128KB</text:p>
          </table:table-cell>
          <table:table-cell table:formula="of:=ROUNDDOWN(([.B10]/([.B52]/100))/100; 1)" office:value-type="float" office:value="1.5">
            <text:p>1.5</text:p>
          </table:table-cell>
          <table:table-cell table:number-columns-repeated="18"/>
        </table:table-row>
        <table:table-row table:style-name="ro4">
          <table:table-cell office:value-type="string">
            <text:p>Read 200KB</text:p>
          </table:table-cell>
          <table:table-cell table:formula="of:=ROUNDDOWN(([.B11]/([.B53]/100))/100; 1)" office:value-type="float" office:value="1.3">
            <text:p>1.3</text:p>
          </table:table-cell>
          <table:table-cell table:number-columns-repeated="18"/>
        </table:table-row>
        <table:table-row table:style-name="ro4">
          <table:table-cell office:value-type="string">
            <text:p>Close</text:p>
          </table:table-cell>
          <table:table-cell table:formula="of:=ROUNDDOWN(([.B12]/([.B54]/100))/100; 1)" office:value-type="float" office:value="394.5">
            <text:p>394.5</text:p>
          </table:table-cell>
          <table:table-cell table:number-columns-repeated="18"/>
        </table:table-row>
        <table:table-row table:style-name="ro2">
          <table:table-cell table:style-name="Default" table:number-columns-repeated="2"/>
          <table:table-cell table:number-columns-repeated="18"/>
        </table:table-row>
        <table:table-row table:style-name="ro2">
          <table:table-cell table:style-name="ce4" table:number-columns-repeated="2"/>
          <table:table-cell table:number-columns-repeated="18"/>
        </table:table-row>
        <table:table-row table:style-name="ro3">
          <table:table-cell table:style-name="ce4" office:value-type="string">
            <text:p>fb0</text:p>
          </table:table-cell>
          <table:table-cell table:style-name="ce4" office:value-type="string">
            <text:p>Average</text:p>
          </table:table-cell>
          <table:table-cell table:number-columns-repeated="18"/>
        </table:table-row>
        <table:table-row table:style-name="ro1">
          <table:table-cell office:value-type="string">
            <text:p>Open</text:p>
          </table:table-cell>
          <table:table-cell table:formula="of:=ROUNDDOWN(([.B16]/([.B58]/100))/100; 1)" office:value-type="float" office:value="52.5">
            <text:p>52.5</text:p>
          </table:table-cell>
          <table:table-cell table:number-columns-repeated="18"/>
        </table:table-row>
        <table:table-row table:style-name="ro4">
          <table:table-cell office:value-type="string">
            <text:p>Read 1KB</text:p>
          </table:table-cell>
          <table:table-cell table:formula="of:=ROUNDDOWN(([.B17]/([.B59]/100))/100; 1)" office:value-type="float" office:value="9.1">
            <text:p>9.1</text:p>
          </table:table-cell>
          <table:table-cell table:number-columns-repeated="18"/>
        </table:table-row>
        <table:table-row table:style-name="ro4">
          <table:table-cell office:value-type="string">
            <text:p>Read 2KB</text:p>
          </table:table-cell>
          <table:table-cell table:formula="of:=ROUNDDOWN(([.B18]/([.B60]/100))/100; 1)" office:value-type="float" office:value="4.3">
            <text:p>4.3</text:p>
          </table:table-cell>
          <table:table-cell table:number-columns-repeated="18"/>
        </table:table-row>
        <table:table-row table:style-name="ro4">
          <table:table-cell office:value-type="string">
            <text:p>Read 4KB</text:p>
          </table:table-cell>
          <table:table-cell table:formula="of:=ROUNDDOWN(([.B19]/([.B61]/100))/100; 1)" office:value-type="float" office:value="3.3">
            <text:p>3.3</text:p>
          </table:table-cell>
          <table:table-cell table:number-columns-repeated="18"/>
        </table:table-row>
        <table:table-row table:style-name="ro4">
          <table:table-cell office:value-type="string">
            <text:p>Read 8KB</text:p>
          </table:table-cell>
          <table:table-cell table:formula="of:=ROUNDDOWN(([.B20]/([.B62]/100))/100; 1)" office:value-type="float" office:value="2.2">
            <text:p>2.2</text:p>
          </table:table-cell>
          <table:table-cell table:number-columns-repeated="18"/>
        </table:table-row>
        <table:table-row table:style-name="ro4">
          <table:table-cell office:value-type="string">
            <text:p>Read 16KB</text:p>
          </table:table-cell>
          <table:table-cell table:formula="of:=ROUNDDOWN(([.B21]/([.B63]/100))/100; 1)" office:value-type="float" office:value="1.7">
            <text:p>1.7</text:p>
          </table:table-cell>
          <table:table-cell table:number-columns-repeated="18"/>
        </table:table-row>
        <table:table-row table:style-name="ro4">
          <table:table-cell office:value-type="string">
            <text:p>Read 32KB</text:p>
          </table:table-cell>
          <table:table-cell table:formula="of:=ROUNDDOWN(([.B22]/([.B64]/100))/100; 1)" office:value-type="float" office:value="1.2">
            <text:p>1.2</text:p>
          </table:table-cell>
          <table:table-cell table:number-columns-repeated="18"/>
        </table:table-row>
        <table:table-row table:style-name="ro4">
          <table:table-cell office:value-type="string">
            <text:p>Read 64KB</text:p>
          </table:table-cell>
          <table:table-cell table:formula="of:=ROUNDDOWN(([.B23]/([.B65]/100))/100; 1)" office:value-type="float" office:value="1.3">
            <text:p>1.3</text:p>
          </table:table-cell>
          <table:table-cell table:number-columns-repeated="18"/>
        </table:table-row>
        <table:table-row table:style-name="ro4">
          <table:table-cell office:value-type="string">
            <text:p>Read 128KB</text:p>
          </table:table-cell>
          <table:table-cell table:formula="of:=ROUNDDOWN(([.B24]/([.B66]/100))/100; 1)" office:value-type="float" office:value="1.2">
            <text:p>1.2</text:p>
          </table:table-cell>
          <table:table-cell table:number-columns-repeated="18"/>
        </table:table-row>
        <table:table-row table:style-name="ro4">
          <table:table-cell office:value-type="string">
            <text:p>Read 200KB</text:p>
          </table:table-cell>
          <table:table-cell table:formula="of:=ROUNDDOWN(([.B25]/([.B67]/100))/100; 1)" office:value-type="float" office:value="1.2">
            <text:p>1.2</text:p>
          </table:table-cell>
          <table:table-cell table:number-columns-repeated="18"/>
        </table:table-row>
        <table:table-row table:style-name="ro4">
          <table:table-cell office:value-type="string">
            <text:p>Close</text:p>
          </table:table-cell>
          <table:table-cell table:formula="of:=ROUNDDOWN(([.B26]/([.B68]/100))/100; 1)" office:value-type="float" office:value="106.4">
            <text:p>106.4</text:p>
          </table:table-cell>
          <table:table-cell table:number-columns-repeated="18"/>
        </table:table-row>
        <table:table-row table:style-name="ro2" table:number-rows-repeated="2">
          <table:table-cell table:style-name="Default" table:number-columns-repeated="2"/>
          <table:table-cell table:number-columns-repeated="18"/>
        </table:table-row>
        <table:table-row table:style-name="ro3">
          <table:table-cell table:style-name="ce4" office:value-type="string">
            <text:p>zero</text:p>
          </table:table-cell>
          <table:table-cell table:style-name="ce4" office:value-type="string">
            <text:p>Average</text:p>
          </table:table-cell>
          <table:table-cell table:number-columns-repeated="18"/>
        </table:table-row>
        <table:table-row table:style-name="ro1">
          <table:table-cell office:value-type="string">
            <text:p>Open</text:p>
          </table:table-cell>
          <table:table-cell table:formula="of:=ROUNDDOWN(([.B30]/([.B72]/100))/100; 1)" office:value-type="float" office:value="60.5">
            <text:p>60.5</text:p>
          </table:table-cell>
          <table:table-cell table:number-columns-repeated="18"/>
        </table:table-row>
        <table:table-row table:style-name="ro4">
          <table:table-cell office:value-type="string">
            <text:p>Read 1KB</text:p>
          </table:table-cell>
          <table:table-cell table:formula="of:=ROUNDDOWN(([.B31]/([.B73]/100))/100; 1)" office:value-type="float" office:value="218.2">
            <text:p>218.2</text:p>
          </table:table-cell>
          <table:table-cell table:number-columns-repeated="18"/>
        </table:table-row>
        <table:table-row table:style-name="ro4">
          <table:table-cell office:value-type="string">
            <text:p>Read 2KB</text:p>
          </table:table-cell>
          <table:table-cell table:formula="of:=ROUNDDOWN(([.B32]/([.B74]/100))/100; 1)" office:value-type="float" office:value="490.8">
            <text:p>490.8</text:p>
          </table:table-cell>
          <table:table-cell table:number-columns-repeated="18"/>
        </table:table-row>
        <table:table-row table:style-name="ro4">
          <table:table-cell office:value-type="string">
            <text:p>Read 4KB</text:p>
          </table:table-cell>
          <table:table-cell table:formula="of:=ROUNDDOWN(([.B33]/([.B75]/100))/100; 1)" office:value-type="float" office:value="335.7">
            <text:p>335.7</text:p>
          </table:table-cell>
          <table:table-cell table:number-columns-repeated="18"/>
        </table:table-row>
        <table:table-row table:style-name="ro4">
          <table:table-cell office:value-type="string">
            <text:p>Read 8KB</text:p>
          </table:table-cell>
          <table:table-cell table:formula="of:=ROUNDDOWN(([.B34]/([.B76]/100))/100; 1)" office:value-type="float" office:value="94.6">
            <text:p>94.6</text:p>
          </table:table-cell>
          <table:table-cell table:number-columns-repeated="18"/>
        </table:table-row>
        <table:table-row table:style-name="ro4">
          <table:table-cell office:value-type="string">
            <text:p>Read 16KB</text:p>
          </table:table-cell>
          <table:table-cell table:formula="of:=ROUNDDOWN(([.B35]/([.B77]/100))/100; 1)" office:value-type="float" office:value="54.7">
            <text:p>54.7</text:p>
          </table:table-cell>
          <table:table-cell table:number-columns-repeated="18"/>
        </table:table-row>
        <table:table-row table:style-name="ro4">
          <table:table-cell office:value-type="string">
            <text:p>Read 32KB</text:p>
          </table:table-cell>
          <table:table-cell table:formula="of:=ROUNDDOWN(([.B36]/([.B78]/100))/100; 1)" office:value-type="float" office:value="39.3">
            <text:p>39.3</text:p>
          </table:table-cell>
          <table:table-cell table:number-columns-repeated="18"/>
        </table:table-row>
        <table:table-row table:style-name="ro4">
          <table:table-cell office:value-type="string">
            <text:p>Read 64KB</text:p>
          </table:table-cell>
          <table:table-cell table:formula="of:=ROUNDDOWN(([.B37]/([.B79]/100))/100; 1)" office:value-type="float" office:value="26.9">
            <text:p>26.9</text:p>
          </table:table-cell>
          <table:table-cell table:number-columns-repeated="18"/>
        </table:table-row>
        <table:table-row table:style-name="ro4">
          <table:table-cell office:value-type="string">
            <text:p>Read 128KB</text:p>
          </table:table-cell>
          <table:table-cell table:formula="of:=ROUNDDOWN(([.B38]/([.B80]/100))/100; 1)" office:value-type="float" office:value="25.3">
            <text:p>25.3</text:p>
          </table:table-cell>
          <table:table-cell table:number-columns-repeated="18"/>
        </table:table-row>
        <table:table-row table:style-name="ro4">
          <table:table-cell office:value-type="string">
            <text:p>Read 200KB</text:p>
          </table:table-cell>
          <table:table-cell table:formula="of:=ROUNDDOWN(([.B39]/([.B81]/100))/100; 1)" office:value-type="float" office:value="22.9">
            <text:p>22.9</text:p>
          </table:table-cell>
          <table:table-cell table:number-columns-repeated="18"/>
        </table:table-row>
        <table:table-row table:style-name="ro4">
          <table:table-cell office:value-type="string">
            <text:p>Close</text:p>
          </table:table-cell>
          <table:table-cell table:formula="of:=ROUNDDOWN(([.B40]/([.B82]/100))/100; 1)" office:value-type="float" office:value="136.6">
            <text:p>136.6</text:p>
          </table:table-cell>
          <table:table-cell table:number-columns-repeated="18"/>
        </table:table-row>
        <table:table-row table:style-name="ro5" table:number-rows-repeated="3">
          <table:table-cell table:style-name="Default" table:number-columns-repeated="2"/>
          <table:table-cell table:number-columns-repeated="18"/>
        </table:table-row>
        <table:table-row table:style-name="ro3">
          <table:table-cell table:style-name="Default" table:number-columns-repeated="2"/>
          <table:table-cell table:number-columns-repeated="6"/>
          <table:table-cell office:value-type="string">
            <text:p>SMB delay</text:p>
          </table:table-cell>
          <table:table-cell table:number-columns-repeated="11"/>
        </table:table-row>
        <table:table-row table:style-name="ro5">
          <table:table-cell table:style-name="Default" table:number-columns-repeated="2"/>
          <table:table-cell table:number-columns-repeated="18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1869400">
            <text:p>1869400</text:p>
          </table:table-cell>
          <table:table-cell office:value-type="float" office:value="48982">
            <text:p>48982</text:p>
          </table:table-cell>
          <table:table-cell table:formula="of:=[.I211]-[.J211]" office:value-type="float" office:value="1820418">
            <text:p>1820418</text:p>
          </table:table-cell>
          <table:table-cell/>
          <table:table-cell office:value-type="string">
            <text:p>AVERAGE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526218">
            <text:p>526218</text:p>
          </table:table-cell>
          <table:table-cell office:value-type="float" office:value="4761">
            <text:p>4761</text:p>
          </table:table-cell>
          <table:table-cell table:formula="of:=[.I212]-[.J212]" office:value-type="float" office:value="521457">
            <text:p>521457</text:p>
          </table:table-cell>
          <table:table-cell/>
          <table:table-cell table:formula="of:=AVERAGE([.K211:.K230])" office:value-type="float" office:value="782369.05">
            <text:p>782369.05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449523">
            <text:p>449523</text:p>
          </table:table-cell>
          <table:table-cell office:value-type="float" office:value="3026">
            <text:p>3026</text:p>
          </table:table-cell>
          <table:table-cell table:formula="of:=[.I213]-[.J213]" office:value-type="float" office:value="446497">
            <text:p>446497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467692">
            <text:p>467692</text:p>
          </table:table-cell>
          <table:table-cell office:value-type="float" office:value="4554">
            <text:p>4554</text:p>
          </table:table-cell>
          <table:table-cell table:formula="of:=[.I214]-[.J214]" office:value-type="float" office:value="463138">
            <text:p>463138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1880262">
            <text:p>1880262</text:p>
          </table:table-cell>
          <table:table-cell office:value-type="float" office:value="22828">
            <text:p>22828</text:p>
          </table:table-cell>
          <table:table-cell table:formula="of:=[.I215]-[.J215]" office:value-type="float" office:value="1857434">
            <text:p>1857434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533067">
            <text:p>533067</text:p>
          </table:table-cell>
          <table:table-cell office:value-type="float" office:value="4635">
            <text:p>4635</text:p>
          </table:table-cell>
          <table:table-cell table:formula="of:=[.I216]-[.J216]" office:value-type="float" office:value="528432">
            <text:p>528432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536766">
            <text:p>536766</text:p>
          </table:table-cell>
          <table:table-cell office:value-type="float" office:value="3379">
            <text:p>3379</text:p>
          </table:table-cell>
          <table:table-cell table:formula="of:=[.I217]-[.J217]" office:value-type="float" office:value="533387">
            <text:p>533387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524431">
            <text:p>524431</text:p>
          </table:table-cell>
          <table:table-cell office:value-type="float" office:value="3966">
            <text:p>3966</text:p>
          </table:table-cell>
          <table:table-cell table:formula="of:=[.I218]-[.J218]" office:value-type="float" office:value="520465">
            <text:p>520465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836629">
            <text:p>836629</text:p>
          </table:table-cell>
          <table:table-cell office:value-type="float" office:value="23217">
            <text:p>23217</text:p>
          </table:table-cell>
          <table:table-cell table:formula="of:=[.I219]-[.J219]" office:value-type="float" office:value="813412">
            <text:p>813412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498633">
            <text:p>498633</text:p>
          </table:table-cell>
          <table:table-cell office:value-type="float" office:value="4424">
            <text:p>4424</text:p>
          </table:table-cell>
          <table:table-cell table:formula="of:=[.I220]-[.J220]" office:value-type="float" office:value="494209">
            <text:p>494209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680854">
            <text:p>680854</text:p>
          </table:table-cell>
          <table:table-cell office:value-type="float" office:value="2588">
            <text:p>2588</text:p>
          </table:table-cell>
          <table:table-cell table:formula="of:=[.I221]-[.J221]" office:value-type="float" office:value="678266">
            <text:p>678266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553966">
            <text:p>553966</text:p>
          </table:table-cell>
          <table:table-cell office:value-type="float" office:value="3891">
            <text:p>3891</text:p>
          </table:table-cell>
          <table:table-cell table:formula="of:=[.I222]-[.J222]" office:value-type="float" office:value="550075">
            <text:p>550075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1301996">
            <text:p>1301996</text:p>
          </table:table-cell>
          <table:table-cell office:value-type="float" office:value="19757">
            <text:p>19757</text:p>
          </table:table-cell>
          <table:table-cell table:formula="of:=[.I223]-[.J223]" office:value-type="float" office:value="1282239">
            <text:p>1282239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578307">
            <text:p>578307</text:p>
          </table:table-cell>
          <table:table-cell office:value-type="float" office:value="4224">
            <text:p>4224</text:p>
          </table:table-cell>
          <table:table-cell table:formula="of:=[.I224]-[.J224]" office:value-type="float" office:value="574083">
            <text:p>574083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590266">
            <text:p>590266</text:p>
          </table:table-cell>
          <table:table-cell office:value-type="float" office:value="2752">
            <text:p>2752</text:p>
          </table:table-cell>
          <table:table-cell table:formula="of:=[.I225]-[.J225]" office:value-type="float" office:value="587514">
            <text:p>587514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556659">
            <text:p>556659</text:p>
          </table:table-cell>
          <table:table-cell office:value-type="float" office:value="4453">
            <text:p>4453</text:p>
          </table:table-cell>
          <table:table-cell table:formula="of:=[.I226]-[.J226]" office:value-type="float" office:value="552206">
            <text:p>552206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1818733">
            <text:p>1818733</text:p>
          </table:table-cell>
          <table:table-cell office:value-type="float" office:value="21241">
            <text:p>21241</text:p>
          </table:table-cell>
          <table:table-cell table:formula="of:=[.I227]-[.J227]" office:value-type="float" office:value="1797492">
            <text:p>1797492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497427">
            <text:p>497427</text:p>
          </table:table-cell>
          <table:table-cell office:value-type="float" office:value="4517">
            <text:p>4517</text:p>
          </table:table-cell>
          <table:table-cell table:formula="of:=[.I228]-[.J228]" office:value-type="float" office:value="492910">
            <text:p>492910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642669">
            <text:p>642669</text:p>
          </table:table-cell>
          <table:table-cell office:value-type="float" office:value="2429">
            <text:p>2429</text:p>
          </table:table-cell>
          <table:table-cell table:formula="of:=[.I229]-[.J229]" office:value-type="float" office:value="640240">
            <text:p>640240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float" office:value="497475">
            <text:p>497475</text:p>
          </table:table-cell>
          <table:table-cell office:value-type="float" office:value="3968">
            <text:p>3968</text:p>
          </table:table-cell>
          <table:table-cell table:formula="of:=[.I230]-[.J230]" office:value-type="float" office:value="493507">
            <text:p>49350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 style:data-style-name="N2" text:time-value="0000-00-00T22:56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4T11:43:15</meta:creation-date>
    <dc:date>2013-08-27T23:02:19</dc:date>
    <meta:editing-duration>PT22H56M32S</meta:editing-duration>
    <meta:editing-cycles>309</meta:editing-cycles>
    <meta:generator>LibreOffice/4.0.4.2$Linux_X86_64 LibreOffice_project/400m0$Build-2</meta:generator>
    <meta:document-statistic meta:table-count="2" meta:cell-count="128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8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73cm" svg:height="19.4cm" xlink:href=".." xlink:type="simple" chart:class="chart:bar" chart:column-mapping="0" chart:style-name="ch1">
        <chart:legend chart:legend-position="end" svg:x="19.01cm" svg:y="8.903cm" style:legend-expansion="high" chart:style-name="ch2"/>
        <chart:plot-area chart:style-name="ch3" table:cell-range-address="Opóźnienia.A2:Opóźnienia.B12 Opóźnienia.B30:Opóźnienia.B40 Opóźnienia.B16:Opóźnienia.B26" chart:data-source-has-labels="column" svg:x="1.436cm" svg:y="1.687cm" svg:width="16.724cm" svg:height="16.344cm">
          <chartooo:coordinate-region svg:x="3.169cm" svg:y="1.886cm" svg:width="14.991cm" svg:height="14.249cm"/>
          <chart:axis chart:dimension="x" chart:name="primary-x" chart:style-name="ch4" chartooo:axis-type="auto">
            <chartooo:date-scale/>
            <chart:title svg:x="8.603cm" svg:y="18.419cm" chart:style-name="ch5">
              <text:p>Rodzaj operacji</text:p>
            </chart:title>
            <chart:categories table:cell-range-address="Opóźnienia.A2:Opóźnienia.A12"/>
          </chart:axis>
          <chart:axis chart:dimension="y" chart:name="primary-y" chart:style-name="ch6">
            <chart:title svg:x="0.451cm" svg:y="12.086cm" chart:style-name="ch7">
              <text:p>Oczekiwanie w milisekundach</text:p>
            </chart:title>
            <chart:grid chart:style-name="ch8" chart:class="major"/>
            <chart:grid chart:style-name="ch8" chart:class="minor"/>
          </chart:axis>
          <chart:series chart:style-name="ch9" chart:values-cell-range-address="Opóźnienia.B30:Opóźnienia.B40" chart:class="chart:bar">
            <chart:data-point chart:repeated="11"/>
          </chart:series>
          <chart:series chart:style-name="ch10" chart:values-cell-range-address="Opóźnienia.B16:Opóźnienia.B26" chart:class="chart:bar">
            <chart:data-point chart:repeated="11"/>
          </chart:series>
          <chart:series chart:style-name="ch11" chart:values-cell-range-address="Opóźnienia.B2:Opóźnienia.B1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2:Opóźnienia.A12</svg:desc>
                </draw:g>
              </table:table-cell>
              <table:table-cell office:value-type="float" office:value="736660.4">
                <text:p>736660.4</text:p>
                <draw:g>
                  <svg:desc>Opóźnienia.B30:Opóźnienia.B40</svg:desc>
                </draw:g>
              </table:table-cell>
              <table:table-cell office:value-type="float" office:value="737491.2">
                <text:p>737491.2</text:p>
                <draw:g>
                  <svg:desc>Opóźnienia.B16:Opóźnienia.B26</svg:desc>
                </draw:g>
              </table:table-cell>
              <table:table-cell office:value-type="float" office:value="735870.9">
                <text:p>735870.9</text:p>
                <draw:g>
                  <svg:desc>Opóźnienia.B2:Opóźnienia.B12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671303.3">
                <text:p>671303.3</text:p>
              </table:table-cell>
              <table:table-cell office:value-type="float" office:value="800290.6">
                <text:p>800290.6</text:p>
              </table:table-cell>
              <table:table-cell office:value-type="float" office:value="888551.7">
                <text:p>888551.7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744828.4">
                <text:p>744828.4</text:p>
              </table:table-cell>
              <table:table-cell office:value-type="float" office:value="916578.1">
                <text:p>916578.1</text:p>
              </table:table-cell>
              <table:table-cell office:value-type="float" office:value="1059440.4">
                <text:p>1059440.4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757041.8">
                <text:p>757041.8</text:p>
              </table:table-cell>
              <table:table-cell office:value-type="float" office:value="1085740.7">
                <text:p>1085740.7</text:p>
              </table:table-cell>
              <table:table-cell office:value-type="float" office:value="1465540">
                <text:p>1465540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801715.3">
                <text:p>801715.3</text:p>
              </table:table-cell>
              <table:table-cell office:value-type="float" office:value="1482865.2">
                <text:p>1482865.2</text:p>
              </table:table-cell>
              <table:table-cell office:value-type="float" office:value="2085668.9">
                <text:p>2085668.9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841669.2">
                <text:p>841669.2</text:p>
              </table:table-cell>
              <table:table-cell office:value-type="float" office:value="2287839.7">
                <text:p>2287839.7</text:p>
              </table:table-cell>
              <table:table-cell office:value-type="float" office:value="3452751.6">
                <text:p>3452751.6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1163251.1">
                <text:p>1163251.1</text:p>
              </table:table-cell>
              <table:table-cell office:value-type="float" office:value="3848349">
                <text:p>3848349</text:p>
              </table:table-cell>
              <table:table-cell office:value-type="float" office:value="5837711.4">
                <text:p>5837711.4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1705944.9">
                <text:p>1705944.9</text:p>
              </table:table-cell>
              <table:table-cell office:value-type="float" office:value="6970813.7">
                <text:p>6970813.7</text:p>
              </table:table-cell>
              <table:table-cell office:value-type="float" office:value="9685248.5">
                <text:p>9685248.5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3012603">
                <text:p>3012603</text:p>
              </table:table-cell>
              <table:table-cell office:value-type="float" office:value="12819061.6">
                <text:p>12819061.6</text:p>
              </table:table-cell>
              <table:table-cell office:value-type="float" office:value="14872651.8">
                <text:p>14872651.8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4096163.8">
                <text:p>4096163.8</text:p>
              </table:table-cell>
              <table:table-cell office:value-type="float" office:value="17901664.6">
                <text:p>17901664.6</text:p>
              </table:table-cell>
              <table:table-cell office:value-type="float" office:value="23192165.4">
                <text:p>23192165.4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670350.3">
                <text:p>670350.3</text:p>
              </table:table-cell>
              <table:table-cell office:value-type="float" office:value="767652.2">
                <text:p>767652.2</text:p>
              </table:table-cell>
              <table:table-cell office:value-type="float" office:value="761866.6">
                <text:p>76186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4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4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144cm" svg:height="20.455cm" xlink:href=".." xlink:type="simple" chart:class="chart:line" chart:style-name="ch1">
        <chart:legend chart:legend-position="bottom" svg:x="12.287cm" svg:y="19.436cm" style:legend-expansion="wide" chart:style-name="ch2"/>
        <chart:plot-area chart:style-name="ch3" table:cell-range-address="Przepustowość.A35:Przepustowość.B43 Przepustowość.B24:Przepustowość.B32" chart:data-source-has-labels="column" svg:x="2.04cm" svg:y="1.771cm" svg:width="28.82cm" svg:height="15.888cm">
          <chartooo:coordinate-region svg:x="2.873cm" svg:y="2.578cm" svg:width="27.205cm" svg:height="14.803cm"/>
          <chart:axis chart:dimension="x" chart:name="primary-x" chart:style-name="ch4" chartooo:axis-type="auto">
            <chartooo:date-scale/>
            <chart:title svg:x="14.31cm" svg:y="18.069cm" chart:style-name="ch5">
              <text:p>Wielkość bufora</text:p>
            </chart:title>
            <chart:categories table:cell-range-address="Przepustowość.A35:Przepustowość.A43"/>
            <chart:grid chart:style-name="ch6" chart:class="major"/>
          </chart:axis>
          <chart:axis chart:dimension="y" chart:name="primary-y" chart:style-name="ch7">
            <chart:title svg:x="0.451cm" svg:y="10.624cm" chart:style-name="ch8">
              <text:p>MB / s</text:p>
            </chart:title>
            <chart:grid chart:style-name="ch6" chart:class="major"/>
          </chart:axis>
          <chart:series chart:style-name="ch9" chart:values-cell-range-address="Przepustowość.B35:Przepustowość.B43" chart:class="chart:line">
            <chart:data-point chart:repeated="9"/>
          </chart:series>
          <chart:series chart:style-name="ch10" chart:values-cell-range-address="Przepustowość.B24:Przepustowość.B3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KB</text:p>
                <draw:g>
                  <svg:desc>Przepustowość.A35:Przepustowość.A43</svg:desc>
                </draw:g>
              </table:table-cell>
              <table:table-cell office:value-type="float" office:value="1.2">
                <text:p>1.2</text:p>
                <draw:g>
                  <svg:desc>Przepustowość.B35:Przepustowość.B43</svg:desc>
                </draw:g>
              </table:table-cell>
              <table:table-cell office:value-type="float" office:value="14.5">
                <text:p>14.5</text:p>
                <draw:g>
                  <svg:desc>Przepustowość.B24:Przepustowość.B32</svg:desc>
                </draw:g>
              </table:table-cell>
            </table:table-row>
            <table:table-row>
              <table:table-cell office:value-type="string">
                <text:p>2KB</text:p>
              </table:table-cell>
              <table:table-cell office:value-type="float" office:value="2">
                <text:p>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3.5">
                <text:p>3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KB</text:p>
              </table:table-cell>
              <table:table-cell office:value-type="float" office:value="5.3">
                <text:p>5.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7.24">
                <text:p>7.2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2KB</text:p>
              </table:table-cell>
              <table:table-cell office:value-type="float" office:value="9.22">
                <text:p>9.2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10.62">
                <text:p>10.6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28KB</text:p>
              </table:table-cell>
              <table:table-cell office:value-type="float" office:value="11">
                <text:p>11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00KB</text:p>
              </table:table-cell>
              <table:table-cell office:value-type="float" office:value="11.56">
                <text:p>11.5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d320" dr3d:edge-rounding="5%"/>
      <style:text-properties fo:font-size="14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4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4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141cm" svg:height="18.913cm" xlink:href=".." xlink:type="simple" chart:class="chart:bar" chart:column-mapping="0" chart:style-name="ch1">
        <chart:legend chart:legend-position="bottom" svg:x="11.085cm" svg:y="17.894cm" style:legend-expansion="wide" chart:style-name="ch2"/>
        <chart:plot-area chart:style-name="ch3" table:cell-range-address="Opóźnienia.A114:Opóźnienia.B124 Opóźnienia.B142:Opóźnienia.B152 Opóźnienia.B128:Opóźnienia.B138" chart:data-source-has-labels="column" svg:x="2.04cm" svg:y="1.647cm" svg:width="28.817cm" svg:height="14.501cm">
          <chartooo:coordinate-region svg:x="4.328cm" svg:y="1.926cm" svg:width="26.529cm" svg:height="11.278cm"/>
          <chart:axis chart:dimension="x" chart:name="primary-x" chart:style-name="ch4" chartooo:axis-type="auto">
            <chartooo:date-scale/>
            <chart:title svg:x="14.375cm" svg:y="16.527cm" chart:style-name="ch5">
              <text:p>Rodzaj operacji</text:p>
            </chart:title>
            <chart:categories table:cell-range-address="Opóźnienia.A114:Opóźnienia.A124"/>
          </chart:axis>
          <chart:axis chart:dimension="y" chart:name="primary-y" chart:style-name="ch6">
            <chart:title svg:x="0.451cm" svg:y="14.159cm" chart:style-name="ch7">
              <text:p>Różnica w opóźnieniu w nanosekundach</text:p>
            </chart:title>
            <chart:grid chart:style-name="ch8" chart:class="major"/>
          </chart:axis>
          <chart:series chart:style-name="ch9" chart:values-cell-range-address="Opóźnienia.B142:Opóźnienia.B152" chart:class="chart:bar">
            <chart:data-point chart:repeated="11"/>
          </chart:series>
          <chart:series chart:style-name="ch10" chart:values-cell-range-address="Opóźnienia.B128:Opóźnienia.B138" chart:class="chart:bar">
            <chart:data-point chart:repeated="11"/>
          </chart:series>
          <chart:series chart:style-name="ch11" chart:values-cell-range-address="Opóźnienia.B114:Opóźnienia.B124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114:Opóźnienia.A124</svg:desc>
                </draw:g>
              </table:table-cell>
              <table:table-cell office:value-type="float" office:value="724484.2">
                <text:p>724484.2</text:p>
                <draw:g>
                  <svg:desc>Opóźnienia.B142:Opóźnienia.B152</svg:desc>
                </draw:g>
              </table:table-cell>
              <table:table-cell office:value-type="float" office:value="723462.3">
                <text:p>723462.3</text:p>
                <draw:g>
                  <svg:desc>Opóźnienia.B128:Opóźnienia.B138</svg:desc>
                </draw:g>
              </table:table-cell>
              <table:table-cell office:value-type="float" office:value="725520.4">
                <text:p>725520.4</text:p>
                <draw:g>
                  <svg:desc>Opóźnienia.B114:Opóźnienia.B124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668226.8">
                <text:p>668226.8</text:p>
              </table:table-cell>
              <table:table-cell office:value-type="float" office:value="712506.2">
                <text:p>712506.2</text:p>
              </table:table-cell>
              <table:table-cell office:value-type="float" office:value="738539.1">
                <text:p>738539.1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743311.1">
                <text:p>743311.1</text:p>
              </table:table-cell>
              <table:table-cell office:value-type="float" office:value="707679.4">
                <text:p>707679.4</text:p>
              </table:table-cell>
              <table:table-cell office:value-type="float" office:value="767249.9">
                <text:p>767249.9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754787.3">
                <text:p>754787.3</text:p>
              </table:table-cell>
              <table:table-cell office:value-type="float" office:value="760076.9">
                <text:p>760076.9</text:p>
              </table:table-cell>
              <table:table-cell office:value-type="float" office:value="959860.5">
                <text:p>959860.5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793245.4">
                <text:p>793245.4</text:p>
              </table:table-cell>
              <table:table-cell office:value-type="float" office:value="816254.5">
                <text:p>816254.5</text:p>
              </table:table-cell>
              <table:table-cell office:value-type="float" office:value="1033479.1">
                <text:p>1033479.1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826304.5">
                <text:p>826304.5</text:p>
              </table:table-cell>
              <table:table-cell office:value-type="float" office:value="987109.2">
                <text:p>987109.2</text:p>
              </table:table-cell>
              <table:table-cell office:value-type="float" office:value="1478885.9">
                <text:p>1478885.9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1133673">
                <text:p>1133673</text:p>
              </table:table-cell>
              <table:table-cell office:value-type="float" office:value="792679.1">
                <text:p>792679.1</text:p>
              </table:table-cell>
              <table:table-cell office:value-type="float" office:value="1642539.8">
                <text:p>1642539.8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1642755.2">
                <text:p>1642755.2</text:p>
              </table:table-cell>
              <table:table-cell office:value-type="float" office:value="1773727.4">
                <text:p>1773727.4</text:p>
              </table:table-cell>
              <table:table-cell office:value-type="float" office:value="3326330.6">
                <text:p>3326330.6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2893776.5">
                <text:p>2893776.5</text:p>
              </table:table-cell>
              <table:table-cell office:value-type="float" office:value="2953031.7">
                <text:p>2953031.7</text:p>
              </table:table-cell>
              <table:table-cell office:value-type="float" office:value="5313709.2">
                <text:p>5313709.2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3917812.1">
                <text:p>3917812.1</text:p>
              </table:table-cell>
              <table:table-cell office:value-type="float" office:value="3638375.5">
                <text:p>3638375.5</text:p>
              </table:table-cell>
              <table:table-cell office:value-type="float" office:value="6417335.4">
                <text:p>6417335.4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665445.3">
                <text:p>665445.3</text:p>
              </table:table-cell>
              <table:table-cell office:value-type="float" office:value="760440.4">
                <text:p>760440.4</text:p>
              </table:table-cell>
              <table:table-cell office:value-type="float" office:value="759935.8">
                <text:p>759935.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d320" dr3d:edge-rounding="5%"/>
      <style:text-properties fo:font-size="14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4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4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141cm" svg:height="18.913cm" xlink:href=".." xlink:type="simple" chart:class="chart:bar" chart:column-mapping="0" chart:style-name="ch1">
        <chart:legend chart:legend-position="bottom" svg:x="11.085cm" svg:y="17.894cm" style:legend-expansion="wide" chart:style-name="ch2"/>
        <chart:plot-area chart:style-name="ch3" table:cell-range-address="Opóźnienia.A114:Opóźnienia.B124 Opóźnienia.B142:Opóźnienia.B152 Opóźnienia.B128:Opóźnienia.B138" chart:data-source-has-labels="column" svg:x="2.04cm" svg:y="1.647cm" svg:width="28.817cm" svg:height="14.501cm">
          <chartooo:coordinate-region svg:x="4.328cm" svg:y="1.926cm" svg:width="26.529cm" svg:height="11.278cm"/>
          <chart:axis chart:dimension="x" chart:name="primary-x" chart:style-name="ch4" chartooo:axis-type="auto">
            <chartooo:date-scale/>
            <chart:title svg:x="14.375cm" svg:y="16.527cm" chart:style-name="ch5">
              <text:p>Rodzaj operacji</text:p>
            </chart:title>
            <chart:categories table:cell-range-address="Opóźnienia.A114:Opóźnienia.A124"/>
          </chart:axis>
          <chart:axis chart:dimension="y" chart:name="primary-y" chart:style-name="ch6">
            <chart:title svg:x="0.451cm" svg:y="14.159cm" chart:style-name="ch7">
              <text:p>Różnica w opóźnieniu w nanosekundach</text:p>
            </chart:title>
            <chart:grid chart:style-name="ch8" chart:class="major"/>
          </chart:axis>
          <chart:series chart:style-name="ch9" chart:values-cell-range-address="Opóźnienia.B142:Opóźnienia.B152" chart:class="chart:bar">
            <chart:data-point chart:repeated="11"/>
          </chart:series>
          <chart:series chart:style-name="ch10" chart:values-cell-range-address="Opóźnienia.B128:Opóźnienia.B138" chart:class="chart:bar">
            <chart:data-point chart:repeated="11"/>
          </chart:series>
          <chart:series chart:style-name="ch11" chart:values-cell-range-address="Opóźnienia.B114:Opóźnienia.B124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114:Opóźnienia.A124</svg:desc>
                </draw:g>
              </table:table-cell>
              <table:table-cell office:value-type="float" office:value="724484.2">
                <text:p>724484.2</text:p>
                <draw:g>
                  <svg:desc>Opóźnienia.B142:Opóźnienia.B152</svg:desc>
                </draw:g>
              </table:table-cell>
              <table:table-cell office:value-type="float" office:value="723462.3">
                <text:p>723462.3</text:p>
                <draw:g>
                  <svg:desc>Opóźnienia.B128:Opóźnienia.B138</svg:desc>
                </draw:g>
              </table:table-cell>
              <table:table-cell office:value-type="float" office:value="725520.4">
                <text:p>725520.4</text:p>
                <draw:g>
                  <svg:desc>Opóźnienia.B114:Opóźnienia.B124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668226.8">
                <text:p>668226.8</text:p>
              </table:table-cell>
              <table:table-cell office:value-type="float" office:value="712506.2">
                <text:p>712506.2</text:p>
              </table:table-cell>
              <table:table-cell office:value-type="float" office:value="738539.1">
                <text:p>738539.1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743311.1">
                <text:p>743311.1</text:p>
              </table:table-cell>
              <table:table-cell office:value-type="float" office:value="707679.4">
                <text:p>707679.4</text:p>
              </table:table-cell>
              <table:table-cell office:value-type="float" office:value="767249.9">
                <text:p>767249.9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754787.3">
                <text:p>754787.3</text:p>
              </table:table-cell>
              <table:table-cell office:value-type="float" office:value="760076.9">
                <text:p>760076.9</text:p>
              </table:table-cell>
              <table:table-cell office:value-type="float" office:value="959860.5">
                <text:p>959860.5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793245.4">
                <text:p>793245.4</text:p>
              </table:table-cell>
              <table:table-cell office:value-type="float" office:value="816254.5">
                <text:p>816254.5</text:p>
              </table:table-cell>
              <table:table-cell office:value-type="float" office:value="1033479.1">
                <text:p>1033479.1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826304.5">
                <text:p>826304.5</text:p>
              </table:table-cell>
              <table:table-cell office:value-type="float" office:value="987109.2">
                <text:p>987109.2</text:p>
              </table:table-cell>
              <table:table-cell office:value-type="float" office:value="1478885.9">
                <text:p>1478885.9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1133673">
                <text:p>1133673</text:p>
              </table:table-cell>
              <table:table-cell office:value-type="float" office:value="792679.1">
                <text:p>792679.1</text:p>
              </table:table-cell>
              <table:table-cell office:value-type="float" office:value="1642539.8">
                <text:p>1642539.8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1642755.2">
                <text:p>1642755.2</text:p>
              </table:table-cell>
              <table:table-cell office:value-type="float" office:value="1773727.4">
                <text:p>1773727.4</text:p>
              </table:table-cell>
              <table:table-cell office:value-type="float" office:value="3326330.6">
                <text:p>3326330.6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2893776.5">
                <text:p>2893776.5</text:p>
              </table:table-cell>
              <table:table-cell office:value-type="float" office:value="2953031.7">
                <text:p>2953031.7</text:p>
              </table:table-cell>
              <table:table-cell office:value-type="float" office:value="5313709.2">
                <text:p>5313709.2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3917812.1">
                <text:p>3917812.1</text:p>
              </table:table-cell>
              <table:table-cell office:value-type="float" office:value="3638375.5">
                <text:p>3638375.5</text:p>
              </table:table-cell>
              <table:table-cell office:value-type="float" office:value="6417335.4">
                <text:p>6417335.4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665445.3">
                <text:p>665445.3</text:p>
              </table:table-cell>
              <table:table-cell office:value-type="float" office:value="760440.4">
                <text:p>760440.4</text:p>
              </table:table-cell>
              <table:table-cell office:value-type="float" office:value="759935.8">
                <text:p>759935.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d320" dr3d:edge-rounding="5%"/>
      <style:text-properties fo:font-size="14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4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4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141cm" svg:height="18.126cm" xlink:href=".." xlink:type="simple" chart:class="chart:bar" chart:column-mapping="0" chart:style-name="ch1">
        <chart:legend chart:legend-position="bottom" svg:x="11.085cm" svg:y="17.107cm" style:legend-expansion="wide" chart:style-name="ch2"/>
        <chart:plot-area chart:style-name="ch3" table:cell-range-address="Opóźnienia.A114:Opóźnienia.B124 Opóźnienia.B142:Opóźnienia.B152 Opóźnienia.B128:Opóźnienia.B138" chart:data-source-has-labels="column" svg:x="2.04cm" svg:y="1.583cm" svg:width="28.817cm" svg:height="13.794cm">
          <chartooo:coordinate-region svg:x="4.328cm" svg:y="1.862cm" svg:width="26.529cm" svg:height="10.571cm"/>
          <chart:axis chart:dimension="x" chart:name="primary-x" chart:style-name="ch4" chartooo:axis-type="auto">
            <chartooo:date-scale/>
            <chart:title svg:x="14.375cm" svg:y="15.74cm" chart:style-name="ch5">
              <text:p>Rodzaj operacji</text:p>
            </chart:title>
            <chart:categories table:cell-range-address="Opóźnienia.A114:Opóźnienia.A124"/>
          </chart:axis>
          <chart:axis chart:dimension="y" chart:name="primary-y" chart:style-name="ch6">
            <chart:title svg:x="0.451cm" svg:y="13.742cm" chart:style-name="ch7">
              <text:p>Różnica w opóźnieniu w nanosekundach</text:p>
            </chart:title>
            <chart:grid chart:style-name="ch8" chart:class="major"/>
          </chart:axis>
          <chart:series chart:style-name="ch9" chart:values-cell-range-address="Opóźnienia.B142:Opóźnienia.B152" chart:class="chart:bar">
            <chart:data-point chart:repeated="11"/>
          </chart:series>
          <chart:series chart:style-name="ch10" chart:values-cell-range-address="Opóźnienia.B128:Opóźnienia.B138" chart:class="chart:bar">
            <chart:data-point chart:repeated="11"/>
          </chart:series>
          <chart:series chart:style-name="ch11" chart:values-cell-range-address="Opóźnienia.B114:Opóźnienia.B124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114:Opóźnienia.A124</svg:desc>
                </draw:g>
              </table:table-cell>
              <table:table-cell office:value-type="float" office:value="724484.2">
                <text:p>724484.2</text:p>
                <draw:g>
                  <svg:desc>Opóźnienia.B142:Opóźnienia.B152</svg:desc>
                </draw:g>
              </table:table-cell>
              <table:table-cell office:value-type="float" office:value="723462.3">
                <text:p>723462.3</text:p>
                <draw:g>
                  <svg:desc>Opóźnienia.B128:Opóźnienia.B138</svg:desc>
                </draw:g>
              </table:table-cell>
              <table:table-cell office:value-type="float" office:value="725520.4">
                <text:p>725520.4</text:p>
                <draw:g>
                  <svg:desc>Opóźnienia.B114:Opóźnienia.B124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668226.8">
                <text:p>668226.8</text:p>
              </table:table-cell>
              <table:table-cell office:value-type="float" office:value="712506.2">
                <text:p>712506.2</text:p>
              </table:table-cell>
              <table:table-cell office:value-type="float" office:value="738539.1">
                <text:p>738539.1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743311.1">
                <text:p>743311.1</text:p>
              </table:table-cell>
              <table:table-cell office:value-type="float" office:value="707679.4">
                <text:p>707679.4</text:p>
              </table:table-cell>
              <table:table-cell office:value-type="float" office:value="767249.9">
                <text:p>767249.9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754787.3">
                <text:p>754787.3</text:p>
              </table:table-cell>
              <table:table-cell office:value-type="float" office:value="760076.9">
                <text:p>760076.9</text:p>
              </table:table-cell>
              <table:table-cell office:value-type="float" office:value="959860.5">
                <text:p>959860.5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793245.4">
                <text:p>793245.4</text:p>
              </table:table-cell>
              <table:table-cell office:value-type="float" office:value="816254.5">
                <text:p>816254.5</text:p>
              </table:table-cell>
              <table:table-cell office:value-type="float" office:value="1033479.1">
                <text:p>1033479.1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826304.5">
                <text:p>826304.5</text:p>
              </table:table-cell>
              <table:table-cell office:value-type="float" office:value="987109.2">
                <text:p>987109.2</text:p>
              </table:table-cell>
              <table:table-cell office:value-type="float" office:value="1478885.9">
                <text:p>1478885.9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1133673">
                <text:p>1133673</text:p>
              </table:table-cell>
              <table:table-cell office:value-type="float" office:value="792679.1">
                <text:p>792679.1</text:p>
              </table:table-cell>
              <table:table-cell office:value-type="float" office:value="1642539.8">
                <text:p>1642539.8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1642755.2">
                <text:p>1642755.2</text:p>
              </table:table-cell>
              <table:table-cell office:value-type="float" office:value="1773727.4">
                <text:p>1773727.4</text:p>
              </table:table-cell>
              <table:table-cell office:value-type="float" office:value="3326330.6">
                <text:p>3326330.6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2893776.5">
                <text:p>2893776.5</text:p>
              </table:table-cell>
              <table:table-cell office:value-type="float" office:value="2953031.7">
                <text:p>2953031.7</text:p>
              </table:table-cell>
              <table:table-cell office:value-type="float" office:value="5313709.2">
                <text:p>5313709.2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3917812.1">
                <text:p>3917812.1</text:p>
              </table:table-cell>
              <table:table-cell office:value-type="float" office:value="3638375.5">
                <text:p>3638375.5</text:p>
              </table:table-cell>
              <table:table-cell office:value-type="float" office:value="6417335.4">
                <text:p>6417335.4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665445.3">
                <text:p>665445.3</text:p>
              </table:table-cell>
              <table:table-cell office:value-type="float" office:value="760440.4">
                <text:p>760440.4</text:p>
              </table:table-cell>
              <table:table-cell office:value-type="float" office:value="759935.8">
                <text:p>759935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d320" dr3d:edge-rounding="5%"/>
      <style:text-properties fo:font-size="14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4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4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141cm" svg:height="22.043cm" xlink:href=".." xlink:type="simple" chart:class="chart:bar" chart:column-mapping="0" chart:style-name="ch1">
        <chart:legend chart:legend-position="bottom" svg:x="11.085cm" svg:y="21.024cm" style:legend-expansion="wide" chart:style-name="ch2"/>
        <chart:plot-area chart:style-name="ch3" table:cell-range-address="Opóźnienia.A114:Opóźnienia.B124 Opóźnienia.B142:Opóźnienia.B152 Opóźnienia.B128:Opóźnienia.B138" chart:data-source-has-labels="column" svg:x="2.04cm" svg:y="1.895cm" svg:width="28.817cm" svg:height="17.321cm">
          <chartooo:coordinate-region svg:x="4.328cm" svg:y="2.174cm" svg:width="26.529cm" svg:height="14.098cm"/>
          <chart:axis chart:dimension="x" chart:name="primary-x" chart:style-name="ch4" chartooo:axis-type="auto">
            <chartooo:date-scale/>
            <chart:title svg:x="14.375cm" svg:y="19.657cm" chart:style-name="ch5">
              <text:p>Rodzaj operacji</text:p>
            </chart:title>
            <chart:categories table:cell-range-address="Opóźnienia.A114:Opóźnienia.A124"/>
          </chart:axis>
          <chart:axis chart:dimension="y" chart:name="primary-y" chart:style-name="ch6">
            <chart:title svg:x="0.451cm" svg:y="15.817cm" chart:style-name="ch7">
              <text:p>Różnica w opóźnieniu w nanosekundach</text:p>
            </chart:title>
            <chart:grid chart:style-name="ch8" chart:class="major"/>
          </chart:axis>
          <chart:series chart:style-name="ch9" chart:values-cell-range-address="Opóźnienia.B142:Opóźnienia.B152" chart:class="chart:bar">
            <chart:data-point chart:repeated="11"/>
          </chart:series>
          <chart:series chart:style-name="ch10" chart:values-cell-range-address="Opóźnienia.B128:Opóźnienia.B138" chart:class="chart:bar">
            <chart:data-point chart:repeated="11"/>
          </chart:series>
          <chart:series chart:style-name="ch11" chart:values-cell-range-address="Opóźnienia.B114:Opóźnienia.B124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114:Opóźnienia.A124</svg:desc>
                </draw:g>
              </table:table-cell>
              <table:table-cell office:value-type="float" office:value="724484.2">
                <text:p>724484.2</text:p>
                <draw:g>
                  <svg:desc>Opóźnienia.B142:Opóźnienia.B152</svg:desc>
                </draw:g>
              </table:table-cell>
              <table:table-cell office:value-type="float" office:value="723462.3">
                <text:p>723462.3</text:p>
                <draw:g>
                  <svg:desc>Opóźnienia.B128:Opóźnienia.B138</svg:desc>
                </draw:g>
              </table:table-cell>
              <table:table-cell office:value-type="float" office:value="725520.4">
                <text:p>725520.4</text:p>
                <draw:g>
                  <svg:desc>Opóźnienia.B114:Opóźnienia.B124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668226.8">
                <text:p>668226.8</text:p>
              </table:table-cell>
              <table:table-cell office:value-type="float" office:value="712506.2">
                <text:p>712506.2</text:p>
              </table:table-cell>
              <table:table-cell office:value-type="float" office:value="738539.1">
                <text:p>738539.1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743311.1">
                <text:p>743311.1</text:p>
              </table:table-cell>
              <table:table-cell office:value-type="float" office:value="707679.4">
                <text:p>707679.4</text:p>
              </table:table-cell>
              <table:table-cell office:value-type="float" office:value="767249.9">
                <text:p>767249.9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754787.3">
                <text:p>754787.3</text:p>
              </table:table-cell>
              <table:table-cell office:value-type="float" office:value="760076.9">
                <text:p>760076.9</text:p>
              </table:table-cell>
              <table:table-cell office:value-type="float" office:value="959860.5">
                <text:p>959860.5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793245.4">
                <text:p>793245.4</text:p>
              </table:table-cell>
              <table:table-cell office:value-type="float" office:value="816254.5">
                <text:p>816254.5</text:p>
              </table:table-cell>
              <table:table-cell office:value-type="float" office:value="1033479.1">
                <text:p>1033479.1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826304.5">
                <text:p>826304.5</text:p>
              </table:table-cell>
              <table:table-cell office:value-type="float" office:value="987109.2">
                <text:p>987109.2</text:p>
              </table:table-cell>
              <table:table-cell office:value-type="float" office:value="1478885.9">
                <text:p>1478885.9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1133673">
                <text:p>1133673</text:p>
              </table:table-cell>
              <table:table-cell office:value-type="float" office:value="792679.1">
                <text:p>792679.1</text:p>
              </table:table-cell>
              <table:table-cell office:value-type="float" office:value="1642539.8">
                <text:p>1642539.8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1642755.2">
                <text:p>1642755.2</text:p>
              </table:table-cell>
              <table:table-cell office:value-type="float" office:value="1773727.4">
                <text:p>1773727.4</text:p>
              </table:table-cell>
              <table:table-cell office:value-type="float" office:value="3326330.6">
                <text:p>3326330.6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2893776.5">
                <text:p>2893776.5</text:p>
              </table:table-cell>
              <table:table-cell office:value-type="float" office:value="2953031.7">
                <text:p>2953031.7</text:p>
              </table:table-cell>
              <table:table-cell office:value-type="float" office:value="5313709.2">
                <text:p>5313709.2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3917812.1">
                <text:p>3917812.1</text:p>
              </table:table-cell>
              <table:table-cell office:value-type="float" office:value="3638375.5">
                <text:p>3638375.5</text:p>
              </table:table-cell>
              <table:table-cell office:value-type="float" office:value="6417335.4">
                <text:p>6417335.4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665445.3">
                <text:p>665445.3</text:p>
              </table:table-cell>
              <table:table-cell office:value-type="float" office:value="760440.4">
                <text:p>760440.4</text:p>
              </table:table-cell>
              <table:table-cell office:value-type="float" office:value="759935.8">
                <text:p>759935.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axis-position="1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4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90"/>
      <style:graphic-properties draw:stroke="none" draw:fill-color="#ffd320" dr3d:edge-rounding="5%"/>
      <style:text-properties fo:font-size="14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78cm" svg:height="20.825cm" xlink:href=".." xlink:type="simple" chart:class="chart:bar" chart:column-mapping="0" chart:style-name="ch1">
        <chart:legend chart:legend-position="bottom" svg:x="11.054cm" svg:y="19.806cm" style:legend-expansion="wide" chart:style-name="ch2"/>
        <chart:plot-area chart:style-name="ch3" table:cell-range-address="Opóźnienia.A167:Opóźnienia.B177 Opóźnienia.B181:Opóźnienia.B191 Opóźnienia.B195:Opóźnienia.B205" chart:data-source-has-labels="column" svg:x="2.039cm" svg:y="1.799cm" svg:width="28.757cm" svg:height="16.223cm">
          <chartooo:coordinate-region svg:x="3.454cm" svg:y="2.078cm" svg:width="27.342cm" svg:height="13cm"/>
          <chart:axis chart:dimension="x" chart:name="primary-x" chart:style-name="ch4" chartooo:axis-type="auto">
            <chartooo:date-scale/>
            <chart:title svg:x="14.344cm" svg:y="18.439cm" chart:style-name="ch5">
              <text:p>Rodzaj operacji</text:p>
            </chart:title>
            <chart:categories table:cell-range-address="Opóźnienia.A167:Opóźnienia.A177"/>
          </chart:axis>
          <chart:axis chart:dimension="y" chart:name="primary-y" chart:style-name="ch6">
            <chart:title svg:x="0.451cm" svg:y="16.495cm" chart:style-name="ch7">
              <text:p>Wielokrotność w stosunku do opóźnienia lokalnego</text:p>
            </chart:title>
            <chart:grid chart:style-name="ch8" chart:class="major"/>
          </chart:axis>
          <chart:series chart:style-name="ch9" chart:values-cell-range-address="Opóźnienia.B181:Opóźnienia.B191" chart:class="chart:bar">
            <chart:data-point chart:repeated="11"/>
          </chart:series>
          <chart:series chart:style-name="ch10" chart:values-cell-range-address="Opóźnienia.B167:Opóźnienia.B177" chart:class="chart:bar">
            <chart:data-point chart:repeated="11"/>
          </chart:series>
          <chart:series chart:style-name="ch11" chart:values-cell-range-address="Opóźnienia.B195:Opóźnienia.B20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167:Opóźnienia.A177</svg:desc>
                </draw:g>
              </table:table-cell>
              <table:table-cell office:value-type="float" office:value="52.5">
                <text:p>52.5</text:p>
                <draw:g>
                  <svg:desc>Opóźnienia.B181:Opóźnienia.B191</svg:desc>
                </draw:g>
              </table:table-cell>
              <table:table-cell office:value-type="float" office:value="71">
                <text:p>71</text:p>
                <draw:g>
                  <svg:desc>Opóźnienia.B167:Opóźnienia.B177</svg:desc>
                </draw:g>
              </table:table-cell>
              <table:table-cell office:value-type="float" office:value="60.5">
                <text:p>60.5</text:p>
                <draw:g>
                  <svg:desc>Opóźnienia.B195:Opóźnienia.B205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9.1">
                <text:p>9.1</text:p>
              </table:table-cell>
              <table:table-cell office:value-type="float" office:value="5.9">
                <text:p>5.9</text:p>
              </table:table-cell>
              <table:table-cell office:value-type="float" office:value="218.2">
                <text:p>218.2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4.3">
                <text:p>4.3</text:p>
              </table:table-cell>
              <table:table-cell office:value-type="float" office:value="3.6">
                <text:p>3.6</text:p>
              </table:table-cell>
              <table:table-cell office:value-type="float" office:value="490.8">
                <text:p>490.8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3.3">
                <text:p>3.3</text:p>
              </table:table-cell>
              <table:table-cell office:value-type="float" office:value="2.8">
                <text:p>2.8</text:p>
              </table:table-cell>
              <table:table-cell office:value-type="float" office:value="335.7">
                <text:p>335.7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2.2">
                <text:p>2.2</text:p>
              </table:table-cell>
              <table:table-cell office:value-type="float" office:value="1.9">
                <text:p>1.9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106.4">
                <text:p>106.4</text:p>
              </table:table-cell>
              <table:table-cell office:value-type="float" office:value="394.5">
                <text:p>394.5</text:p>
              </table:table-cell>
              <table:table-cell office:value-type="float" office:value="136.6">
                <text:p>136.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4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 chart:label-position="bottom"/>
      <style:graphic-properties svg:stroke-width="0.08cm" svg:stroke-color="#004586" draw:fill-color="#004586" dr3d:edge-rounding="5%"/>
      <style:text-properties fo:font-size="14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144cm" svg:height="19.264cm" xlink:href=".." xlink:type="simple" chart:class="chart:line" chart:style-name="ch1">
        <chart:legend chart:legend-position="bottom" svg:x="12.287cm" svg:y="18.245cm" style:legend-expansion="wide" chart:style-name="ch2"/>
        <chart:plot-area chart:style-name="ch3" table:cell-range-address="Przepustowość.A13:Przepustowość.B21 Przepustowość.B2:Przepustowość.B10" chart:data-source-has-labels="column" svg:x="2.04cm" svg:y="1.675cm" svg:width="28.82cm" svg:height="14.817cm">
          <chartooo:coordinate-region svg:x="2.873cm" svg:y="2.482cm" svg:width="27.205cm" svg:height="13.732cm"/>
          <chart:axis chart:dimension="x" chart:name="primary-x" chart:style-name="ch4" chartooo:axis-type="auto">
            <chartooo:date-scale/>
            <chart:title svg:x="14.31cm" svg:y="16.878cm" chart:style-name="ch5">
              <text:p>Wielkość bufora</text:p>
            </chart:title>
            <chart:categories table:cell-range-address="Przepustowość.A13:Przepustowość.A21"/>
            <chart:grid chart:style-name="ch6" chart:class="major"/>
          </chart:axis>
          <chart:axis chart:dimension="y" chart:name="primary-y" chart:style-name="ch7">
            <chart:title svg:x="0.451cm" svg:y="9.992cm" chart:style-name="ch8">
              <text:p>MB / s</text:p>
            </chart:title>
            <chart:grid chart:style-name="ch6" chart:class="major"/>
          </chart:axis>
          <chart:series chart:style-name="ch9" chart:values-cell-range-address="Przepustowość.B13:Przepustowość.B21" chart:class="chart:line">
            <chart:data-point chart:repeated="9"/>
          </chart:series>
          <chart:series chart:style-name="ch10" chart:values-cell-range-address="Przepustowość.B2:Przepustowość.B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KB</text:p>
                <draw:g>
                  <svg:desc>Przepustowość.A13:Przepustowość.A21</svg:desc>
                </draw:g>
              </table:table-cell>
              <table:table-cell office:value-type="float" office:value="1.42">
                <text:p>1.42</text:p>
                <draw:g>
                  <svg:desc>Przepustowość.B13:Przepustowość.B21</svg:desc>
                </draw:g>
              </table:table-cell>
              <table:table-cell office:value-type="float" office:value="1.4">
                <text:p>1.4</text:p>
                <draw:g>
                  <svg:desc>Przepustowość.B2:Przepustowość.B10</svg:desc>
                </draw:g>
              </table:table-cell>
            </table:table-row>
            <table:table-row>
              <table:table-cell office:value-type="string">
                <text:p>2KB</text:p>
              </table:table-cell>
              <table:table-cell office:value-type="float" office:value="2.68">
                <text:p>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5.22">
                <text:p>5.2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KB</text:p>
              </table:table-cell>
              <table:table-cell office:value-type="float" office:value="9.82">
                <text:p>9.82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16.1">
                <text:p>16.1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32KB</text:p>
              </table:table-cell>
              <table:table-cell office:value-type="float" office:value="25.78">
                <text:p>25.78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36.62">
                <text:p>36.6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28KB</text:p>
              </table:table-cell>
              <table:table-cell office:value-type="float" office:value="42.96">
                <text:p>42.9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200KB</text:p>
              </table:table-cell>
              <table:table-cell office:value-type="float" office:value="45.5">
                <text:p>45.5</text:p>
              </table:table-cell>
              <table:table-cell office:value-type="float" office:value="31.64">
                <text:p>31.6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9cm" svg:height="10.073cm" xlink:href=".." xlink:type="simple" chart:class="chart:line" chart:style-name="ch1">
        <chart:legend chart:legend-position="bottom" svg:x="6.372cm" svg:y="9.29cm" style:legend-expansion="wide" chart:style-name="ch2"/>
        <chart:plot-area chart:style-name="ch3" table:cell-range-address="Przepustowość.A35:Przepustowość.B43 Przepustowość.B24:Przepustowość.B32" chart:data-source-has-labels="column" svg:x="1.371cm" svg:y="0.939cm" svg:width="15.938cm" svg:height="7.169cm">
          <chartooo:coordinate-region svg:x="1.992cm" svg:y="1.587cm" svg:width="14.799cm" svg:height="6.322cm"/>
          <chart:axis chart:dimension="x" chart:name="primary-x" chart:style-name="ch4" chartooo:axis-type="auto">
            <chartooo:date-scale/>
            <chart:title svg:x="8.132cm" svg:y="8.309cm" chart:style-name="ch5">
              <text:p>Wielkość bufora</text:p>
            </chart:title>
            <chart:categories table:cell-range-address="Przepustowość.A35:Przepustowość.A43"/>
            <chart:grid chart:style-name="ch6" chart:class="major"/>
          </chart:axis>
          <chart:axis chart:dimension="y" chart:name="primary-y" chart:style-name="ch7">
            <chart:title svg:x="0.451cm" svg:y="5.017cm" chart:style-name="ch8">
              <text:p>MB / s</text:p>
            </chart:title>
            <chart:grid chart:style-name="ch6" chart:class="major"/>
          </chart:axis>
          <chart:series chart:style-name="ch9" chart:values-cell-range-address="Przepustowość.B35:Przepustowość.B43" chart:class="chart:line">
            <chart:data-point chart:repeated="9"/>
          </chart:series>
          <chart:series chart:style-name="ch10" chart:values-cell-range-address="Przepustowość.B24:Przepustowość.B3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KB</text:p>
                <draw:g>
                  <svg:desc>Przepustowość.A35:Przepustowość.A43</svg:desc>
                </draw:g>
              </table:table-cell>
              <table:table-cell office:value-type="float" office:value="1.2">
                <text:p>1.2</text:p>
                <draw:g>
                  <svg:desc>Przepustowość.B35:Przepustowość.B43</svg:desc>
                </draw:g>
              </table:table-cell>
              <table:table-cell office:value-type="float" office:value="14.5">
                <text:p>14.5</text:p>
                <draw:g>
                  <svg:desc>Przepustowość.B24:Przepustowość.B32</svg:desc>
                </draw:g>
              </table:table-cell>
            </table:table-row>
            <table:table-row>
              <table:table-cell office:value-type="string">
                <text:p>2KB</text:p>
              </table:table-cell>
              <table:table-cell office:value-type="float" office:value="2">
                <text:p>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3.5">
                <text:p>3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KB</text:p>
              </table:table-cell>
              <table:table-cell office:value-type="float" office:value="5.3">
                <text:p>5.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7.24">
                <text:p>7.2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2KB</text:p>
              </table:table-cell>
              <table:table-cell office:value-type="float" office:value="9.22">
                <text:p>9.2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10.62">
                <text:p>10.6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28KB</text:p>
              </table:table-cell>
              <table:table-cell office:value-type="float" office:value="11">
                <text:p>11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00KB</text:p>
              </table:table-cell>
              <table:table-cell office:value-type="float" office:value="11.56">
                <text:p>11.5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51cm" svg:height="19.242cm" xlink:href=".." xlink:type="simple" chart:class="chart:bar" chart:column-mapping="0" chart:style-name="ch1">
        <chart:legend chart:legend-position="end" svg:x="18.988cm" svg:y="8.824cm" style:legend-expansion="high" chart:style-name="ch2"/>
        <chart:plot-area chart:style-name="ch3" table:cell-range-address="Opóźnienia.A44:Opóźnienia.B54 Opóźnienia.B72:Opóźnienia.B82 Opóźnienia.B58:Opóźnienia.B68" chart:data-source-has-labels="column" svg:x="1.436cm" svg:y="1.671cm" svg:width="16.702cm" svg:height="16.206cm">
          <chartooo:coordinate-region svg:x="3.169cm" svg:y="1.87cm" svg:width="14.969cm" svg:height="14.111cm"/>
          <chart:axis chart:dimension="x" chart:name="primary-x" chart:style-name="ch4" chartooo:axis-type="auto">
            <chartooo:date-scale/>
            <chart:title svg:x="8.592cm" svg:y="18.261cm" chart:style-name="ch5">
              <text:p>Rodzaj operacji</text:p>
            </chart:title>
            <chart:categories table:cell-range-address="Opóźnienia.A44:Opóźnienia.A54"/>
          </chart:axis>
          <chart:axis chart:dimension="y" chart:name="primary-y" chart:style-name="ch6">
            <chart:title svg:x="0.451cm" svg:y="12.001cm" chart:style-name="ch7">
              <text:p>Oczekiwanie w milisekundach</text:p>
            </chart:title>
            <chart:grid chart:style-name="ch8" chart:class="major"/>
          </chart:axis>
          <chart:series chart:style-name="ch9" chart:values-cell-range-address="Opóźnienia.B72:Opóźnienia.B82" chart:class="chart:bar">
            <chart:data-point chart:repeated="11"/>
          </chart:series>
          <chart:series chart:style-name="ch10" chart:values-cell-range-address="Opóźnienia.B58:Opóźnienia.B68" chart:class="chart:bar">
            <chart:data-point chart:repeated="11"/>
          </chart:series>
          <chart:series chart:style-name="ch11" chart:values-cell-range-address="Opóźnienia.B44:Opóźnienia.B54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44:Opóźnienia.A54</svg:desc>
                </draw:g>
              </table:table-cell>
              <table:table-cell office:value-type="float" office:value="12176.2">
                <text:p>12176.2</text:p>
                <draw:g>
                  <svg:desc>Opóźnienia.B72:Opóźnienia.B82</svg:desc>
                </draw:g>
              </table:table-cell>
              <table:table-cell office:value-type="float" office:value="14028.9">
                <text:p>14028.9</text:p>
                <draw:g>
                  <svg:desc>Opóźnienia.B58:Opóźnienia.B68</svg:desc>
                </draw:g>
              </table:table-cell>
              <table:table-cell office:value-type="float" office:value="10350.5">
                <text:p>10350.5</text:p>
                <draw:g>
                  <svg:desc>Opóźnienia.B44:Opóźnienia.B54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3076.5">
                <text:p>3076.5</text:p>
              </table:table-cell>
              <table:table-cell office:value-type="float" office:value="87784.4">
                <text:p>87784.4</text:p>
              </table:table-cell>
              <table:table-cell office:value-type="float" office:value="150012.6">
                <text:p>150012.6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1517.3">
                <text:p>1517.3</text:p>
              </table:table-cell>
              <table:table-cell office:value-type="float" office:value="208898.7">
                <text:p>208898.7</text:p>
              </table:table-cell>
              <table:table-cell office:value-type="float" office:value="292190.5">
                <text:p>292190.5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2254.5">
                <text:p>2254.5</text:p>
              </table:table-cell>
              <table:table-cell office:value-type="float" office:value="325663.8">
                <text:p>325663.8</text:p>
              </table:table-cell>
              <table:table-cell office:value-type="float" office:value="505679.5">
                <text:p>505679.5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8469.9">
                <text:p>8469.9</text:p>
              </table:table-cell>
              <table:table-cell office:value-type="float" office:value="666610.7">
                <text:p>666610.7</text:p>
              </table:table-cell>
              <table:table-cell office:value-type="float" office:value="1052189.8">
                <text:p>1052189.8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15364.7">
                <text:p>15364.7</text:p>
              </table:table-cell>
              <table:table-cell office:value-type="float" office:value="1300730.5">
                <text:p>1300730.5</text:p>
              </table:table-cell>
              <table:table-cell office:value-type="float" office:value="1973865.7">
                <text:p>1973865.7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29578.1">
                <text:p>29578.1</text:p>
              </table:table-cell>
              <table:table-cell office:value-type="float" office:value="3055669.9">
                <text:p>3055669.9</text:p>
              </table:table-cell>
              <table:table-cell office:value-type="float" office:value="4195171.6">
                <text:p>4195171.6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63189.7">
                <text:p>63189.7</text:p>
              </table:table-cell>
              <table:table-cell office:value-type="float" office:value="5197086.3">
                <text:p>5197086.3</text:p>
              </table:table-cell>
              <table:table-cell office:value-type="float" office:value="6358917.9">
                <text:p>6358917.9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118826.5">
                <text:p>118826.5</text:p>
              </table:table-cell>
              <table:table-cell office:value-type="float" office:value="9866029.9">
                <text:p>9866029.9</text:p>
              </table:table-cell>
              <table:table-cell office:value-type="float" office:value="9558942.6">
                <text:p>9558942.6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178351.7">
                <text:p>178351.7</text:p>
              </table:table-cell>
              <table:table-cell office:value-type="float" office:value="14263289.1">
                <text:p>14263289.1</text:p>
              </table:table-cell>
              <table:table-cell office:value-type="float" office:value="16774830">
                <text:p>16774830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4905">
                <text:p>4905</text:p>
              </table:table-cell>
              <table:table-cell office:value-type="float" office:value="7211.8">
                <text:p>7211.8</text:p>
              </table:table-cell>
              <table:table-cell office:value-type="float" office:value="1930.8">
                <text:p>193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97cm" svg:height="13.113cm" xlink:href=".." xlink:type="simple" chart:class="chart:bar" chart:column-mapping="0" chart:style-name="ch1">
        <chart:legend chart:legend-position="bottom" svg:x="6.645cm" svg:y="12.33cm" style:legend-expansion="wide" chart:style-name="ch2"/>
        <chart:plot-area chart:style-name="ch3" table:cell-range-address="Opóźnienia.A30:Opóźnienia.B40 Opóźnienia.B72:Opóźnienia.B82" chart:data-source-has-labels="column" svg:x="1.358cm" svg:y="1.183cm" svg:width="15.345cm" svg:height="9.904cm">
          <chartooo:coordinate-region svg:x="2.905cm" svg:y="1.383cm" svg:width="13.798cm" svg:height="7.808cm"/>
          <chart:axis chart:dimension="x" chart:name="primary-x" chart:style-name="ch4" chartooo:axis-type="auto">
            <chartooo:date-scale/>
            <chart:title svg:x="7.835cm" svg:y="11.349cm" chart:style-name="ch5">
              <text:p>Rodzaj operacji</text:p>
            </chart:title>
            <chart:categories table:cell-range-address="Opóźnienia.A30:Opóźnienia.A40"/>
          </chart:axis>
          <chart:axis chart:dimension="y" chart:name="primary-y" chart:style-name="ch6">
            <chart:title svg:x="0.451cm" svg:y="8.362cm" chart:style-name="ch7">
              <text:p>Oczekiwanie w milisekundach</text:p>
            </chart:title>
            <chart:grid chart:style-name="ch8" chart:class="major"/>
            <chart:grid chart:style-name="ch8" chart:class="minor"/>
          </chart:axis>
          <chart:series chart:style-name="ch9" chart:values-cell-range-address="Opóźnienia.B72:Opóźnienia.B82" chart:class="chart:bar">
            <chart:data-point chart:repeated="11"/>
          </chart:series>
          <chart:series chart:style-name="ch10" chart:values-cell-range-address="Opóźnienia.B30:Opóźnienia.B40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30:Opóźnienia.A40</svg:desc>
                </draw:g>
              </table:table-cell>
              <table:table-cell office:value-type="float" office:value="12176.2">
                <text:p>12176.2</text:p>
                <draw:g>
                  <svg:desc>Opóźnienia.B72:Opóźnienia.B82</svg:desc>
                </draw:g>
              </table:table-cell>
              <table:table-cell office:value-type="float" office:value="736660.4">
                <text:p>736660.4</text:p>
                <draw:g>
                  <svg:desc>Opóźnienia.B30:Opóźnienia.B40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3076.5">
                <text:p>3076.5</text:p>
              </table:table-cell>
              <table:table-cell office:value-type="float" office:value="671303.3">
                <text:p>671303.3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1517.3">
                <text:p>1517.3</text:p>
              </table:table-cell>
              <table:table-cell office:value-type="float" office:value="744828.4">
                <text:p>744828.4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2254.5">
                <text:p>2254.5</text:p>
              </table:table-cell>
              <table:table-cell office:value-type="float" office:value="757041.8">
                <text:p>757041.8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8469.9">
                <text:p>8469.9</text:p>
              </table:table-cell>
              <table:table-cell office:value-type="float" office:value="801715.3">
                <text:p>801715.3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15364.7">
                <text:p>15364.7</text:p>
              </table:table-cell>
              <table:table-cell office:value-type="float" office:value="841669.2">
                <text:p>841669.2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29578.1">
                <text:p>29578.1</text:p>
              </table:table-cell>
              <table:table-cell office:value-type="float" office:value="1163251.1">
                <text:p>1163251.1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63189.7">
                <text:p>63189.7</text:p>
              </table:table-cell>
              <table:table-cell office:value-type="float" office:value="1705944.9">
                <text:p>1705944.9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118826.5">
                <text:p>118826.5</text:p>
              </table:table-cell>
              <table:table-cell office:value-type="float" office:value="3012603">
                <text:p>3012603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178351.7">
                <text:p>178351.7</text:p>
              </table:table-cell>
              <table:table-cell office:value-type="float" office:value="4096163.8">
                <text:p>4096163.8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4905">
                <text:p>4905</text:p>
              </table:table-cell>
              <table:table-cell office:value-type="float" office:value="670350.3">
                <text:p>670350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97cm" svg:height="13.116cm" xlink:href=".." xlink:type="simple" chart:class="chart:bar" chart:column-mapping="0" chart:style-name="ch1">
        <chart:legend chart:legend-position="bottom" svg:x="6.645cm" svg:y="12.333cm" style:legend-expansion="wide" chart:style-name="ch2"/>
        <chart:plot-area chart:style-name="ch3" table:cell-range-address="Opóźnienia.A16:Opóźnienia.B26 Opóźnienia.B58:Opóźnienia.B68" chart:data-source-has-labels="column" svg:x="1.358cm" svg:y="1.183cm" svg:width="15.345cm" svg:height="9.907cm">
          <chartooo:coordinate-region svg:x="3.091cm" svg:y="1.382cm" svg:width="13.612cm" svg:height="7.812cm"/>
          <chart:axis chart:dimension="x" chart:name="primary-x" chart:style-name="ch4" chartooo:axis-type="auto">
            <chartooo:date-scale/>
            <chart:title svg:x="7.835cm" svg:y="11.352cm" chart:style-name="ch5">
              <text:p>Rodzaj operacji</text:p>
            </chart:title>
            <chart:categories table:cell-range-address="Opóźnienia.A16:Opóźnienia.A26"/>
          </chart:axis>
          <chart:axis chart:dimension="y" chart:name="primary-y" chart:style-name="ch6">
            <chart:title svg:x="0.451cm" svg:y="8.363cm" chart:style-name="ch7">
              <text:p>Oczekiwanie w milisekundach</text:p>
            </chart:title>
            <chart:grid chart:style-name="ch8" chart:class="major"/>
          </chart:axis>
          <chart:series chart:style-name="ch9" chart:values-cell-range-address="Opóźnienia.B58:Opóźnienia.B68" chart:class="chart:bar">
            <chart:data-point chart:repeated="11"/>
          </chart:series>
          <chart:series chart:style-name="ch10" chart:values-cell-range-address="Opóźnienia.B16:Opóźnienia.B2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16:Opóźnienia.A26</svg:desc>
                </draw:g>
              </table:table-cell>
              <table:table-cell office:value-type="float" office:value="14028.9">
                <text:p>14028.9</text:p>
                <draw:g>
                  <svg:desc>Opóźnienia.B58:Opóźnienia.B68</svg:desc>
                </draw:g>
              </table:table-cell>
              <table:table-cell office:value-type="float" office:value="737491.2">
                <text:p>737491.2</text:p>
                <draw:g>
                  <svg:desc>Opóźnienia.B16:Opóźnienia.B26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87784.4">
                <text:p>87784.4</text:p>
              </table:table-cell>
              <table:table-cell office:value-type="float" office:value="800290.6">
                <text:p>800290.6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208898.7">
                <text:p>208898.7</text:p>
              </table:table-cell>
              <table:table-cell office:value-type="float" office:value="916578.1">
                <text:p>916578.1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325663.8">
                <text:p>325663.8</text:p>
              </table:table-cell>
              <table:table-cell office:value-type="float" office:value="1085740.7">
                <text:p>1085740.7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666610.7">
                <text:p>666610.7</text:p>
              </table:table-cell>
              <table:table-cell office:value-type="float" office:value="1482865.2">
                <text:p>1482865.2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1300730.5">
                <text:p>1300730.5</text:p>
              </table:table-cell>
              <table:table-cell office:value-type="float" office:value="2287839.7">
                <text:p>2287839.7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3055669.9">
                <text:p>3055669.9</text:p>
              </table:table-cell>
              <table:table-cell office:value-type="float" office:value="3848349">
                <text:p>3848349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5197086.3">
                <text:p>5197086.3</text:p>
              </table:table-cell>
              <table:table-cell office:value-type="float" office:value="6970813.7">
                <text:p>6970813.7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9866029.9">
                <text:p>9866029.9</text:p>
              </table:table-cell>
              <table:table-cell office:value-type="float" office:value="12819061.6">
                <text:p>12819061.6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14263289.1">
                <text:p>14263289.1</text:p>
              </table:table-cell>
              <table:table-cell office:value-type="float" office:value="17901664.6">
                <text:p>17901664.6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7211.8">
                <text:p>7211.8</text:p>
              </table:table-cell>
              <table:table-cell office:value-type="float" office:value="767652.2">
                <text:p>767652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97cm" svg:height="13.116cm" xlink:href=".." xlink:type="simple" chart:class="chart:bar" chart:style-name="ch1">
        <chart:legend chart:legend-position="bottom" svg:x="6.645cm" svg:y="12.333cm" style:legend-expansion="wide" chart:style-name="ch2"/>
        <chart:plot-area chart:style-name="ch3" table:cell-range-address="Opóźnienia.A30:Opóźnienia.A40 Opóźnienia.B44:Opóźnienia.B54 Opóźnienia.B2:Opóźnienia.B12" chart:data-source-has-labels="column" svg:x="1.358cm" svg:y="1.183cm" svg:width="15.345cm" svg:height="9.907cm">
          <chartooo:coordinate-region svg:x="3.091cm" svg:y="1.382cm" svg:width="13.612cm" svg:height="7.812cm"/>
          <chart:axis chart:dimension="x" chart:name="primary-x" chart:style-name="ch4" chartooo:axis-type="auto">
            <chartooo:date-scale/>
            <chart:title svg:x="7.835cm" svg:y="11.352cm" chart:style-name="ch5">
              <text:p>Rodzaj operacji</text:p>
            </chart:title>
            <chart:categories table:cell-range-address="Opóźnienia.A30:Opóźnienia.A40"/>
          </chart:axis>
          <chart:axis chart:dimension="y" chart:name="primary-y" chart:style-name="ch6">
            <chart:title svg:x="0.451cm" svg:y="8.363cm" chart:style-name="ch7">
              <text:p>Oczekiwanie w milisekundach</text:p>
            </chart:title>
            <chart:grid chart:style-name="ch8" chart:class="major"/>
          </chart:axis>
          <chart:series chart:style-name="ch9" chart:values-cell-range-address="Opóźnienia.B44:Opóźnienia.B54" chart:class="chart:bar">
            <chart:data-point chart:repeated="11"/>
          </chart:series>
          <chart:series chart:style-name="ch10" chart:values-cell-range-address="Opóźnienia.B2:Opóźnienia.B12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30:Opóźnienia.A40</svg:desc>
                </draw:g>
              </table:table-cell>
              <table:table-cell office:value-type="float" office:value="10350.5">
                <text:p>10350.5</text:p>
                <draw:g>
                  <svg:desc>Opóźnienia.B44:Opóźnienia.B54</svg:desc>
                </draw:g>
              </table:table-cell>
              <table:table-cell office:value-type="float" office:value="735870.9">
                <text:p>735870.9</text:p>
                <draw:g>
                  <svg:desc>Opóźnienia.B2:Opóźnienia.B12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150012.6">
                <text:p>150012.6</text:p>
              </table:table-cell>
              <table:table-cell office:value-type="float" office:value="888551.7">
                <text:p>888551.7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292190.5">
                <text:p>292190.5</text:p>
              </table:table-cell>
              <table:table-cell office:value-type="float" office:value="1059440.4">
                <text:p>1059440.4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505679.5">
                <text:p>505679.5</text:p>
              </table:table-cell>
              <table:table-cell office:value-type="float" office:value="1465540">
                <text:p>1465540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1052189.8">
                <text:p>1052189.8</text:p>
              </table:table-cell>
              <table:table-cell office:value-type="float" office:value="2085668.9">
                <text:p>2085668.9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1973865.7">
                <text:p>1973865.7</text:p>
              </table:table-cell>
              <table:table-cell office:value-type="float" office:value="3452751.6">
                <text:p>3452751.6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4195171.6">
                <text:p>4195171.6</text:p>
              </table:table-cell>
              <table:table-cell office:value-type="float" office:value="5837711.4">
                <text:p>5837711.4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6358917.9">
                <text:p>6358917.9</text:p>
              </table:table-cell>
              <table:table-cell office:value-type="float" office:value="9685248.5">
                <text:p>9685248.5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9558942.6">
                <text:p>9558942.6</text:p>
              </table:table-cell>
              <table:table-cell office:value-type="float" office:value="14872651.8">
                <text:p>14872651.8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16774830">
                <text:p>16774830</text:p>
              </table:table-cell>
              <table:table-cell office:value-type="float" office:value="23192165.4">
                <text:p>23192165.4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1930.8">
                <text:p>1930.8</text:p>
              </table:table-cell>
              <table:table-cell office:value-type="float" office:value="761866.6">
                <text:p>761866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d320" dr3d:edge-rounding="5%"/>
      <style:text-properties fo:font-size="14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4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4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141cm" svg:height="22.043cm" xlink:href=".." xlink:type="simple" chart:class="chart:bar" chart:style-name="ch1">
        <chart:legend chart:legend-position="bottom" svg:x="7.817cm" svg:y="21.024cm" style:legend-expansion="wide" chart:style-name="ch2"/>
        <chart:plot-area chart:style-name="ch3" table:cell-range-address="Opóźnienia.A114:Opóźnienia.B124 Opóźnienia.B142:Opóźnienia.B152 Opóźnienia.B128:Opóźnienia.B138" chart:data-source-has-labels="both" svg:x="2.04cm" svg:y="1.895cm" svg:width="28.817cm" svg:height="17.321cm">
          <chartooo:coordinate-region svg:x="4.328cm" svg:y="2.174cm" svg:width="26.529cm" svg:height="14.098cm"/>
          <chart:axis chart:dimension="x" chart:name="primary-x" chart:style-name="ch4" chartooo:axis-type="auto">
            <chartooo:date-scale/>
            <chart:title svg:x="14.375cm" svg:y="19.657cm" chart:style-name="ch5">
              <text:p>Rodzaj operacji</text:p>
            </chart:title>
            <chart:categories table:cell-range-address="Opóźnienia.A114:Opóźnienia.A124"/>
          </chart:axis>
          <chart:axis chart:dimension="y" chart:name="primary-y" chart:style-name="ch6">
            <chart:title svg:x="0.451cm" svg:y="15.817cm" chart:style-name="ch7">
              <text:p>Różnica w opóźnieniu w nanosekundach</text:p>
            </chart:title>
            <chart:grid chart:style-name="ch8" chart:class="major"/>
          </chart:axis>
          <chart:series chart:style-name="ch9" chart:values-cell-range-address="Opóźnienia.B142:Opóźnienia.B152" chart:label-cell-address="" chart:class="chart:bar">
            <chart:data-point chart:repeated="11"/>
          </chart:series>
          <chart:series chart:style-name="ch10" chart:values-cell-range-address="Opóźnienia.B128:Opóźnienia.B138" chart:label-cell-address="" chart:class="chart:bar">
            <chart:data-point chart:repeated="11"/>
          </chart:series>
          <chart:series chart:style-name="ch11" chart:values-cell-range-address="Opóźnienia.B114:Opóźnienia.B124" chart:label-cell-address="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/dev/netdev_zero</text:p>
              </table:table-cell>
              <table:table-cell office:value-type="string">
                <text:p>/dev/netdev_fb0</text:p>
              </table:table-cell>
              <table:table-cell office:value-type="string">
                <text:p>/dev/netdev_urandom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114:Opóźnienia.A124</svg:desc>
                </draw:g>
              </table:table-cell>
              <table:table-cell office:value-type="float" office:value="724484.2">
                <text:p>724484.2</text:p>
                <draw:g>
                  <svg:desc>Opóźnienia.B142:Opóźnienia.B152</svg:desc>
                </draw:g>
              </table:table-cell>
              <table:table-cell office:value-type="float" office:value="723462.3">
                <text:p>723462.3</text:p>
                <draw:g>
                  <svg:desc>Opóźnienia.B128:Opóźnienia.B138</svg:desc>
                </draw:g>
              </table:table-cell>
              <table:table-cell office:value-type="float" office:value="725520.4">
                <text:p>725520.4</text:p>
                <draw:g>
                  <svg:desc>Opóźnienia.B114:Opóźnienia.B124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668226.8">
                <text:p>668226.8</text:p>
              </table:table-cell>
              <table:table-cell office:value-type="float" office:value="712506.2">
                <text:p>712506.2</text:p>
              </table:table-cell>
              <table:table-cell office:value-type="float" office:value="738539.1">
                <text:p>738539.1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743311.1">
                <text:p>743311.1</text:p>
              </table:table-cell>
              <table:table-cell office:value-type="float" office:value="707679.4">
                <text:p>707679.4</text:p>
              </table:table-cell>
              <table:table-cell office:value-type="float" office:value="767249.9">
                <text:p>767249.9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754787.3">
                <text:p>754787.3</text:p>
              </table:table-cell>
              <table:table-cell office:value-type="float" office:value="760076.9">
                <text:p>760076.9</text:p>
              </table:table-cell>
              <table:table-cell office:value-type="float" office:value="959860.5">
                <text:p>959860.5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793245.4">
                <text:p>793245.4</text:p>
              </table:table-cell>
              <table:table-cell office:value-type="float" office:value="816254.5">
                <text:p>816254.5</text:p>
              </table:table-cell>
              <table:table-cell office:value-type="float" office:value="1033479.1">
                <text:p>1033479.1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826304.5">
                <text:p>826304.5</text:p>
              </table:table-cell>
              <table:table-cell office:value-type="float" office:value="987109.2">
                <text:p>987109.2</text:p>
              </table:table-cell>
              <table:table-cell office:value-type="float" office:value="1478885.9">
                <text:p>1478885.9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1133673">
                <text:p>1133673</text:p>
              </table:table-cell>
              <table:table-cell office:value-type="float" office:value="792679.1">
                <text:p>792679.1</text:p>
              </table:table-cell>
              <table:table-cell office:value-type="float" office:value="1642539.8">
                <text:p>1642539.8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1642755.2">
                <text:p>1642755.2</text:p>
              </table:table-cell>
              <table:table-cell office:value-type="float" office:value="1773727.4">
                <text:p>1773727.4</text:p>
              </table:table-cell>
              <table:table-cell office:value-type="float" office:value="3326330.6">
                <text:p>3326330.6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2893776.5">
                <text:p>2893776.5</text:p>
              </table:table-cell>
              <table:table-cell office:value-type="float" office:value="2953031.7">
                <text:p>2953031.7</text:p>
              </table:table-cell>
              <table:table-cell office:value-type="float" office:value="5313709.2">
                <text:p>5313709.2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3917812.1">
                <text:p>3917812.1</text:p>
              </table:table-cell>
              <table:table-cell office:value-type="float" office:value="3638375.5">
                <text:p>3638375.5</text:p>
              </table:table-cell>
              <table:table-cell office:value-type="float" office:value="6417335.4">
                <text:p>6417335.4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665445.3">
                <text:p>665445.3</text:p>
              </table:table-cell>
              <table:table-cell office:value-type="float" office:value="760440.4">
                <text:p>760440.4</text:p>
              </table:table-cell>
              <table:table-cell office:value-type="float" office:value="759935.8">
                <text:p>759935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axis-position="1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14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90"/>
      <style:graphic-properties draw:stroke="none" draw:fill-color="#ffd320" dr3d:edge-rounding="5%"/>
      <style:text-properties fo:font-size="14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78cm" svg:height="20.825cm" xlink:href=".." xlink:type="simple" chart:class="chart:bar" chart:style-name="ch1">
        <chart:legend chart:legend-position="bottom" svg:x="7.786cm" svg:y="19.806cm" style:legend-expansion="wide" chart:style-name="ch2"/>
        <chart:plot-area chart:style-name="ch3" table:cell-range-address="Opóźnienia.A167:Opóźnienia.B177 Opóźnienia.B181:Opóźnienia.B191 Opóźnienia.B195:Opóźnienia.B205" chart:data-source-has-labels="both" svg:x="2.039cm" svg:y="1.799cm" svg:width="28.757cm" svg:height="16.223cm">
          <chartooo:coordinate-region svg:x="3.454cm" svg:y="2.078cm" svg:width="27.342cm" svg:height="13cm"/>
          <chart:axis chart:dimension="x" chart:name="primary-x" chart:style-name="ch4" chartooo:axis-type="auto">
            <chartooo:date-scale/>
            <chart:title svg:x="14.344cm" svg:y="18.439cm" chart:style-name="ch5">
              <text:p>Rodzaj operacji</text:p>
            </chart:title>
            <chart:categories table:cell-range-address="Opóźnienia.A167:Opóźnienia.A177"/>
          </chart:axis>
          <chart:axis chart:dimension="y" chart:name="primary-y" chart:style-name="ch6">
            <chart:title svg:x="0.451cm" svg:y="16.495cm" chart:style-name="ch7">
              <text:p>Wielokrotność w stosunku do opóźnienia lokalnego</text:p>
            </chart:title>
            <chart:grid chart:style-name="ch8" chart:class="major"/>
          </chart:axis>
          <chart:series chart:style-name="ch9" chart:values-cell-range-address="Opóźnienia.B181:Opóźnienia.B191" chart:label-cell-address="" chart:class="chart:bar">
            <chart:data-point chart:repeated="11"/>
          </chart:series>
          <chart:series chart:style-name="ch10" chart:values-cell-range-address="Opóźnienia.B167:Opóźnienia.B177" chart:label-cell-address="" chart:class="chart:bar">
            <chart:data-point chart:repeated="11"/>
          </chart:series>
          <chart:series chart:style-name="ch11" chart:values-cell-range-address="Opóźnienia.B195:Opóźnienia.B205" chart:label-cell-address="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/dev/netdev_fb0</text:p>
              </table:table-cell>
              <table:table-cell office:value-type="string">
                <text:p>/dev/netdev_urandom</text:p>
              </table:table-cell>
              <table:table-cell office:value-type="string">
                <text:p>/dev/netdev_zero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Opóźnienia.A167:Opóźnienia.A177</svg:desc>
                </draw:g>
              </table:table-cell>
              <table:table-cell office:value-type="float" office:value="52.5">
                <text:p>52.5</text:p>
                <draw:g>
                  <svg:desc>Opóźnienia.B181:Opóźnienia.B191</svg:desc>
                </draw:g>
              </table:table-cell>
              <table:table-cell office:value-type="float" office:value="71">
                <text:p>71</text:p>
                <draw:g>
                  <svg:desc>Opóźnienia.B167:Opóźnienia.B177</svg:desc>
                </draw:g>
              </table:table-cell>
              <table:table-cell office:value-type="float" office:value="60.5">
                <text:p>60.5</text:p>
                <draw:g>
                  <svg:desc>Opóźnienia.B195:Opóźnienia.B205</svg:desc>
                </draw:g>
              </table:table-cell>
            </table:table-row>
            <table:table-row>
              <table:table-cell office:value-type="string">
                <text:p>Read 1KB</text:p>
              </table:table-cell>
              <table:table-cell office:value-type="float" office:value="9.1">
                <text:p>9.1</text:p>
              </table:table-cell>
              <table:table-cell office:value-type="float" office:value="5.9">
                <text:p>5.9</text:p>
              </table:table-cell>
              <table:table-cell office:value-type="float" office:value="218.2">
                <text:p>218.2</text:p>
              </table:table-cell>
            </table:table-row>
            <table:table-row>
              <table:table-cell office:value-type="string">
                <text:p>Read 2KB</text:p>
              </table:table-cell>
              <table:table-cell office:value-type="float" office:value="4.3">
                <text:p>4.3</text:p>
              </table:table-cell>
              <table:table-cell office:value-type="float" office:value="3.6">
                <text:p>3.6</text:p>
              </table:table-cell>
              <table:table-cell office:value-type="float" office:value="490.8">
                <text:p>490.8</text:p>
              </table:table-cell>
            </table:table-row>
            <table:table-row>
              <table:table-cell office:value-type="string">
                <text:p>Read 4KB</text:p>
              </table:table-cell>
              <table:table-cell office:value-type="float" office:value="3.3">
                <text:p>3.3</text:p>
              </table:table-cell>
              <table:table-cell office:value-type="float" office:value="2.8">
                <text:p>2.8</text:p>
              </table:table-cell>
              <table:table-cell office:value-type="float" office:value="335.7">
                <text:p>335.7</text:p>
              </table:table-cell>
            </table:table-row>
            <table:table-row>
              <table:table-cell office:value-type="string">
                <text:p>Read 8KB</text:p>
              </table:table-cell>
              <table:table-cell office:value-type="float" office:value="2.2">
                <text:p>2.2</text:p>
              </table:table-cell>
              <table:table-cell office:value-type="float" office:value="1.9">
                <text:p>1.9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Read 16KB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Read 32KB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Read 64KB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Read 128KB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Read 200KB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106.4">
                <text:p>106.4</text:p>
              </table:table-cell>
              <table:table-cell office:value-type="float" office:value="394.5">
                <text:p>394.5</text:p>
              </table:table-cell>
              <table:table-cell office:value-type="float" office:value="136.6">
                <text:p>136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 chart:label-position="botto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87cm" svg:height="10.153cm" xlink:href=".." xlink:type="simple" chart:class="chart:line" chart:style-name="ch1">
        <chart:legend chart:legend-position="bottom" svg:x="6.351cm" svg:y="9.37cm" style:legend-expansion="wide" chart:style-name="ch2"/>
        <chart:plot-area chart:style-name="ch3" table:cell-range-address="Przepustowość.A13:Przepustowość.B21 Przepustowość.B2:Przepustowość.B10" chart:data-source-has-labels="column" svg:x="1.37cm" svg:y="0.947cm" svg:width="15.899cm" svg:height="7.239cm">
          <chartooo:coordinate-region svg:x="1.991cm" svg:y="1.596cm" svg:width="14.76cm" svg:height="6.391cm"/>
          <chart:axis chart:dimension="x" chart:name="primary-x" chart:style-name="ch4" chartooo:axis-type="auto">
            <chartooo:date-scale/>
            <chart:title svg:x="8.111cm" svg:y="8.389cm" chart:style-name="ch5">
              <text:p>Wielkość bufora</text:p>
            </chart:title>
            <chart:categories table:cell-range-address="Przepustowość.A13:Przepustowość.A21"/>
            <chart:grid chart:style-name="ch6" chart:class="major"/>
          </chart:axis>
          <chart:axis chart:dimension="y" chart:name="primary-y" chart:style-name="ch7">
            <chart:title svg:x="0.451cm" svg:y="5.06cm" chart:style-name="ch8">
              <text:p>MB / s</text:p>
            </chart:title>
            <chart:grid chart:style-name="ch6" chart:class="major"/>
          </chart:axis>
          <chart:series chart:style-name="ch9" chart:values-cell-range-address="Przepustowość.B13:Przepustowość.B21" chart:class="chart:line">
            <chart:data-point chart:repeated="9"/>
          </chart:series>
          <chart:series chart:style-name="ch10" chart:values-cell-range-address="Przepustowość.B2:Przepustowość.B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KB</text:p>
                <draw:g>
                  <svg:desc>Przepustowość.A13:Przepustowość.A21</svg:desc>
                </draw:g>
              </table:table-cell>
              <table:table-cell office:value-type="float" office:value="1.42">
                <text:p>1.42</text:p>
                <draw:g>
                  <svg:desc>Przepustowość.B13:Przepustowość.B21</svg:desc>
                </draw:g>
              </table:table-cell>
              <table:table-cell office:value-type="float" office:value="1.4">
                <text:p>1.4</text:p>
                <draw:g>
                  <svg:desc>Przepustowość.B2:Przepustowość.B10</svg:desc>
                </draw:g>
              </table:table-cell>
            </table:table-row>
            <table:table-row>
              <table:table-cell office:value-type="string">
                <text:p>2KB</text:p>
              </table:table-cell>
              <table:table-cell office:value-type="float" office:value="2.68">
                <text:p>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5.22">
                <text:p>5.2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KB</text:p>
              </table:table-cell>
              <table:table-cell office:value-type="float" office:value="9.82">
                <text:p>9.82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16.1">
                <text:p>16.1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32KB</text:p>
              </table:table-cell>
              <table:table-cell office:value-type="float" office:value="25.78">
                <text:p>25.78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36.62">
                <text:p>36.6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28KB</text:p>
              </table:table-cell>
              <table:table-cell office:value-type="float" office:value="42.96">
                <text:p>42.9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200KB</text:p>
              </table:table-cell>
              <table:table-cell office:value-type="float" office:value="45.5">
                <text:p>45.5</text:p>
              </table:table-cell>
              <table:table-cell office:value-type="float" office:value="31.64">
                <text:p>31.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